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79cm"/>
    </style:style>
    <style:style style:name="co2" style:family="table-column">
      <style:table-column-properties fo:break-before="auto" style:column-width="12.201cm"/>
    </style:style>
    <style:style style:name="co3" style:family="table-column">
      <style:table-column-properties fo:break-before="auto" style:column-width="2.889cm"/>
    </style:style>
    <style:style style:name="co4" style:family="table-column">
      <style:table-column-properties fo:break-before="auto" style:column-width="7.077cm"/>
    </style:style>
    <style:style style:name="co5" style:family="table-column">
      <style:table-column-properties fo:break-before="auto" style:column-width="15.753cm"/>
    </style:style>
    <style:style style:name="co6" style:family="table-column">
      <style:table-column-properties fo:break-before="auto" style:column-width="8.01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711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TAB_5f_Foglio1">
      <style:table-properties table:display="true" style:writing-mode="lr-tb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ext-properties style:font-name="Arial"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fo:background-color="#ff4000"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fo:background-color="#ffff00"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Tahoma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73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Default">
      <style:table-cell-properties fo:border="none"/>
      <style:text-properties fo:color="#c9211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83" style:family="table-cell" style:parent-style-name="Default" style:data-style-name="N100">
      <style:table-cell-properties style:glyph-orientation-vertical="0" fo:background-color="#ff40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fo:color="#c9211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xx" style:country-asian="none" style:font-style-asian="normal" style:font-weight-asian="normal" style:font-name-complex="Tahoma2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xx" style:country-asian="none" style:font-style-asian="normal" style:font-weight-asian="normal" style:font-name-complex="Tahoma2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0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Foglio1" table:style-name="ta1" table:print-ranges="Foglio1.A2:Foglio1.D1048576">
        <office:forms form:automatic-focus="false" form:apply-design-mode="false"/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82"/>
        <table:table-column table:style-name="co5" table:default-cell-style-name="ce40"/>
        <table:table-column table:style-name="co6" table:default-cell-style-name="ce40"/>
        <table:table-column table:style-name="co7" table:number-columns-repeated="58" table:default-cell-style-name="ce40"/>
        <table:table-column table:style-name="co7" table:number-columns-repeated="960" table:default-cell-style-name="Default"/>
        <table:table-row table:style-name="ro1">
          <table:table-cell table:style-name="ce39" office:value-type="string" calcext:value-type="string">
            <text:p>ABISATI ALBERTO</text:p>
          </table:table-cell>
          <table:table-cell table:style-name="ce39" office:value-type="string" calcext:value-type="string">
            <text:p>CELLUL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764529</text:p>
          </table:table-cell>
          <table:table-cell table:style-name="ce39" table:number-columns-repeated="2"/>
          <table:table-cell table:style-name="ce42" table:number-columns-repeated="5"/>
          <table:table-cell table:style-name="ce91" table:number-columns-repeated="242"/>
          <table:table-cell table:style-name="ce92" table:number-columns-repeated="769"/>
          <table:table-cell table:style-name="ce93" table:number-columns-repeated="2"/>
        </table:table-row>
        <table:table-row table:style-name="ro2">
          <table:table-cell table:style-name="ce39" office:value-type="string" calcext:value-type="string">
            <text:p>ABM SISTEMI (COMPUTER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510177</text:p>
          </table:table-cell>
          <table:table-cell table:style-name="ce39" office:value-type="string" calcext:value-type="string">
            <text:p>COMPUTER</text:p>
          </table:table-cell>
          <table:table-cell table:style-name="ce39" table:number-columns-repeated="6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ADRIA FRUT</text:p>
          </table:table-cell>
          <table:table-cell table:style-name="ce39" office:value-type="string" calcext:value-type="string">
            <text:p>MERCATO VERON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0185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GANDI MASSIMO</text:p>
          </table:table-cell>
          <table:table-cell table:style-name="ce39" office:value-type="string" calcext:value-type="string">
            <text:p>CETRIOLI ZUCCHINE FAGIOLINI ETC...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582983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GE CONTROL – BANCA DATI (X VARIAZIONI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6-39894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GE CONTROL – DOTT.CONTIN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5477732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AGE CONTROL – ROM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6-39894231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AGENZIA IMMOBILIARE GRIMALDI (ISOLA D/SCALA)</text:p>
          </table:table-cell>
          <table:table-cell table:style-name="ce39" office:value-type="string" calcext:value-type="string">
            <text:p>LORENZO PADOVANI (PER CASA FOGGINI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6-6806946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AGENZIA TRANS MERCURIO (NAPOLI)</text:p>
          </table:table-cell>
          <table:table-cell table:style-name="ce39" office:value-type="string" calcext:value-type="string">
            <text:p>CELLUL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755353</text:p>
          </table:table-cell>
          <table:table-cell table:style-name="ce39" office:value-type="string" calcext:value-type="string">
            <text:p>TRASPORT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AGENZIA TRANS MERCURIO (NAPOLI)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81-5187735</text:p>
          </table:table-cell>
          <table:table-cell table:style-name="ce39" office:value-type="string" calcext:value-type="string">
            <text:p>TRASPORT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AGENZIA TRANS MERCURIO (NAPOLI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1-955076</text:p>
          </table:table-cell>
          <table:table-cell table:style-name="ce39" office:value-type="string" calcext:value-type="string">
            <text:p>TRASPORT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AGRIMONDO</text:p>
          </table:table-cell>
          <table:table-cell table:style-name="ce39" office:value-type="string" calcext:value-type="string">
            <text:p>GIUSEPP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83533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GRIMONDO</text:p>
          </table:table-cell>
          <table:table-cell table:style-name="ce39" office:value-type="string" calcext:value-type="string">
            <text:p>SAR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21-450044</text:p>
          </table:table-cell>
          <table:table-cell table:style-name="ce39" table:number-columns-repeated="2"/>
          <table:table-cell table:style-name="ce90" table:number-columns-repeated="5"/>
          <table:table-cell table:style-name="ce39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AGRIMPORT (BG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35-95833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GRIMPORT (BG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5-958381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AGRIVERDE (RICAMBI TRATTORI VR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02623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ALBERTO CANOVA (EX UNIFACTOR ORA GENERALI VR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911908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LD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3039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LEACOM (BG BERGAMO)</text:p>
          </table:table-cell>
          <table:table-cell table:style-name="ce39" office:value-type="string" calcext:value-type="string">
            <text:p>DITTA SERIA CHE PAGA 60 GG -DATO NUMERO BRESCIA</text:p>
          </table:table-cell>
          <table:table-cell table:style-name="ce39"/>
          <table:table-cell table:style-name="ce76"/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ALFANO GERARDO</text:p>
          </table:table-cell>
          <table:table-cell table:style-name="ce39" office:value-type="string" calcext:value-type="string">
            <text:p>SALERNO X FINOCCH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817672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LFANO GERARDO</text:p>
          </table:table-cell>
          <table:table-cell table:style-name="ce39" office:value-type="string" calcext:value-type="string">
            <text:p>UFF.BARBARA O DOMENIC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28-60149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LFONSO PEPE (NAPOLI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1-91661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LITRANSPORT</text:p>
          </table:table-cell>
          <table:table-cell table:style-name="ce39" office:value-type="string" calcext:value-type="string">
            <text:p>AG.TRASP.ARCHIMED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95-57775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MATO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11-349381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MATO</text:p>
          </table:table-cell>
          <table:table-cell table:style-name="ce39" office:value-type="string" calcext:value-type="string">
            <text:p>MICHELE (VENDITORE QUANDO MANCA MOHAMED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840786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MATO</text:p>
          </table:table-cell>
          <table:table-cell table:style-name="ce39" office:value-type="string" calcext:value-type="string">
            <text:p>MOHAMED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412360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MATO</text:p>
          </table:table-cell>
          <table:table-cell table:style-name="ce39" office:value-type="string" calcext:value-type="string">
            <text:p>MOHAMEDA 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1-319492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MATO</text:p>
          </table:table-cell>
          <table:table-cell table:style-name="ce39" office:value-type="string" calcext:value-type="string">
            <text:p>VINCENZ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85338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MAT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1-349371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MAT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1-3493761</text:p>
          </table:table-cell>
          <table:table-cell table:style-name="ce39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AMBROSI LORENZO (CASALEONE)</text:p>
          </table:table-cell>
          <table:table-cell office:value-type="string" calcext:value-type="string">
            <text:p>FIGLIO RICCARDO</text:p>
          </table:table-cell>
          <table:table-cell office:value-type="string" calcext:value-type="string">
            <text:p>CELL</text:p>
          </table:table-cell>
          <table:table-cell table:style-name="ce40" office:value-type="string" calcext:value-type="string">
            <text:p>333-289810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ROSI LORENZO (CASALEONE)</text:p>
          </table:table-cell>
          <table:table-cell office:value-type="string" calcext:value-type="string">
            <text:p>PADRE LORENZO</text:p>
          </table:table-cell>
          <table:table-cell office:value-type="string" calcext:value-type="string">
            <text:p>CELL</text:p>
          </table:table-cell>
          <table:table-cell table:style-name="ce40" office:value-type="string" calcext:value-type="string">
            <text:p>348-32003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ROSI LORENZO (CASALEONE)</text:p>
          </table:table-cell>
          <table:table-cell/>
          <table:table-cell office:value-type="string" calcext:value-type="string">
            <text:p>FAX</text:p>
          </table:table-cell>
          <table:table-cell table:style-name="ce40" office:value-type="string" calcext:value-type="string">
            <text:p>0442-3326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ROSI LORENZO (CASALEONE)</text:p>
          </table:table-cell>
          <table:table-cell/>
          <table:table-cell office:value-type="string" calcext:value-type="string">
            <text:p>TEL</text:p>
          </table:table-cell>
          <table:table-cell table:style-name="ce40" office:value-type="string" calcext:value-type="string">
            <text:p>0442-332673</text:p>
          </table:table-cell>
          <table:table-cell table:number-columns-repeated="1020"/>
        </table:table-row>
        <table:table-row table:style-name="ro2">
          <table:table-cell table:style-name="ce39" office:value-type="string" calcext:value-type="string">
            <text:p>AMBROSI NERINO</text:p>
          </table:table-cell>
          <table:table-cell table:style-name="ce39" office:value-type="string" calcext:value-type="string">
            <text:p>CELLUL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485307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MBROSI NERINO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33180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MBROSI NERINO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33034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MBROSI NERINO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42-33034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MBRUOSI MARZIANO E VISCARDI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735-7250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MBRUOSI MARZIANO E VISCARDI</text:p>
          </table:table-cell>
          <table:table-cell table:style-name="ce39" office:value-type="string" calcext:value-type="string">
            <text:p>MARZI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23336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MBRUOSI MARZIANO E VISCARDI</text:p>
          </table:table-cell>
          <table:table-cell table:style-name="ce39" office:value-type="string" calcext:value-type="string">
            <text:p>MARZI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65711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MBRUOSI MARZIANO E VISCARDI</text:p>
          </table:table-cell>
          <table:table-cell table:style-name="ce39" office:value-type="string" calcext:value-type="string">
            <text:p>MARZI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619334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MBRUOSI MARZIANO E VISCARDI</text:p>
          </table:table-cell>
          <table:table-cell table:style-name="ce39" office:value-type="string" calcext:value-type="string">
            <text:p>MARZIA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35-7248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NDREA BAZZANI</text:p>
          </table:table-cell>
          <table:table-cell table:style-name="ce39" office:value-type="string" calcext:value-type="string">
            <text:p>VENDITORE ENERGIA ELETTRIC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5-698362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NDREA BAZZANI</text:p>
          </table:table-cell>
          <table:table-cell table:style-name="ce39" office:value-type="string" calcext:value-type="string">
            <text:p>VENDITORE ENERGIA ELETTRICA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andreabazzani1968@gmail.com" xlink:type="simple">andreabazzani1968@gmail.com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NDREIS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71093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NDREIS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2275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NDRIOLO GINO</text:p>
          </table:table-cell>
          <table:table-cell table:style-name="ce39" office:value-type="string" calcext:value-type="string">
            <text:p>PER CETRIOLI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42-66409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NGELUCCI SANDRO (natura crea)</text:p>
          </table:table-cell>
          <table:table-cell table:style-name="ce39" office:value-type="string" calcext:value-type="string">
            <text:p>CELLUL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80-2676931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ANGELUCCI SANDRO (natura cre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528966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ANGELUCCI LUIG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88-561587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NGIZIA (DI GIAMBERARDINO FRANCESCO)</text:p>
          </table:table-cell>
          <table:table-cell table:style-name="ce39" office:value-type="string" calcext:value-type="string">
            <text:p>AUTIST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8638230</text:p>
          </table:table-cell>
          <table:table-cell table:style-name="ce39" office:value-type="string" calcext:value-type="string">
            <text:p>TRASPORT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ANGIZIA (DI GIAMBERARDINO FRANCESCO)</text:p>
          </table:table-cell>
          <table:table-cell table:style-name="ce39" office:value-type="string" calcext:value-type="string">
            <text:p>AUTIST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1751590</text:p>
          </table:table-cell>
          <table:table-cell table:style-name="ce39" office:value-type="string" calcext:value-type="string">
            <text:p>TRASPORT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ANGIZIA (DI GIAMBERARDINO FRANCESCO)</text:p>
          </table:table-cell>
          <table:table-cell table:style-name="ce39" office:value-type="string" calcext:value-type="string">
            <text:p>DANIE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6-029500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NGIZIA (DI GIAMBERARDINO FRANCESCO)</text:p>
          </table:table-cell>
          <table:table-cell table:style-name="ce39" office:value-type="string" calcext:value-type="string">
            <text:p>GIANLUCA (LO ZIO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7-3617776</text:p>
          </table:table-cell>
          <table:table-cell table:style-name="ce39" office:value-type="string" calcext:value-type="string">
            <text:p>TRASPORT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ANGIZIA (DI GIAMBERARDINO FRANCESCO)</text:p>
          </table:table-cell>
          <table:table-cell table:style-name="ce39" office:value-type="string" calcext:value-type="string">
            <text:p>MAR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57411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NGIZIA (DI GIAMBERARDINO FRANCESCO)</text:p>
          </table:table-cell>
          <table:table-cell table:style-name="ce39" office:value-type="string" calcext:value-type="string">
            <text:p>AUTISTA ANTON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4-921545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NNAPAOL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977997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NTOLINI TRASPORTI E SPEDIZIONI SRL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70142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NTONACCI VINCENZO (APRICENA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486048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RBIZANI MAURO</text:p>
          </table:table-cell>
          <table:table-cell table:style-name="ce39" office:value-type="string" calcext:value-type="string">
            <text:p>CELLUL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62146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RBIZANI MAUR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41-72224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RCHIMEDE (DI GIUSEPPE GIULIANO)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931-722276</text:p>
          </table:table-cell>
          <table:table-cell table:style-name="ce39" office:value-type="string" calcext:value-type="string">
            <text:p>PRODOTTI SICI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ARCHIMEDE (DI GIUSEPPE GIULIANO)</text:p>
          </table:table-cell>
          <table:table-cell table:style-name="ce39" office:value-type="string" calcext:value-type="string">
            <text:p>PAOL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679029</text:p>
          </table:table-cell>
          <table:table-cell table:style-name="ce39" office:value-type="string" calcext:value-type="string">
            <text:p>PRODOTTI SICI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ARCHIMEDE (DI GIUSEPPE GIULIAN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931-722376</text:p>
          </table:table-cell>
          <table:table-cell table:style-name="ce39" office:value-type="string" calcext:value-type="string">
            <text:p>PRODOTTI SICI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ARENA FRUIT SRL (RADICCHIO EXPORT)</text:p>
          </table:table-cell>
          <table:table-cell table:style-name="ce39" office:value-type="string" calcext:value-type="string">
            <text:p>S. MARIA DI ZEVIO VR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873227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RENA FRUIT SRL (RADICCHIO EXPORT)</text:p>
          </table:table-cell>
          <table:table-cell table:style-name="ce39" office:value-type="string" calcext:value-type="string">
            <text:p>S. MARIA DI ZEVIO VR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873844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RENA FRUIT SRL (RADICCHIO EXPORT)</text:p>
          </table:table-cell>
          <table:table-cell table:style-name="ce39" office:value-type="string" calcext:value-type="string">
            <text:p>S. MARIA DI ZEVIO VR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73035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RENA FRUTT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812579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RPAV</text:p>
          </table:table-cell>
          <table:table-cell table:style-name="ce39" office:value-type="string" calcext:value-type="string">
            <text:p>SIG.PEGORARO (PER ANALISI TERRENI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0-463659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RTEC PROGETTI</text:p>
          </table:table-cell>
          <table:table-cell table:style-name="ce39" office:value-type="string" calcext:value-type="string">
            <text:p>GARIS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7704656</text:p>
          </table:table-cell>
          <table:table-cell table:style-name="ce39" office:value-type="string" calcext:value-type="string">
            <text:p>STUDIO</text:p>
          </table:table-cell>
          <table:table-cell table:style-name="ce39" table:number-columns-repeated="6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ARTEC PROGETT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510120</text:p>
          </table:table-cell>
          <table:table-cell table:style-name="ce39" office:value-type="string" calcext:value-type="string">
            <text:p>STUDIO</text:p>
          </table:table-cell>
          <table:table-cell table:style-name="ce39" office:value-type="string" calcext:value-type="string">
            <text:p>AUTO</text:p>
          </table:table-cell>
          <table:table-cell table:style-name="ce39" table:number-columns-repeated="5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ASCIONE SRL</text:p>
          </table:table-cell>
          <table:table-cell table:style-name="ce39" office:value-type="string" calcext:value-type="string">
            <text:p>POSTEGGIO MILA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5990134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SCIONE SRL</text:p>
          </table:table-cell>
          <table:table-cell table:style-name="ce39" office:value-type="string" calcext:value-type="string">
            <text:p>POSTEGGIO MILANO – FAX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2-5501760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SPARAGO D'ORO (COOP.ARCORE)</text:p>
          </table:table-cell>
          <table:table-cell table:style-name="ce39" office:value-type="string" calcext:value-type="string">
            <text:p>PIERO (PER RADICCHIO VERONA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63555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SSICOM</text:p>
          </table:table-cell>
          <table:table-cell table:style-name="ce39" office:value-type="string" calcext:value-type="string">
            <text:p>NUOVO AGENTE MAGRINI MAUR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32-96159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SSICOM</text:p>
          </table:table-cell>
          <table:table-cell table:style-name="ce39" office:value-type="string" calcext:value-type="string">
            <text:p>NUOVO AGENTE MAGRINI MAUR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32-9683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ASSITALIA</text:p>
          </table:table-cell>
          <table:table-cell table:style-name="ce39" office:value-type="string" calcext:value-type="string">
            <text:p>CELLULARE REPERIBILE SIG.RIGOLD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80-5431540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ASSITALIA</text:p>
          </table:table-cell>
          <table:table-cell table:style-name="ce39" office:value-type="string" calcext:value-type="string">
            <text:p>CEREA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42-601145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ASSITALIA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631611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SSITALI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033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SSO INFORMATICA (ALFONSO TECNICO PC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220451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SSO INFORMATICA (ALFONS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05129</text:p>
          </table:table-cell>
          <table:table-cell table:style-name="ce39" office:value-type="string" calcext:value-type="string">
            <text:p>COMPUTER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ATR (AGENZIA TRASPORTI RIUNITI)</text:p>
          </table:table-cell>
          <table:table-cell table:style-name="ce39" office:value-type="string" calcext:value-type="string">
            <text:p>MICHE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62343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TR (AGENZIA TRASPORTI RIUNITI)</text:p>
          </table:table-cell>
          <table:table-cell table:style-name="ce39" office:value-type="string" calcext:value-type="string">
            <text:p>MICHE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82332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TR (AGENZIA TRASPORTI RIUNITI)</text:p>
          </table:table-cell>
          <table:table-cell table:style-name="ce39" office:value-type="string" calcext:value-type="string">
            <text:p>MICHEL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83-56575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TR (AGENZIA TRASPORTI RIUNITI)</text:p>
          </table:table-cell>
          <table:table-cell table:style-name="ce39" office:value-type="string" calcext:value-type="string">
            <text:p>NICOL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62343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TR (AGENZIA TRASPORTI RIUNITI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883-56551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TRI (NOGAR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8871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URORA COOP.MELONI PACHINO</text:p>
          </table:table-cell>
          <table:table-cell table:style-name="ce39" office:value-type="string" calcext:value-type="string">
            <text:p>CINZI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68-788436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URORA COOP.MELONI PACHI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931-59438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UTOBOVOLONE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10028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UTOCENTER</text:p>
          </table:table-cell>
          <table:table-cell table:style-name="ce39" office:value-type="string" calcext:value-type="string">
            <text:p>RENATO BELLI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445303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UTOCENTER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6-665881 / 2 / 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UTOTR. ARMATRUDO DOMENICO</text:p>
          </table:table-cell>
          <table:table-cell table:style-name="ce39" office:value-type="string" calcext:value-type="string">
            <text:p>SALER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1-93990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UTOTR. ARMATRUDO DOMENICO</text:p>
          </table:table-cell>
          <table:table-cell table:style-name="ce39" office:value-type="string" calcext:value-type="string">
            <text:p>SALER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1-93990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UTOTR..AUTUORI GROUP S.R.L.</text:p>
          </table:table-cell>
          <table:table-cell table:style-name="ce39" office:value-type="string" calcext:value-type="string">
            <text:p>SALERNO (TIT. GENNARO AUTUORI)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89-38468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UTOTR..AUTUORI GROUP S.R.L.</text:p>
          </table:table-cell>
          <table:table-cell table:style-name="ce39" office:value-type="string" calcext:value-type="string">
            <text:p>SALERNO (TIT. GENNARO AUTUORI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9-38458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UTOTRASPORTI GIANELLI (BARI)</text:p>
          </table:table-cell>
          <table:table-cell table:style-name="ce39" office:value-type="string" calcext:value-type="string">
            <text:p>CELLUL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821250</text:p>
          </table:table-cell>
          <table:table-cell table:style-name="ce39" office:value-type="string" calcext:value-type="string">
            <text:p>TRASPORT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AUTOTRASPORTI LA ROSA</text:p>
          </table:table-cell>
          <table:table-cell table:style-name="ce39" office:value-type="string" calcext:value-type="string">
            <text:p>FRAN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274713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UTOTRASPORTI LA ROSA</text:p>
          </table:table-cell>
          <table:table-cell table:style-name="ce39" office:value-type="string" calcext:value-type="string">
            <text:p>SALER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600174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UTOTRASPORTI LA ROSA</text:p>
          </table:table-cell>
          <table:table-cell table:style-name="ce39" office:value-type="string" calcext:value-type="string">
            <text:p>SALER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121367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UTOTRASPORTI LA ROSA</text:p>
          </table:table-cell>
          <table:table-cell table:style-name="ce39" office:value-type="string" calcext:value-type="string">
            <text:p>SALERN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828-98454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UTOTRASPORTI LA ROSA</text:p>
          </table:table-cell>
          <table:table-cell table:style-name="ce39" office:value-type="string" calcext:value-type="string">
            <text:p>SALER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28-98454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UTOTRASPORTI REANI DI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38185</text:p>
          </table:table-cell>
          <table:table-cell table:style-name="ce39" office:value-type="string" calcext:value-type="string">
            <text:p>TRASPORT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AUTOTRASPORTI SCARABELLO ANDRIA</text:p>
          </table:table-cell>
          <table:table-cell table:style-name="ce39" office:value-type="string" calcext:value-type="string">
            <text:p>(PER FARETRA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83-56652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UTOTRASPORTI SERENA E STIRPE</text:p>
          </table:table-cell>
          <table:table-cell table:style-name="ce39" office:value-type="string" calcext:value-type="string">
            <text:p>AVEZZA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2239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UTOTRASPORTI SERENA E STIRPE</text:p>
          </table:table-cell>
          <table:table-cell table:style-name="ce39" office:value-type="string" calcext:value-type="string">
            <text:p>SIG.MONACELL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382971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UTOTRASPORTI SI.FO.</text:p>
          </table:table-cell>
          <table:table-cell table:style-name="ce39" office:value-type="string" calcext:value-type="string">
            <text:p>ADRIA (BA)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883-54366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UTOTRASPORTI SI.FO.</text:p>
          </table:table-cell>
          <table:table-cell table:style-name="ce39" office:value-type="string" calcext:value-type="string">
            <text:p>ADRIA (BA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83-54366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UTOTRASPORTI SORGENTE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9-38469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UTOZETA DI ZANDA</text:p>
          </table:table-cell>
          <table:table-cell table:style-name="ce39" office:value-type="string" calcext:value-type="string">
            <text:p>CENTRO REVISION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63086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VESANI ANTONI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1530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VV.TO MICHELE CAMP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00477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VV.TO STUDIO SANSEGOLO PUSCEDDU &amp; ASSOCIATI (CUCCHI)</text:p>
          </table:table-cell>
          <table:table-cell table:style-name="ce39" office:value-type="string" calcext:value-type="string">
            <text:p>ELENA PUSCEDDU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avv.pusceddu@lpn3.it" xlink:type="simple">avv.pusceddu@lpn3.i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VV.TO STUDIO SANSEGOLO PUSCEDDU &amp; ASSOCIATI (CUCCHI)</text:p>
          </table:table-cell>
          <table:table-cell table:style-name="ce39" office:value-type="string" calcext:value-type="string">
            <text:p>FRANCESCO SANSEGOLO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avv.sansegolo@lpn3.it" xlink:type="simple">avv.sansegolo@lpn3.i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VV.TO STUDIO SANSEGOLO PUSCEDDU &amp; ASSOCIATI (CUCCHI)</text:p>
          </table:table-cell>
          <table:table-cell table:style-name="ce39" office:value-type="string" calcext:value-type="string">
            <text:p>GIOVANNA BIANCHI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avv.bianchi@lpn3.it" xlink:type="simple">avv.bianchi@lpn3.i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VV.TO STUDIO SANSEGOLO PUSCEDDU &amp; ASSOCIATI (CUCCHI)</text:p>
          </table:table-cell>
          <table:table-cell table:style-name="ce39" office:value-type="string" calcext:value-type="string">
            <text:p>SANSEGOL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70904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VV.TO STUDIO SANSEGOLO PUSCEDDU &amp; ASSOCIATI (CUCCHI)</text:p>
          </table:table-cell>
          <table:table-cell table:style-name="ce39" office:value-type="string" calcext:value-type="string">
            <text:p>SEGRETERIA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segreteria.civile@lpn3.it" xlink:type="simple">segreteria.civile@lpn3.i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VV.TO STUDIO SANSEGOLO PUSCEDDU &amp; ASSOCIATI (CUCCHI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35-040031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VV.TO STUDIO SANSEGOLO PUSCEDDU &amp; ASSOCIATI (CUCCHI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5-040033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VVOCATO SANDRINI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45-8005223</text:p>
          </table:table-cell>
          <table:table-cell table:style-name="ce39" office:value-type="string" calcext:value-type="string">
            <text:p>AVVOCAT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AVVOCATO SANDRIN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91047</text:p>
          </table:table-cell>
          <table:table-cell table:style-name="ce39" office:value-type="string" calcext:value-type="string">
            <text:p>AVVOCAT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AVVOCATO VENTURI ROBERTO</text:p>
          </table:table-cell>
          <table:table-cell table:style-name="ce39" office:value-type="string" calcext:value-type="string">
            <text:p>STUDIO ISOL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63039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VVOCATO VENTURI ROBERTO</text:p>
          </table:table-cell>
          <table:table-cell table:style-name="ce39" office:value-type="string" calcext:value-type="string">
            <text:p>UFICIO VERON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00313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VVOCATO VENTURI ROBERT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688218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VVOCATO VENTURI ROBERTO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927312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XA (ISOLA D. SCALA)</text:p>
          </table:table-cell>
          <table:table-cell table:style-name="ce39" office:value-type="string" calcext:value-type="string">
            <text:p>PER FIDEJUSSIONI JESSICA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663067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AXA (ISOLA D. SCALA)</text:p>
          </table:table-cell>
          <table:table-cell table:style-name="ce39" office:value-type="string" calcext:value-type="string">
            <text:p>PER FIDEJUSSIONI JESSIC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028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LD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047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NCA POPOLARE DI VERONA (BANCO BPM)</text:p>
          </table:table-cell>
          <table:table-cell table:style-name="ce39" office:value-type="string" calcext:value-type="string">
            <text:p>ANDREA SARTORI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a.sartori@bancopopolare.it" xlink:type="simple">a.sartori@bancopopolare.i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NCA POPOLARE DI VERONA (BANCO BPM)</text:p>
          </table:table-cell>
          <table:table-cell table:style-name="ce39" office:value-type="string" calcext:value-type="string">
            <text:p>FILIALE ISOLA: MART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099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NCA POPOLARE DI VERONA (BANCO BPM)</text:p>
          </table:table-cell>
          <table:table-cell table:style-name="ce39" office:value-type="string" calcext:value-type="string">
            <text:p>FILIALE TREVENZUOLO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dip0089@bancopopolare.it" xlink:type="simple">dip0089@bancopopolare.i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NCA POPOLARE DI VERONA (BANCO BPM)</text:p>
          </table:table-cell>
          <table:table-cell table:style-name="ce39" office:value-type="string" calcext:value-type="string">
            <text:p>FILIALE TREVENZUOLO (ANTICIPO FATTURE:MARTA)</text:p>
          </table:table-cell>
          <table:table-cell table:style-name="ce39" office:value-type="string" calcext:value-type="string">
            <text:p>TEL</text:p>
          </table:table-cell>
          <table:table-cell table:style-name="ce77" office:value-type="string" calcext:value-type="string">
            <text:p>045-7350333</text:p>
          </table:table-cell>
          <table:table-cell table:style-name="ce39" office:value-type="string" calcext:value-type="string">
            <text:p><text:a xlink:href="mailto:simone.bonora@b" xlink:type="simple">simone.bonora@b</text:a>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ANCA POPOLARE DI VERONA (BANCO BPM)</text:p>
          </table:table-cell>
          <table:table-cell table:style-name="ce39" office:value-type="string" calcext:value-type="string">
            <text:p>MARISA BUSATO (PER ANTICIPO FT)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marisa.busato@bancopopolare.it" xlink:type="simple">marisa.busato@bancopopolare.i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NCA POPOLARE DI VERONA (BANCO BPM)</text:p>
          </table:table-cell>
          <table:table-cell table:style-name="ce39" office:value-type="string" calcext:value-type="string">
            <text:p>NUOVO GESTORE GIROTTI ALBERTO (FILIALE BECCACIVETTA)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alberto.girotti@bancobpm.it" xlink:type="simple">alberto.girotti@bancobpm.i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NCA POPOLARE DI VERONA (BANCO BPM)</text:p>
          </table:table-cell>
          <table:table-cell table:style-name="ce39" office:value-type="string" calcext:value-type="string">
            <text:p>NUOVO GESTORE GIROTTI ALBERTO (FILIALE BECCACIVETTA)</text:p>
          </table:table-cell>
          <table:table-cell table:style-name="ce39" office:value-type="string" calcext:value-type="string">
            <text:p>TEL</text:p>
          </table:table-cell>
          <table:table-cell table:style-name="ce78" office:value-type="string" calcext:value-type="string">
            <text:p>045-51256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NCA POPOLARE DI VERONA (BANCO BPM)</text:p>
          </table:table-cell>
          <table:table-cell table:style-name="ce39" office:value-type="string" calcext:value-type="string">
            <text:p>DIRETTORE</text:p>
          </table:table-cell>
          <table:table-cell table:style-name="ce39"/>
          <table:table-cell table:style-name="ce39" office:value-type="string" calcext:value-type="string">
            <text:p><text:a xlink:href="mailto:simone.bonora@bancobpm.it" xlink:type="simple">simone.bonora@bancobpm.i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NCA POPOLARE DI VERONA (BANCO BPM)</text:p>
          </table:table-cell>
          <table:table-cell table:style-name="ce39" office:value-type="string" calcext:value-type="string">
            <text:p>GESTORE PRIVATI : LARA STORARI (TREVENZUOLO)</text:p>
          </table:table-cell>
          <table:table-cell table:style-name="ce39" office:value-type="string" calcext:value-type="string">
            <text:p>TEL</text:p>
          </table:table-cell>
          <table:table-cell table:style-name="ce78" office:value-type="string" calcext:value-type="string">
            <text:p>045-735033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NCA POPOLARE DI VERONA (BANCO BPM)</text:p>
          </table:table-cell>
          <table:table-cell table:style-name="ce39" office:value-type="string" calcext:value-type="string">
            <text:p>GESTORE PRIVATI : LARA STORARI (TREVENZUOLO)</text:p>
          </table:table-cell>
          <table:table-cell table:style-name="ce39" office:value-type="string" calcext:value-type="string">
            <text:p>FAX</text:p>
          </table:table-cell>
          <table:table-cell table:style-name="ce78" office:value-type="string" calcext:value-type="string">
            <text:p>045-203025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NCA POPOLARE DI VERONA (BANCO BPM)</text:p>
          </table:table-cell>
          <table:table-cell table:style-name="ce39" office:value-type="string" calcext:value-type="string">
            <text:p>GESTORE PRIVATI : LARA STORARI (TREVENZUOLO)</text:p>
          </table:table-cell>
          <table:table-cell table:style-name="ce39" office:value-type="string" calcext:value-type="string">
            <text:p>TEL</text:p>
          </table:table-cell>
          <table:table-cell table:style-name="ce78" office:value-type="string" calcext:value-type="string">
            <text:p><text:a xlink:href="mailto:lara.storari@bancobpm.it" xlink:type="simple">lara.storari@bancobpm.i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NCA POPOLARE DI VICENZA (FIL.ISOLA)</text:p>
          </table:table-cell>
          <table:table-cell table:style-name="ce39" office:value-type="string" calcext:value-type="string">
            <text:p>DIRETTORE: EDOARDO DELL'OR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81062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NCA POPOLARE DI VICENZA (FIL.ISOLA)</text:p>
          </table:table-cell>
          <table:table-cell table:style-name="ce39" office:value-type="string" calcext:value-type="string">
            <text:p>ok verificato novembre 2017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014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NCA POPOLARE DI VICENZA (FIL.ISOLA)</text:p>
          </table:table-cell>
          <table:table-cell table:style-name="ce39" office:value-type="string" calcext:value-type="string">
            <text:p>cellulare cassiere Manuel per urgenze!!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728289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NCA SELLA (DIRETT.MARCO MALGHERINI)</text:p>
          </table:table-cell>
          <table:table-cell table:style-name="ce39" office:value-type="string" calcext:value-type="string">
            <text:p>DIRETTORE MARCO MALGHERI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198257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NCA SELLA (DIRETT.MARCO MALGHERINI)</text:p>
          </table:table-cell>
          <table:table-cell table:style-name="ce39" office:value-type="string" calcext:value-type="string">
            <text:p>BOVOL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90129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NCA SELLA (DIRETT.MARCO MALGHERINI)</text:p>
          </table:table-cell>
          <table:table-cell table:style-name="ce39" office:value-type="string" calcext:value-type="string">
            <text:p>BOVOLONE FAX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15-243318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NCA SELLA (DIRETT.MARCO MALGHERINI)</text:p>
          </table:table-cell>
          <table:table-cell table:style-name="ce39" office:value-type="string" calcext:value-type="string">
            <text:p>FERRARINI FAUS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1085321</text:p>
          </table:table-cell>
          <table:table-cell table:style-name="ce39" table:number-columns-repeated="2"/>
          <table:table-cell table:number-columns-repeated="1018"/>
        </table:table-row>
        <table:table-row table:style-name="ro2">
          <table:table-cell table:style-name="ce39" office:value-type="string" calcext:value-type="string">
            <text:p>BANCA SELLA (DIRETT.MARCO MALGHERINI)</text:p>
          </table:table-cell>
          <table:table-cell table:style-name="ce39" office:value-type="string" calcext:value-type="string">
            <text:p>LEGNAG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600162</text:p>
          </table:table-cell>
          <table:table-cell table:style-name="ce39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40" office:value-type="string" calcext:value-type="string">
            <text:p>340-8442123</text:p>
          </table:table-cell>
          <table:table-cell table:number-columns-repeated="2"/>
          <table:table-cell table:style-name="ce39" table:number-columns-repeated="58"/>
          <table:table-cell table:number-columns-repeated="960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40" office:value-type="string" calcext:value-type="string">
            <text:p>335-7383738</text:p>
          </table:table-cell>
          <table:table-cell table:number-columns-repeated="2"/>
          <table:table-cell table:style-name="ce39" table:number-columns-repeated="58"/>
          <table:table-cell table:number-columns-repeated="960"/>
        </table:table-row>
        <table:table-row table:style-name="ro2">
          <table:table-cell office:value-type="string" calcext:value-type="string">
            <text:p>BANCA VERONESE</text:p>
          </table:table-cell>
          <table:table-cell office:value-type="string" calcext:value-type="string">
            <text:p>GIANLUCA MORATO (GESTORE IMPRESE)</text:p>
          </table:table-cell>
          <table:table-cell office:value-type="string" calcext:value-type="string">
            <text:p>CELL</text:p>
          </table:table-cell>
          <table:table-cell table:style-name="ce40" office:value-type="string" calcext:value-type="string">
            <text:p>333-4328331</text:p>
          </table:table-cell>
          <table:table-cell table:number-columns-repeated="2"/>
          <table:table-cell table:style-name="ce39" table:number-columns-repeated="58"/>
          <table:table-cell table:number-columns-repeated="960"/>
        </table:table-row>
        <table:table-row table:style-name="ro2">
          <table:table-cell office:value-type="string" calcext:value-type="string">
            <text:p>BANCA VALSABBINA</text:p>
          </table:table-cell>
          <table:table-cell office:value-type="string" calcext:value-type="string">
            <text:p>ANDREA CERASATI (CHIAMATO ANCHE A GIUGNO 2017 CHE VORREBBE ESSERE FORNITORE)</text:p>
          </table:table-cell>
          <table:table-cell office:value-type="string" calcext:value-type="string">
            <text:p>CELL</text:p>
          </table:table-cell>
          <table:table-cell table:style-name="ce40" office:value-type="string" calcext:value-type="string">
            <text:p>340-3251134</text:p>
          </table:table-cell>
          <table:table-cell table:number-columns-repeated="2"/>
          <table:table-cell table:style-name="ce39" table:number-columns-repeated="58"/>
          <table:table-cell table:number-columns-repeated="960"/>
        </table:table-row>
        <table:table-row table:style-name="ro2">
          <table:table-cell table:style-name="ce39" office:value-type="string" calcext:value-type="string">
            <text:p>BANCALI USATI</text:p>
          </table:table-cell>
          <table:table-cell table:style-name="ce39" office:value-type="string" calcext:value-type="string">
            <text:p>SOLO PALLET – BERGAMO (PER BANCALI USATI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1-880426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RATELLA (PRIMO MATTINO)</text:p>
          </table:table-cell>
          <table:table-cell table:style-name="Default" office:value-type="string" calcext:value-type="string">
            <text:p>CHIARA</text:p>
          </table:table-cell>
          <table:table-cell table:style-name="ce39" office:value-type="string" calcext:value-type="string">
            <text:p>CELL</text:p>
          </table:table-cell>
          <table:table-cell table:style-name="ce39" office:value-type="string" calcext:value-type="string">
            <text:p>335-100584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RATELLA (PRIMO MATTINO) (STEFANO)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64110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RATELLA (PRIMO MATTINO) (STEFAN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34888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RATELLA (PRIMO MATTINO) (STEFAN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46068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RATELLA (PRIMO MATTINO) (STEFANO)</text:p>
          </table:table-cell>
          <table:table-cell table:style-name="Default"/>
          <table:table-cell table:style-name="ce39" office:value-type="string" calcext:value-type="string">
            <text:p>MAIL</text:p>
          </table:table-cell>
          <table:table-cell table:style-name="ce39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RBIERI NASTRI TRASPORTATORI (NASTRI GOMMA NERA)</text:p>
          </table:table-cell>
          <table:table-cell table:style-name="ce39" office:value-type="string" calcext:value-type="string">
            <text:p>RAPPRESENTANTE COMMERCIA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16048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RBIERI NASTRI TRASPORTATORI (NASTRI GOMMA NERA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851087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RBIERI NASTRI TRASPORTATORI (NASTRI GOMMA NERA)</text:p>
          </table:table-cell>
          <table:table-cell table:style-name="ce39" office:value-type="string" calcext:value-type="string">
            <text:p>PER I NASTRI CHIEDERE DI MIRC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51084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SILI PRIM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65688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SILI PRIM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34-65871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SSO (ANTONIO) (SEMINA RADICCHI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85869</text:p>
          </table:table-cell>
          <table:table-cell table:style-name="ce39" office:value-type="string" calcext:value-type="string">
            <text:p>SEMI SEMENT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ASSO MARIA (GRANDI POSTEGGIO VERONA)</text:p>
          </table:table-cell>
          <table:table-cell table:style-name="ce39" office:value-type="string" calcext:value-type="string">
            <text:p>DANIELE GRAND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519906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SSO MARIA (GRANDI POSTEGGIO VERONA)</text:p>
          </table:table-cell>
          <table:table-cell table:style-name="ce39" office:value-type="string" calcext:value-type="string">
            <text:p>DOLE (NON FA PARTE DI BASSO, è IL FRATELLO?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42568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SSO MARIA (GRANDI POSTEGGIO VERONA)</text:p>
          </table:table-cell>
          <table:table-cell table:style-name="ce39" office:value-type="string" calcext:value-type="string">
            <text:p>LUCIANO GRAND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521969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SSO MARIA (GRANDI POSTEGGIO VERONA)</text:p>
          </table:table-cell>
          <table:table-cell table:style-name="ce39" office:value-type="string" calcext:value-type="string">
            <text:p>MARCO GRAND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521969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SSO MARIA (GRANDI POSTEGGIO VERONA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862143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SSO MARIA (GRANDI POSTEGGIO VERON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2308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SSO WALTER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6-662248</text:p>
          </table:table-cell>
          <table:table-cell table:style-name="ce39" office:value-type="string" calcext:value-type="string">
            <text:p>SEMI SEMENT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ASSO WALTER</text:p>
          </table:table-cell>
          <table:table-cell table:style-name="ce39" office:value-type="string" calcext:value-type="string">
            <text:p>CELLUL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491700</text:p>
          </table:table-cell>
          <table:table-cell table:style-name="ce39" office:value-type="string" calcext:value-type="string">
            <text:p>SEMI SEMENT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ASSO WALTER</text:p>
          </table:table-cell>
          <table:table-cell table:style-name="ce39" office:value-type="string" calcext:value-type="string">
            <text:p>CELLULARE MOGLIE LAUR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491701</text:p>
          </table:table-cell>
          <table:table-cell table:style-name="ce39" office:value-type="string" calcext:value-type="string">
            <text:p>SEMI SEMENT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ASSO WALTER</text:p>
          </table:table-cell>
          <table:table-cell table:style-name="ce39" office:value-type="string" calcext:value-type="string">
            <text:p>FIGLIO FRANCES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926783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SSO WALTER</text:p>
          </table:table-cell>
          <table:table-cell table:style-name="ce39" office:value-type="string" calcext:value-type="string">
            <text:p>SERRA – 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6-664166</text:p>
          </table:table-cell>
          <table:table-cell table:style-name="ce39" office:value-type="string" calcext:value-type="string">
            <text:p>SEMI SEMENT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AZZAN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03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AZZAN DANIELE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49784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LFRUTTA (POSTEGGIO UDINE)</text:p>
          </table:table-cell>
          <table:table-cell table:style-name="ce39" office:value-type="string" calcext:value-type="string">
            <text:p>TITOLARE VERO “BEPI”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-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LFRUTTA (POSTEGGIO UDINE)</text:p>
          </table:table-cell>
          <table:table-cell table:style-name="ce39" office:value-type="string" calcext:value-type="string">
            <text:p>TOMMASO ( FIGLIO DEL TITOLARE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2-900203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LFRUTTA (POSTEGGIO UDINE)</text:p>
          </table:table-cell>
          <table:table-cell table:style-name="ce39" office:value-type="string" calcext:value-type="string">
            <text:p>GIANNI (VENDITORE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770997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LFRUTTA (POSTEGGIO UDINE)</text:p>
          </table:table-cell>
          <table:table-cell table:style-name="ce39" office:value-type="string" calcext:value-type="string">
            <text:p>MAGDA PER PAGAMENTI</text:p>
          </table:table-cell>
          <table:table-cell table:style-name="ce39" office:value-type="string" calcext:value-type="string">
            <text:p>MAIL</text:p>
          </table:table-cell>
          <table:table-cell table:style-name="ce79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79"/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ELFRUTTA (POSTEGGIO UDINE)</text:p>
          </table:table-cell>
          <table:table-cell table:style-name="ce39" office:value-type="string" calcext:value-type="string">
            <text:p>VENDITORE OSCAR NAZZ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818973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LFRUTTA (POSTEGGIO UDINE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32-60309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LFRUTTA (POSTEGGIO UDIN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32-52159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LFRUTTA (POSTEGGIO UDIN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32-60289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LLINI (AUTOCENTER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6-665881</text:p>
          </table:table-cell>
          <table:table-cell table:style-name="ce39" office:value-type="string" calcext:value-type="string">
            <text:p>MANUTENZIONI RIPARAZIONI AUTOVETTUR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ELLINI MASSIMO</text:p>
          </table:table-cell>
          <table:table-cell table:style-name="ce39" office:value-type="string" calcext:value-type="string">
            <text:p>FRAN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52424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LLINI MASSIM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76592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LLINI ORTOFRUTT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3422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NATTI LEILA</text:p>
          </table:table-cell>
          <table:table-cell table:style-name="ce39" office:value-type="string" calcext:value-type="string">
            <text:p>ROBER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0-2764843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BENATTI LEIL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6-61728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NAZZI</text:p>
          </table:table-cell>
          <table:table-cell table:style-name="ce39" office:value-type="string" calcext:value-type="string">
            <text:p>NIPOTE ALBER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27653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NAZZ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33-71916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NAZZI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533719012 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NAZZI</text:p>
          </table:table-cell>
          <table:table-cell table:number-columns-repeated="2"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info@agricolabenazzi.it" xlink:type="simple">info@agricolabenazzi.i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NETTI LUIGI (LUSIA) (ORTO DEI PANDA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225612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NETTI LUIGI (LUSIA) (ORTO DEI PANDA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821622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NETTI LUIGI (LUSIA) (ORTO DEI PANDA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25-60753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NETTI LUIGI (LUSIA) (ORTO DEI PAND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11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NFATTI</text:p>
          </table:table-cell>
          <table:table-cell table:style-name="ce39" office:value-type="string" calcext:value-type="string">
            <text:p>LUC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804597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NINCASA ENRIC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329608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RGAMI (NASTRO LAVORAZION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6-631792</text:p>
          </table:table-cell>
          <table:table-cell table:style-name="ce39" office:value-type="string" calcext:value-type="string">
            <text:p>MANUTENZIONI RIPARAZIONI NASTRI TRASPORTATOR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ERGAMI (NASTRO LAVORAZION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6-633708</text:p>
          </table:table-cell>
          <table:table-cell table:style-name="ce39" office:value-type="string" calcext:value-type="string">
            <text:p>MANUTENZIONI RIPARAZIONI NASTRI TRASPORTATOR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ERSANI LUCA</text:p>
          </table:table-cell>
          <table:table-cell table:style-name="ce39" office:value-type="string" calcext:value-type="string">
            <text:p>PER VERZ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578631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RSANI MARCO</text:p>
          </table:table-cell>
          <table:table-cell table:style-name="ce39" office:value-type="string" calcext:value-type="string">
            <text:p>PER VERZ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365414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RTO GIULIO</text:p>
          </table:table-cell>
          <table:table-cell table:style-name="ce39" office:value-type="string" calcext:value-type="string">
            <text:p>(DATO SETTEMBRE 2012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234880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RTON (SCORZE' VENEZIA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881961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RTON (SCORZE' VENEZI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44522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VERE ALFONS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0885425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EVERE GIORG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829529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EVERE GUIDO</text:p>
          </table:table-cell>
          <table:table-cell table:style-name="ce39" office:value-type="string" calcext:value-type="string">
            <text:p>CELLUL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0-806207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EVERE GUID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82-443234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EVERE MARTI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7-8159347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EVERE MARTI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9188458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EVERE MARTI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82-641040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EZECCHI ROBERTO</text:p>
          </table:table-cell>
          <table:table-cell table:style-name="ce39" office:value-type="string" calcext:value-type="string">
            <text:p>LUCA (ACCETTAZIONE OFFICINE BRENNERO)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863120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ZECCHI ROBERTO</text:p>
          </table:table-cell>
          <table:table-cell table:style-name="ce39" office:value-type="string" calcext:value-type="string">
            <text:p>LUCA (ACCETTAZIONE OFFICINE BRENNERO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3123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ZECCHI ROBERTO</text:p>
          </table:table-cell>
          <table:table-cell table:style-name="ce39" office:value-type="string" calcext:value-type="string">
            <text:p>MASSIMO MANGANOTTI OFFICINE BRENNER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135023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EZECCHI ROBERT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838125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IANCHI ARMANDO S.R.L. (VR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386993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IANCHI ARMANDO S.R.L. (VR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0184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IANCHI ELVIR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989340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IANCHI ELVIRI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529419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IANCOFIORE GIANN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428492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ILANCIAI (GUALTIERI)</text:p>
          </table:table-cell>
          <table:table-cell table:style-name="ce39" office:value-type="string" calcext:value-type="string">
            <text:p>DIRETTO (ULTIMO VALIDO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9-893612</text:p>
          </table:table-cell>
          <table:table-cell table:style-name="ce39" office:value-type="string" calcext:value-type="string">
            <text:p>MANUTENZIONI RIPARAZIONI PES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ILANCIAI (GUALTIERI)</text:p>
          </table:table-cell>
          <table:table-cell table:style-name="ce39" office:value-type="string" calcext:value-type="string">
            <text:p>RAPP.TE LUCA RAU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1567031 (1)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ILANCIAI (GUALTIERI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59-52707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ILANCIAI (GUALTIERI)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cb@coopbilanciai.it" xlink:type="simple">cb@coopbilanciai.it</text:a></text:p>
          </table:table-cell>
          <table:table-cell table:style-name="ce76"/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ILANCIAI (GUALTIERI)</text:p>
          </table:table-cell>
          <table:table-cell table:style-name="ce39" office:value-type="string" calcext:value-type="string">
            <text:p>PER PESO-PREZZATRICE VENUS: FABRIZIO BONETT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669819</text:p>
          </table:table-cell>
          <table:table-cell table:style-name="ce76"/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ILANCIAI (GUALTIERI)</text:p>
          </table:table-cell>
          <table:table-cell table:style-name="ce39" office:value-type="string" calcext:value-type="string">
            <text:p>PER PESO-PREZZATRICE VENUS: SIMONE STACCHIOLL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9-893611</text:p>
          </table:table-cell>
          <table:table-cell table:style-name="ce76"/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ILANCIAI – DIEGO DUO’</text:p>
          </table:table-cell>
          <table:table-cell table:style-name="ce39" office:value-type="string" calcext:value-type="string">
            <text:p>NUOVO RAPPRESENTANTE GENNAIO-2020: DIEGO DUO’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7302091</text:p>
          </table:table-cell>
          <table:table-cell table:style-name="ce76"/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ILANCIAI – DIEGO DUO’</text:p>
          </table:table-cell>
          <table:table-cell table:style-name="ce39" office:value-type="string" calcext:value-type="string">
            <text:p>NUOVO RAPPRESENTANTE GENNAIO-2020: DIEGO DUO’</text:p>
          </table:table-cell>
          <table:table-cell table:style-name="ce39"/>
          <table:table-cell table:style-name="ce76" office:value-type="string" calcext:value-type="string">
            <text:p><text:a xlink:href="mailto:d.duo@coopbilanciai.it" xlink:type="simple">d.duo@coopbilanciai.it</text:a></text:p>
          </table:table-cell>
          <table:table-cell table:style-name="ce76"/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IOCCA (AVEZZANO)</text:p>
          </table:table-cell>
          <table:table-cell table:style-name="ce39" office:value-type="string" calcext:value-type="string">
            <text:p>ABITAZIONE GIACOM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793734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IOCCA (AVEZZANO)</text:p>
          </table:table-cell>
          <table:table-cell table:style-name="ce39" office:value-type="string" calcext:value-type="string">
            <text:p>ABITAZIONE LUCIAN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792978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IOCCA (AVEZZANO)</text:p>
          </table:table-cell>
          <table:table-cell table:style-name="ce39" office:value-type="string" calcext:value-type="string">
            <text:p>ABITAZIONE ROBERT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790871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IOCCA (AVEZZANO)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863-727909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IOCCA (AVEZZANO)</text:p>
          </table:table-cell>
          <table:table-cell table:style-name="ce39" office:value-type="string" calcext:value-type="string">
            <text:p>GIACOM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526325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IOCCA (AVEZZANO)</text:p>
          </table:table-cell>
          <table:table-cell table:style-name="ce39" office:value-type="string" calcext:value-type="string">
            <text:p>LUCIAN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6648294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IOCCA (AVEZZANO)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721284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IOCCA (AVEZZANO)</text:p>
          </table:table-cell>
          <table:table-cell table:style-name="ce39" office:value-type="string" calcext:value-type="string">
            <text:p>ROBER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1430346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IOCCA (AVEZZAN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2538125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IOCHIMICA SIRACUSA</text:p>
          </table:table-cell>
          <table:table-cell table:style-name="ce39" office:value-type="string" calcext:value-type="string">
            <text:p>FIGLIO EMANUE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542852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IOCHIMICA SIRACUS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932-99166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ISSOLO CLAUDIO</text:p>
          </table:table-cell>
          <table:table-cell table:style-name="ce39" office:value-type="string" calcext:value-type="string">
            <text:p>SUO COMMERCIALISTA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663089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ISSOLO CLAUDIO</text:p>
          </table:table-cell>
          <table:table-cell table:style-name="ce39" office:value-type="string" calcext:value-type="string">
            <text:p>SUO COMMERCIALIST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63106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ISSOLO CLAUD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89-464815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ISSOLO CLAUDI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53914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ISSOLO CLAUDIO</text:p>
          </table:table-cell>
          <table:table-cell table:style-name="ce39" office:value-type="string" calcext:value-type="string">
            <text:p>FIGLIO ENRICO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enricobissolo93@gmail.com" xlink:type="simple">enricobissolo93@gmail.com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ISSOLO GABRIELE</text:p>
          </table:table-cell>
          <table:table-cell table:style-name="ce39" office:value-type="string" calcext:value-type="string">
            <text:p>AUTISTA GIUSEPP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6-500066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ISSOLO GABRIELE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28442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ISSOLO GABRIELE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00169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ISSOLO LORENZ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113392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ISSOLO MIRK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714311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ISSOLO TARCIS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828938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IXIO CLAUDIO</text:p>
          </table:table-cell>
          <table:table-cell table:style-name="ce39" office:value-type="string" calcext:value-type="string">
            <text:p>PER CONFEZIONI NATALIZI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61403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LUE CITY (TRASPORTI PER ORTOMERCATO)</text:p>
          </table:table-cell>
          <table:table-cell table:style-name="ce39" office:value-type="string" calcext:value-type="string">
            <text:p>AMMINISTRAZIONE michela dopo ore 09.00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61-96155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LUE CITY (TRASPORTI PER ORTOMERCATO)</text:p>
          </table:table-cell>
          <table:table-cell table:style-name="ce39" office:value-type="string" calcext:value-type="string">
            <text:p>AUTISTA CAMIKAZ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561233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LUE CITY (TRASPORTI PER ORTOMERCATO)</text:p>
          </table:table-cell>
          <table:table-cell table:style-name="ce39" office:value-type="string" calcext:value-type="string">
            <text:p>AUTISTA GIOVAN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471519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LUE CITY (TRASPORTI PER ORTOMERCATO)</text:p>
          </table:table-cell>
          <table:table-cell table:style-name="ce39" office:value-type="string" calcext:value-type="string">
            <text:p>BARCAROL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305832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LUE CITY (TRASPORTI PER ORTOMERCATO)</text:p>
          </table:table-cell>
          <table:table-cell table:style-name="ce39" office:value-type="string" calcext:value-type="string">
            <text:p>STRANIERO AMICONE ROMPIBAL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0-303689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LUE CITY (TRASPORTI PER ORTOMERCATO)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61-96612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LUE CITY (TRASPORTI PER ORTOMERCATO)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61-96026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LUE CITY (TRASPORTI PER ORTOMERCATO)</text:p>
          </table:table-cell>
          <table:table-cell table:style-name="ce39" office:value-type="string" calcext:value-type="string">
            <text:p>MAGAZZINO CHIAMARE PER VIAGG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61-950338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BLUE CITY (TRASPORTI PER ORTOMERCATO)</text:p>
          </table:table-cell>
          <table:table-cell table:style-name="ce39" office:value-type="string" calcext:value-type="string">
            <text:p>MATTIA (FIGLIO BAGGIA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5344636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BLUE CITY (TRASPORTI PER ORTOMERCATO)</text:p>
          </table:table-cell>
          <table:table-cell table:style-name="ce39" office:value-type="string" calcext:value-type="string">
            <text:p>MATTIA (FIGLIO BAGGIA) ultimo aprile 2017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7111605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BLUE CITY (TRASPORTI PER ORTOMERCATO)</text:p>
          </table:table-cell>
          <table:table-cell table:style-name="ce39" office:value-type="string" calcext:value-type="string">
            <text:p>TITOLARE LUIGI CHIAMARE PER VIAGG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881368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LUE CITY (TRASPORTI PER ORTOMERCATO)</text:p>
          </table:table-cell>
          <table:table-cell table:style-name="ce39" office:value-type="string" calcext:value-type="string">
            <text:p>TITOLARE CARLO CHIAMARE PER VIAGGI (VECCHIO ??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711161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OARIN MICHELE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511731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OCCA – TIOZZO CAENAZZO ROBERTO</text:p>
          </table:table-cell>
          <table:table-cell table:style-name="ce39" office:value-type="string" calcext:value-type="string">
            <text:p>MEDIATORE CHIOGGI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959605</text:p>
          </table:table-cell>
          <table:table-cell table:style-name="ce39" table:number-columns-repeated="2"/>
          <table:table-cell table:number-columns-repeated="1018"/>
        </table:table-row>
        <table:table-row table:style-name="ro2">
          <table:table-cell table:style-name="ce39" office:value-type="string" calcext:value-type="string">
            <text:p>BOCCA – TIOZZO CAENAZZO ROBERTO</text:p>
          </table:table-cell>
          <table:table-cell table:style-name="ce39" office:value-type="string" calcext:value-type="string">
            <text:p>MEDIATORE CHIOGGIA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1-554314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OCCA – TIOZZO CAENAZZO ROBERTO</text:p>
          </table:table-cell>
          <table:table-cell table:style-name="ce39" office:value-type="string" calcext:value-type="string">
            <text:p>MEDIATORE CHIOGGIA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caenazzo.bocca@yahoo.it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ODIN GIUSEPPE</text:p>
          </table:table-cell>
          <table:table-cell table:style-name="ce39" office:value-type="string" calcext:value-type="string">
            <text:p>LUI ACQUISTA MOTORI CELLE USAT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794524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OLLA FERDINAND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20273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OLLA FERDINAND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61202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ONATO</text:p>
          </table:table-cell>
          <table:table-cell table:style-name="ce39" office:value-type="string" calcext:value-type="string">
            <text:p>NICOLA (FIGLIO) ISOLA/BUTTAPIETRA PER GENTI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543827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ONFANTE MARZ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55154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ONFANTE MARZI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020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ONIARDI FRANCESCO</text:p>
          </table:table-cell>
          <table:table-cell table:style-name="ce39" office:value-type="string" calcext:value-type="string">
            <text:p>SECONDO NUMERO (DATO IL 23/12/14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858000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ONIARDI FRANCESC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102316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ONINSEGNA GIAMBATTISTA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2545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ONINSEGNA GIAMBATTISTA</text:p>
          </table:table-cell>
          <table:table-cell table:style-name="ce39" office:value-type="string" calcext:value-type="string">
            <text:p>GIAMBATTIST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851845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40" office:value-type="string" calcext:value-type="string">
            <text:p>340-8597116</text:p>
          </table:table-cell>
          <table:table-cell table:number-columns-repeated="2"/>
          <table:table-cell table:style-name="ce39" table:number-columns-repeated="58"/>
          <table:table-cell table:number-columns-repeated="960"/>
        </table:table-row>
        <table:table-row table:style-name="ro2">
          <table:table-cell table:style-name="ce39" office:value-type="string" calcext:value-type="string">
            <text:p>BONINSEGNA MARIO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25244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BONINSEGNA MARIO</text:p>
          </table:table-cell>
          <table:table-cell table:style-name="ce39" office:value-type="string" calcext:value-type="string">
            <text:p>ERM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858684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ORELLI BRU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5023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ORELLI GI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50044</text:p>
          </table:table-cell>
          <table:table-cell table:style-name="ce39" table:number-columns-repeated="2"/>
          <table:table-cell table:number-columns-repeated="1018"/>
        </table:table-row>
        <table:table-row table:style-name="ro2">
          <table:table-cell table:style-name="ce39" office:value-type="string" calcext:value-type="string">
            <text:p>BORELLI OSVALD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743696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ORELLI OSVALD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5011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ORIN (SPAZZATRICE 6400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365505</text:p>
          </table:table-cell>
          <table:table-cell table:style-name="ce39" office:value-type="string" calcext:value-type="string">
            <text:p>MANUTENZIONI RIPARAZIONI SPAZZATRIC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OSCOLO ROBERT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531019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OTTONI (SCOPE BLU USO ALIMENTAR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70212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A FRUTTA – VERONA</text:p>
          </table:table-cell>
          <table:table-cell table:style-name="ce39" office:value-type="string" calcext:value-type="string">
            <text:p>PAOLO PER ORDI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6-676200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A FRUTTA – VERON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2268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AGANTINI (VR)</text:p>
          </table:table-cell>
          <table:table-cell table:style-name="ce39" office:value-type="string" calcext:value-type="string">
            <text:p>PER CELLE FRIGORIFER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20250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ESSAN FAB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50062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ESSAN FABI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78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ESSANONE PRODUTTORE</text:p>
          </table:table-cell>
          <table:table-cell table:style-name="ce39" office:value-type="string" calcext:value-type="string">
            <text:p>INS. RAD. PDZ LUGLIO -&gt; OTTOB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1-968655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EVIGLIERI (MACCHINE AGRICOLE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713061</text:p>
          </table:table-cell>
          <table:table-cell table:style-name="ce39" office:value-type="string" calcext:value-type="string">
            <text:p>MANUTENZIONI RIPARAZIONI TRATTOR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REVIGLIERI (MACCHINE AGRICOL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537401</text:p>
          </table:table-cell>
          <table:table-cell table:style-name="ce39" office:value-type="string" calcext:value-type="string">
            <text:p>MANUTENZIONI RIPARAZIONI TRATTOR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40" office:value-type="string" calcext:value-type="string">
            <text:p>339-8923436</text:p>
          </table:table-cell>
          <table:table-cell table:number-columns-repeated="2"/>
          <table:table-cell table:style-name="ce39" table:number-columns-repeated="58"/>
          <table:table-cell table:number-columns-repeated="960"/>
        </table:table-row>
        <table:table-row table:style-name="ro2">
          <table:table-cell table:style-name="ce39" office:value-type="string" calcext:value-type="string">
            <text:p>BRIGATI (AZ.AGR.LE VERDURE)</text:p>
          </table:table-cell>
          <table:table-cell table:style-name="ce39" office:value-type="string" calcext:value-type="string">
            <text:p>GIORGIO – FIGL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4-771702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OGATTO (WITT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4075509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BRUM DEBOR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334653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UN GELMINO</text:p>
          </table:table-cell>
          <table:table-cell table:style-name="ce39" office:value-type="string" calcext:value-type="string">
            <text:p>ARMAND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731076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UN GELMINO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45-733032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UN GELMINO</text:p>
          </table:table-cell>
          <table:table-cell table:style-name="ce39" office:value-type="string" calcext:value-type="string">
            <text:p>GIAN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731076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UN GELMINO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3002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UN GELMINO</text:p>
          </table:table-cell>
          <table:table-cell table:style-name="ce39" office:value-type="string" calcext:value-type="string">
            <text:p>ORNELL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731076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UN GELMINO</text:p>
          </table:table-cell>
          <table:table-cell table:style-name="ce39" office:value-type="string" calcext:value-type="string">
            <text:p>ROBER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731076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UN GELMINO (BETTINA)</text:p>
          </table:table-cell>
          <table:table-cell table:style-name="ce39" office:value-type="string" calcext:value-type="string">
            <text:p>BETTIN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074396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UN GENN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323912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UN GIMM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95625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UN GIONN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6-830624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UN GIORG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66323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UN MARIS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6-028958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UN MARIS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088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UN TIZIAN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845904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UNELLI AGENZIA PRATICHE AUTOVEICOL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8851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UNO ELIO</text:p>
          </table:table-cell>
          <table:table-cell table:style-name="ce39" office:value-type="string" calcext:value-type="string">
            <text:p>FIGLIO CIR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574700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UNO ELIO (POSTEGGIO VERONA)</text:p>
          </table:table-cell>
          <table:table-cell table:style-name="ce39" office:value-type="string" calcext:value-type="string">
            <text:p>PADRE EL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63848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UNO ELIO (POSTEGGIO VERONA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864904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UNO ELIO (POSTEGGIO VERONA)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info@brunoelio.com" xlink:type="simple">info@brunoelio.com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RUNO ELIO (POSTEGGIO VERON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2619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TR</text:p>
          </table:table-cell>
          <table:table-cell table:style-name="ce39" office:value-type="string" calcext:value-type="string">
            <text:p>MAURIZ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469942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TR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43-37061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ULGARON GIANCARLO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56201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ULGARON GIANCARL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469400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URATTI</text:p>
          </table:table-cell>
          <table:table-cell table:style-name="ce39" office:value-type="string" calcext:value-type="string">
            <text:p>AUTISTA DIEG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672314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URATTI</text:p>
          </table:table-cell>
          <table:table-cell table:style-name="ce39" office:value-type="string" calcext:value-type="string">
            <text:p>LEONARD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235529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URATTI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4-76441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URATTI</text:p>
          </table:table-cell>
          <table:table-cell table:style-name="ce39" office:value-type="string" calcext:value-type="string">
            <text:p>SIMON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05087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USANA (CINZIA RAFFAELLA)</text:p>
          </table:table-cell>
          <table:table-cell table:style-name="ce39" office:value-type="string" calcext:value-type="string">
            <text:p>CINZI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07509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BUSANA (CINZIA RAFFAELLA)</text:p>
          </table:table-cell>
          <table:table-cell table:style-name="ce39" office:value-type="string" calcext:value-type="string">
            <text:p>RAFFAELL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4892034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BUSANA (CINZIA RAFFAELLA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5675206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BUSATO SRL</text:p>
          </table:table-cell>
          <table:table-cell table:style-name="ce39" office:value-type="string" calcext:value-type="string">
            <text:p>MANUEL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1432642</text:p>
          </table:table-cell>
          <table:table-cell table:style-name="ce39" office:value-type="string" calcext:value-type="string">
            <text:p>POSTEGGIO BERGAM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BUSATO SRL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702990</text:p>
          </table:table-cell>
          <table:table-cell table:style-name="ce39" office:value-type="string" calcext:value-type="string">
            <text:p>POSTEGGIO BERGAM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.A.P.O.</text:p>
          </table:table-cell>
          <table:table-cell table:style-name="ce39" office:value-type="string" calcext:value-type="string">
            <text:p>BRONDOL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49056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.A.P.O.</text:p>
          </table:table-cell>
          <table:table-cell table:style-name="ce39" office:value-type="string" calcext:value-type="string">
            <text:p>CONCH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584529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.A.P.O.</text:p>
          </table:table-cell>
          <table:table-cell table:style-name="ce39" office:value-type="string" calcext:value-type="string">
            <text:p>PAOL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36779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.OR.MA SOC. COOP. A R.L.</text:p>
          </table:table-cell>
          <table:table-cell table:style-name="ce39" office:value-type="string" calcext:value-type="string">
            <text:p>CELLE FRIGO x DEPOSIT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86-75732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CCHIARELLI (ORTICOLA MARCHIGIANA)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33-676528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ACCHIARELLI EURO (ORTICOLA MARCHIGIANA)</text:p>
          </table:table-cell>
          <table:table-cell table:style-name="ce39" office:value-type="string" calcext:value-type="string">
            <text:p>SOCIO MASSIM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6048378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ACCHIARELLI EURO (ORTICOLA MARCHIGIANA)</text:p>
          </table:table-cell>
          <table:table-cell table:style-name="ce39" office:value-type="string" calcext:value-type="string">
            <text:p>STUDIO MACERATINI UFFICIO <text:span text:style-name="T1">PER PAGAMENTI</text:span>: MARA (2015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1-982054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ACCHIARELLI EURO (ORTICOLA MARCHIGIANA)</text:p>
          </table:table-cell>
          <table:table-cell table:style-name="ce39" office:value-type="string" calcext:value-type="string">
            <text:p>UFFICIO: FRANCESC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1-7574415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ACCHIARELLI EURO (ORTICOLA MARCHIGIANA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6919457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ACCHIARELLI EURO (ORTICOLA MARCHIGIANA)</text:p>
          </table:table-cell>
          <table:table-cell table:style-name="ce39" office:value-type="string" calcext:value-type="string">
            <text:p>FIGLIA VALENTIN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80-2134431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AGNETTI (PER PEDANE LEGN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21320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ILOTTO SILVIO</text:p>
          </table:table-cell>
          <table:table-cell table:style-name="ce39" office:value-type="string" calcext:value-type="string">
            <text:p>DIRETTO OFFICIN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2421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ILOTTO SILVIO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45-862261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ILOTTO SILVIO</text:p>
          </table:table-cell>
          <table:table-cell table:style-name="ce39" office:value-type="string" calcext:value-type="string">
            <text:p>FAX PER RINNOVO ATP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862428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ILOTTO SILVIO</text:p>
          </table:table-cell>
          <table:table-cell table:style-name="ce39" office:value-type="string" calcext:value-type="string">
            <text:p>MASSIMO TERELLE PER ATP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81918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ILOTTO SILVIO</text:p>
          </table:table-cell>
          <table:table-cell table:style-name="ce39" office:value-type="string" calcext:value-type="string">
            <text:p>SIGNORA “FURBA CHE SA” DETTO DA MIRCO BRENNERO <text:s/>// in alternatva chiedere di nicoletta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roberta.alzanese@officinecailotto.it" xlink:type="simple">roberta.alzanese@officinecailotto.i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ILOTTO SILVIO</text:p>
          </table:table-cell>
          <table:table-cell table:style-name="ce39" office:value-type="string" calcext:value-type="string">
            <text:p>LORO AGENZIA CHE SEGUE ATP: LONARD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613388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LANDRINI FRUTTA (PER MELONI IN BINS 2015)</text:p>
          </table:table-cell>
          <table:table-cell table:style-name="ce39" office:value-type="string" calcext:value-type="string">
            <text:p>DITTA CHE FA TRASPORTI PER LUI, VIENE A VERONA TUTTI I GIORNI A SCARICARE E POI RITORNA <text:s/>VERSO RIMINI VUOTO:: SABATI MICHELE “D.T. TRASPORTI”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276079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LANDRINI FRUTTA (PER MELONI IN BINS 2015)</text:p>
          </table:table-cell>
          <table:table-cell table:style-name="ce39" office:value-type="string" calcext:value-type="string">
            <text:p>FIGLIA DI FRANCO: MICHEL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1103811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LANDRINI FRUTTA (PER MELONI IN BINS 2015)</text:p>
          </table:table-cell>
          <table:table-cell table:style-name="ce39" office:value-type="string" calcext:value-type="string">
            <text:p>FRANCO (o francesco?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65672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LANDRINI FRUTTA (PER MELONI IN BINS 2015)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541-62536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LANDRINI FRUTTA (PER MELONI IN BINS 2015)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41-62536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LANDRINI FRUTTA (PER MELONI IN BINS 2015)</text:p>
          </table:table-cell>
          <table:table-cell table:style-name="ce39" office:value-type="string" calcext:value-type="string">
            <text:p>MERCAT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541-157161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LANDRINI FRUTTA (PER MELONI IN BINS 2015)</text:p>
          </table:table-cell>
          <table:table-cell table:style-name="ce39" office:value-type="string" calcext:value-type="string">
            <text:p>MERCAT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41-68141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LANDRINI FRUTTA (PER MELONI IN BINS 2015)</text:p>
          </table:table-cell>
          <table:table-cell table:style-name="ce39" office:value-type="string" calcext:value-type="string">
            <text:p>FAX PAGAMENTI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541-68353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LANDRINI FRUTTA (PER MELONI IN BINS 2015)</text:p>
          </table:table-cell>
          <table:table-cell table:style-name="ce39" office:value-type="string" calcext:value-type="string">
            <text:p>AUTISTA GROSS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338-498066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LDARELLA VINCENZO (FOGGIA)</text:p>
          </table:table-cell>
          <table:table-cell table:style-name="ce39" office:value-type="string" calcext:value-type="string">
            <text:p>SILV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2250646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ALDARELLA VINCENZO (FOGGIA)</text:p>
          </table:table-cell>
          <table:table-cell table:style-name="ce39" office:value-type="string" calcext:value-type="string">
            <text:p>VINCENZ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3815645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ALIARI (SALIZZOL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10098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LIMERO ORTOFRUTTA (MERCATO PADOVA)</text:p>
          </table:table-cell>
          <table:table-cell table:style-name="ce39" office:value-type="string" calcext:value-type="string">
            <text:p>VENDITORE SIG.PERON ANTON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35438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LIMERO ORTOFRUTTA (MERCATO PADOVA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9-870193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LIMERO ORTOFRUTTA (MERCATO PADOV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70119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LIMERO ORTOFRUTTA (MERCATO PADOV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70294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MARELLA (MERCATO VERONA)</text:p>
          </table:table-cell>
          <table:table-cell table:style-name="ce39" office:value-type="string" calcext:value-type="string">
            <text:p>CAMARELLA – KATI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96114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MARELLA (MERCATO VERONA)</text:p>
          </table:table-cell>
          <table:table-cell table:style-name="ce39" office:value-type="string" calcext:value-type="string">
            <text:p>KATIA – PER CARTO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2-594974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MARELLA (MERCATO VERONA)</text:p>
          </table:table-cell>
          <table:table-cell table:style-name="ce39" office:value-type="string" calcext:value-type="string">
            <text:p>PER CARTA POLITENATA O CELOFAN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2194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MARELLA (MERCATO VERONA)</text:p>
          </table:table-cell>
          <table:table-cell table:style-name="ce39" office:value-type="string" calcext:value-type="string">
            <text:p>SOLEFRUTTA – KATI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547016 (1)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MARELLA (MERCATO VERONA)</text:p>
          </table:table-cell>
          <table:table-cell table:style-name="ce39" office:value-type="string" calcext:value-type="string">
            <text:p>TITOLARE ROBER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595370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MBISE TRASACC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936807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AMPAGNARO GIOVANNI (MESTR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531019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MPAGNARO GIOVANNI (MESTRE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1-531312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MT</text:p>
          </table:table-cell>
          <table:table-cell table:style-name="ce39" office:value-type="string" calcext:value-type="string">
            <text:p>MERCATO BOLOGNA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51-286112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MT</text:p>
          </table:table-cell>
          <table:table-cell table:style-name="ce39" office:value-type="string" calcext:value-type="string">
            <text:p>MERCATO BOLOGN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1-286110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NTARELLA FRANCESCO</text:p>
          </table:table-cell>
          <table:table-cell table:style-name="ce39" office:value-type="string" calcext:value-type="string">
            <text:p>NEGOZIO ORTOF. ISOLA DELLA SCAL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833114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NTARELLA FRANCESCO</text:p>
          </table:table-cell>
          <table:table-cell table:style-name="ce39" office:value-type="string" calcext:value-type="string">
            <text:p>NEGOZIO ORTOF. ISOLA DELLA SCAL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002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NTARELLA GERMA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2564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PASSO (ORTOF.CAPASSO SRL)</text:p>
          </table:table-cell>
          <table:table-cell table:style-name="ce39" office:value-type="string" calcext:value-type="string">
            <text:p>PER PAGAMENTI SIG.RA “LAURA”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21-45739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PASSO (ORTOF.CAPASSO SRL)</text:p>
          </table:table-cell>
          <table:table-cell table:style-name="ce39" office:value-type="string" calcext:value-type="string">
            <text:p>TITOLARE: PAOL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62155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PASSO (ORTOF.CAPASSO SRL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321-49102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PASSO (ORTOF.CAPASSO SRL)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CAPASSO (ORTOF.CAPASSO SRL)</text:p>
          </table:table-cell>
          <table:table-cell table:style-name="ce39"/>
          <table:table-cell table:style-name="ce39" office:value-type="string" calcext:value-type="string">
            <text:p>PEC</text:p>
          </table:table-cell>
          <table:table-cell table:style-name="ce76" office:value-type="string" calcext:value-type="string">
            <text:p><text:a xlink:href="mailto:ortocapasso@pec.it" xlink:type="simple">ortocapasso@pec.i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PPELETTO</text:p>
          </table:table-cell>
          <table:table-cell table:style-name="ce39" office:value-type="string" calcext:value-type="string">
            <text:p>LUC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53918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PPELETTO</text:p>
          </table:table-cell>
          <table:table-cell table:style-name="ce39" office:value-type="string" calcext:value-type="string">
            <text:p>LUC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53918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PPELETTO</text:p>
          </table:table-cell>
          <table:table-cell table:style-name="ce39" office:value-type="string" calcext:value-type="string">
            <text:p>RENA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236140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PPELETTO</text:p>
          </table:table-cell>
          <table:table-cell table:style-name="ce39" office:value-type="string" calcext:value-type="string">
            <text:p>RENAT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53908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PRIOTTI FILIPPO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35-702713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APRIOTTI FILIPPO</text:p>
          </table:table-cell>
          <table:table-cell table:style-name="ce39" office:value-type="string" calcext:value-type="string">
            <text:p>VALER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5327456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APRIOTTI FILIPPO</text:p>
          </table:table-cell>
          <table:table-cell table:style-name="ce39" office:value-type="string" calcext:value-type="string">
            <text:p>VALER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35-702156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APRIOTTI FILIPP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60-719888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ARDIA (SARDEGNA)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70-28226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RDIA (SARDEGNA)</text:p>
          </table:table-cell>
          <table:table-cell table:style-name="ce39" office:value-type="string" calcext:value-type="string">
            <text:p>FRANCES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464300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RDIA (SARDEGNA)</text:p>
          </table:table-cell>
          <table:table-cell table:style-name="ce39" office:value-type="string" calcext:value-type="string">
            <text:p>FRANCES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834021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RDIA (SARDEGNA)</text:p>
          </table:table-cell>
          <table:table-cell table:style-name="ce39" office:value-type="string" calcext:value-type="string">
            <text:p>FRANCESC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0-28226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RDUCCI LAURO (AZ.AGR.)</text:p>
          </table:table-cell>
          <table:table-cell table:style-name="ce39" office:value-type="string" calcext:value-type="string">
            <text:p>INSALATA MARCH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6527578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6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CARLINI GIORGIO (VILLAFRANCA)</text:p>
          </table:table-cell>
          <table:table-cell table:style-name="ce39" office:value-type="string" calcext:value-type="string">
            <text:p>FIGLIO ALBER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3209514</text:p>
          </table:table-cell>
          <table:table-cell table:style-name="ce39" office:value-type="string" calcext:value-type="string">
            <text:p>VERZE, ZUCCHE, CAPPUCCI, GENTILE, LATTUG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ARLINI GIORGIO (VILLAFRANCA)</text:p>
          </table:table-cell>
          <table:table-cell table:style-name="ce39" office:value-type="string" calcext:value-type="string">
            <text:p>GIORG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462859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RLINI GIORGIO (VILLAFRANCA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797172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RLINI GIORGIO (VILLAFRANCA)</text:p>
          </table:table-cell>
          <table:table-cell table:style-name="ce39" office:value-type="string" calcext:value-type="string">
            <text:p>LILL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286012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RLINI SALIZZOLE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90188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RMELA NAPOL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456151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RROZZIERE QUAGLIATO BENIT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5334712</text:p>
          </table:table-cell>
          <table:table-cell table:style-name="ce39" office:value-type="string" calcext:value-type="string">
            <text:p>MANUTENZIONI RIPARAZIONI CARROZZIER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ARTOPLASTICA</text:p>
          </table:table-cell>
          <table:table-cell table:style-name="ce39" office:value-type="string" calcext:value-type="string">
            <text:p>SILVESTRIN SANT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93-987087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RTOPLASTICA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22-69079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RTOPLASTIC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2-69071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SALIN GIUSEPPE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8426818</text:p>
          </table:table-cell>
          <table:table-cell table:style-name="ce39" table:number-columns-repeated="2"/>
          <table:table-cell table:number-columns-repeated="1018"/>
        </table:table-row>
        <table:table-row table:style-name="ro2">
          <table:table-cell table:style-name="ce39" office:value-type="string" calcext:value-type="string">
            <text:p>CASALIN GIUSEPPE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20273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SALIN GIUSEPPE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1-518638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SAROTTI F.LLI</text:p>
          </table:table-cell>
          <table:table-cell table:style-name="ce39" office:value-type="string" calcext:value-type="string">
            <text:p>CAS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5012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SAROTTI F.LLI</text:p>
          </table:table-cell>
          <table:table-cell table:style-name="ce39" office:value-type="string" calcext:value-type="string">
            <text:p>GIORG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42680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SCONE</text:p>
          </table:table-cell>
          <table:table-cell table:style-name="ce39" office:value-type="string" calcext:value-type="string">
            <text:p>RAGUSA – SICILI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7792073</text:p>
          </table:table-cell>
          <table:table-cell table:style-name="ce39" office:value-type="string" calcext:value-type="string">
            <text:p>PRODOTTI SICI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ASSA DI RISPARMIO DEL VENETO</text:p>
          </table:table-cell>
          <table:table-cell table:style-name="ce39" office:value-type="string" calcext:value-type="string">
            <text:p>SIGNORA GIRARDI DIRETT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28735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SSA DI RISPARMIO DEL VENETO</text:p>
          </table:table-cell>
          <table:table-cell table:style-name="ce39" office:value-type="string" calcext:value-type="string">
            <text:p>SPECIAL AGRICOLTURA – MAURIZIO LOVO (MAGGIO 2016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4-693120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SSA DI RISPARMIO DEL VENETO</text:p>
          </table:table-cell>
          <table:table-cell table:style-name="ce39" office:value-type="string" calcext:value-type="string">
            <text:p>SPECIAL AGRICOLTURA – MAURIZIO LOVO (MAGGIO 2016)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maurizio.lovo@intesasanpaolo.com" xlink:type="simple">maurizio.lovo@intesasanpaolo.com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SSA DI RISPARMIO DEL VENETO</text:p>
          </table:table-cell>
          <table:table-cell table:style-name="ce39" office:value-type="string" calcext:value-type="string">
            <text:p>NUOVO GESTORE – PIEO ANGELO MARROCHELLA (FILIALE IMPRESE CEREA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4-103845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SSA DI RISPARMIO DEL VENETO</text:p>
          </table:table-cell>
          <table:table-cell table:style-name="ce39" office:value-type="string" calcext:value-type="string">
            <text:p>NUOVO GESTORE – PIEO ANGELO MARROCHELLA (FILIALE IMPRESE CEREA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32624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SSA DI RISPARMIO DEL VENETO</text:p>
          </table:table-cell>
          <table:table-cell table:style-name="ce39" office:value-type="string" calcext:value-type="string">
            <text:p>NUOVO GESTORE – PIEO ANGELO MARROCHELLA (FILIALE IMPRESE CEREA)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11-093255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SSA DI RISPARMIO DEL VENETO</text:p>
          </table:table-cell>
          <table:table-cell table:style-name="ce39" office:value-type="string" calcext:value-type="string">
            <text:p>NUOVO GESTORE – PIEO ANGELO MARROCHELLA (FILIALE IMPRESE CEREA)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piero.marrocchella@intesasanpaolo.com" xlink:type="simple">piero.marrocchella@intesasanpaolo.com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SSA DI RISPARMIO DEL VENETO (FIL ISOLA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663013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SSA DI RISPARMIO DEL VENETO (FIL ISOL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1088</text:p>
          </table:table-cell>
          <table:table-cell table:style-name="ce39" office:value-type="string" calcext:value-type="string">
            <text:p>BAN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ASTIGLIA SALVATORE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123265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STIGLIA SALVATORE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2-44424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STIGLIONI GIANFRANCO (COMPUTEK)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45-992355</text:p>
          </table:table-cell>
          <table:table-cell table:style-name="ce39" office:value-type="string" calcext:value-type="string">
            <text:p>ASSISTENZA COMPUTER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ASTIGLIONI GIANFRANCO (COMPUTEK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992322</text:p>
          </table:table-cell>
          <table:table-cell table:style-name="ce39" office:value-type="string" calcext:value-type="string">
            <text:p>ASSISTENZA COMPUTER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ATALIN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65750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TALIN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35-65923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AUCCHILI STEFANO</text:p>
          </table:table-cell>
          <table:table-cell table:style-name="ce39" office:value-type="string" calcext:value-type="string">
            <text:p>PRODUTTORE VILLA FONTAN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543004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ENTRO DEL PNEUMATICO COLTRO</text:p>
          </table:table-cell>
          <table:table-cell table:style-name="ce39" office:value-type="string" calcext:value-type="string">
            <text:p>CERE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8080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ENTRO DEL PNEUMATICO COLTRO</text:p>
          </table:table-cell>
          <table:table-cell table:style-name="ce39" office:value-type="string" calcext:value-type="string">
            <text:p>NOGAR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88732</text:p>
          </table:table-cell>
          <table:table-cell table:style-name="ce39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geofu</text:p>
          </table:table-cell>
          <table:table-cell/>
          <table:table-cell office:value-type="string" calcext:value-type="string">
            <text:p>CELL</text:p>
          </table:table-cell>
          <table:table-cell table:style-name="ce40" office:value-type="string" calcext:value-type="string">
            <text:p>331-3447091</text:p>
          </table:table-cell>
          <table:table-cell table:number-columns-repeated="1020"/>
        </table:table-row>
        <table:table-row table:style-name="ro2">
          <table:table-cell table:style-name="ce39" office:value-type="string" calcext:value-type="string">
            <text:p>CENTROUFFICI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850059</text:p>
          </table:table-cell>
          <table:table-cell table:style-name="ce39" table:number-columns-repeated="2"/>
          <table:table-cell table:number-columns-repeated="1018"/>
        </table:table-row>
        <table:table-row table:style-name="ro2">
          <table:table-cell table:style-name="ce39" office:value-type="string" calcext:value-type="string">
            <text:p>CENTROUFFICI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85145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EREA BANCA 1987 (FIL. TREVENZUOLO)</text:p>
          </table:table-cell>
          <table:table-cell table:style-name="ce39" office:value-type="string" calcext:value-type="string">
            <text:p>DIRETTORE ROSSANO SIGNORI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616256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EREA BANCA 1987 (FIL. TREVENZUOLO)</text:p>
          </table:table-cell>
          <table:table-cell table:style-name="ce39" office:value-type="string" calcext:value-type="string">
            <text:p>DIRETTORE ROSSANO SIGNORINI</text:p>
          </table:table-cell>
          <table:table-cell table:style-name="ce39" office:value-type="string" calcext:value-type="string">
            <text:p>MAIL</text:p>
          </table:table-cell>
          <table:table-cell table:style-name="ce39" office:value-type="string" calcext:value-type="string">
            <text:p><text:a xlink:href="mailto:rossano.signorini@cereabanca1897.it" xlink:type="simple">rossano.signorini@cereabanca1897.i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EREA BANCA 1987 (FIL. TREVENZUOL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616268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EREA BANCA 1987 (FIL. TREVENZUOLO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668020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EREA BANCA 1987 (FIL. TREVENZUOL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68020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ESAB</text:p>
          </table:table-cell>
          <table:table-cell table:style-name="ce39" office:value-type="string" calcext:value-type="string">
            <text:p>ANGEL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2290511</text:p>
          </table:table-cell>
          <table:table-cell table:style-name="ce39" office:value-type="string" calcext:value-type="string">
            <text:p>MANUTENZIONI RIPARAZIONI CARRELLI ELEVATOR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ESAB</text:p>
          </table:table-cell>
          <table:table-cell table:style-name="ce39" office:value-type="string" calcext:value-type="string">
            <text:p>MASSIMO DE CARLI VENDITO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2290510</text:p>
          </table:table-cell>
          <table:table-cell table:style-name="ce39" office:value-type="string" calcext:value-type="string">
            <text:p>MANUTENZIONI RIPARAZIONI CARRELLI ELEVATOR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ESAB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20924</text:p>
          </table:table-cell>
          <table:table-cell table:style-name="ce39" office:value-type="string" calcext:value-type="string">
            <text:p>MANUTENZIONI RIPARAZIONI CARRELLI ELEVATOR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ESAB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<text:s/></text:p>
          </table:table-cell>
          <table:table-cell table:style-name="ce39" office:value-type="string" calcext:value-type="string">
            <text:p>MANUTENZIONI RIPARAZIONI CARRELLI ELEVATOR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HECCHI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129971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HELAB</text:p>
          </table:table-cell>
          <table:table-cell table:style-name="ce39" office:value-type="string" calcext:value-type="string">
            <text:p>DOTTOR NICCHE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81119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HELAB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23-71505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HELAB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3-717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HIARAVALLE ANGELO</text:p>
          </table:table-cell>
          <table:table-cell table:style-name="ce39" office:value-type="string" calcext:value-type="string">
            <text:p>GERRY RAGIONIE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1567260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40" office:value-type="string" calcext:value-type="string">
            <text:p>0863-444271</text:p>
          </table:table-cell>
          <table:table-cell table:style-name="ce39" office:value-type="string" calcext:value-type="string">
            <text:p>PRODOTTI AVEZZANO</text:p>
          </table:table-cell>
          <table:table-cell/>
          <table:table-cell table:style-name="ce39" table:number-columns-repeated="58"/>
          <table:table-cell table:number-columns-repeated="960"/>
        </table:table-row>
        <table:table-row table:style-name="ro2">
          <table:table-cell table:style-name="ce39" office:value-type="string" calcext:value-type="string">
            <text:p>CHIARAVALLE ANGEL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919865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office:value-type="string" calcext:value-type="string">
            <text:p>CHIARAVALLE ANGELO</text:p>
          </table:table-cell>
          <table:table-cell/>
          <table:table-cell office:value-type="string" calcext:value-type="string">
            <text:p>FAX</text:p>
          </table:table-cell>
          <table:table-cell table:style-name="ce40" office:value-type="string" calcext:value-type="string">
            <text:p>0863-444271</text:p>
          </table:table-cell>
          <table:table-cell table:style-name="ce39" office:value-type="string" calcext:value-type="string">
            <text:p>PRODOTTI AVEZZANO</text:p>
          </table:table-cell>
          <table:table-cell/>
          <table:table-cell table:style-name="ce39" table:number-columns-repeated="58"/>
          <table:table-cell table:number-columns-repeated="960"/>
        </table:table-row>
        <table:table-row table:style-name="ro2">
          <table:table-cell table:style-name="ce39" office:value-type="string" calcext:value-type="string">
            <text:p>CHIARAVALLE ANGEL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410253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HIARAVALLE ANGELO</text:p>
          </table:table-cell>
          <table:table-cell table:style-name="ce39" office:value-type="string" calcext:value-type="string">
            <text:p>GLORIA (IMPIEGATA PER IMBALLAGGIO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863382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HIARAVALLE ANGELO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chiaravalleangelo@libero.it" xlink:type="simple">chiaravalleangelo@libero.i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HIARAVALLE ANGELO (AGENZIA TRASPORTI)</text:p>
          </table:table-cell>
          <table:table-cell table:style-name="ce39" office:value-type="string" calcext:value-type="string">
            <text:p>GAROFALO TRASPORT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51-292628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HIEREGATO PIERI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642706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HIEREGATO PIERI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6754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HIODIN ERMAN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50071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HIODIN ERMAN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05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HRISTIAN SULSER GMBH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172207411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HRISTIAN SULSER GMBH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89-77824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HRISTIAN SULSER GMBH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9-7670691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IAVARELLA MICHELE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024876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ICONE ARMANDO (MEDIATORE FONDI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92442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ICONE ARMANDO (MEDIATORE FONDI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71-50396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IESSE PAPER (CARTONI)</text:p>
          </table:table-cell>
          <table:table-cell table:style-name="ce39" office:value-type="string" calcext:value-type="string">
            <text:p>FABRIZIO GOV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039839</text:p>
          </table:table-cell>
          <table:table-cell table:style-name="ce39" office:value-type="string" calcext:value-type="string">
            <text:p>IMBALLAGGI CASSETTE CARTON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IESSE PAPER (CARTONI)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522-976837</text:p>
          </table:table-cell>
          <table:table-cell table:style-name="ce39" office:value-type="string" calcext:value-type="string">
            <text:p>IMBALLAGGI CASSETTE CARTON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IESSE PAPER (CARTONI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22-976761</text:p>
          </table:table-cell>
          <table:table-cell table:style-name="ce39" office:value-type="string" calcext:value-type="string">
            <text:p>IMBALLAGGI CASSETTE CARTON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ILLA LUIGI</text:p>
          </table:table-cell>
          <table:table-cell table:style-name="ce39" office:value-type="string" calcext:value-type="string">
            <text:p>impiegata: LUCIA (DALLE 15.30 DEL POMERIGGIO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1-233104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ILLA LUIGI</text:p>
          </table:table-cell>
          <table:table-cell table:style-name="ce39" office:value-type="string" calcext:value-type="string">
            <text:p>NUMERO VECCH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1436371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ILLA LUIGI</text:p>
          </table:table-cell>
          <table:table-cell table:style-name="ce39" office:value-type="string" calcext:value-type="string">
            <text:p>NUMERO PROVVISORIO NOVEMBRE 2017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595985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ILLA LUIGI</text:p>
          </table:table-cell>
          <table:table-cell table:style-name="ce39" office:value-type="string" calcext:value-type="string">
            <text:p>SOCIO ANTONIO (MERCE FIUMICINO?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89-316370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ILLA LUIGI (AUTISTA)</text:p>
          </table:table-cell>
          <table:table-cell table:style-name="ce39" office:value-type="string" calcext:value-type="string">
            <text:p>AUTIST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92-324409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IOCCI</text:p>
          </table:table-cell>
          <table:table-cell table:style-name="ce39" office:value-type="string" calcext:value-type="string">
            <text:p>BRU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0-605710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IOCCI</text:p>
          </table:table-cell>
          <table:table-cell table:style-name="ce39" office:value-type="string" calcext:value-type="string">
            <text:p>MAR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496023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IOCCI</text:p>
          </table:table-cell>
          <table:table-cell table:style-name="ce39" office:value-type="string" calcext:value-type="string">
            <text:p>MAR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52841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IRELLI MICHELE (ZUCCHE) BORGOFORTE (MN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0-842206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PROPAC SRL (HA ACQUISITO CIT: CENTRO IMBALLAGGIO TECNICO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4-636252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PROPAC SRL (HA ACQUISITO CIT: CENTRO IMBALLAGGIO TECNICO)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filialenordest@propac.it" xlink:type="simple">filialenordest@propac.it</text:a>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CLA</text:p>
          </table:table-cell>
          <table:table-cell table:style-name="ce39" office:value-type="string" calcext:value-type="string">
            <text:p>GUGLIELMO BAGG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335113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CL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5-816500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CLESSIDRA RISTORANTE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7370170</text:p>
          </table:table-cell>
          <table:table-cell table:style-name="ce39" office:value-type="string" calcext:value-type="string">
            <text:p>RISTORANT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O.SVA (PER SEDANO)</text:p>
          </table:table-cell>
          <table:table-cell table:style-name="ce39" office:value-type="string" calcext:value-type="string">
            <text:p>RIGA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49981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.SVA (PER SEDANO)</text:p>
          </table:table-cell>
          <table:table-cell table:style-name="ce39" office:value-type="string" calcext:value-type="string">
            <text:p>SEVERI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68-48948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.SVA (PER SEDAN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6-38301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F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65848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F</text:p>
          </table:table-cell>
          <table:table-cell table:style-name="ce39" office:value-type="string" calcext:value-type="string">
            <text:p>DANILO E GRAZI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43669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F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96600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GEMO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41-5543399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COGEMO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5543430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COLOMBINO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1-859156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LOMBI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3054636-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LOMBI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1-96509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LT.OR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863-8034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LT.OR</text:p>
          </table:table-cell>
          <table:table-cell table:style-name="ce39" office:value-type="string" calcext:value-type="string">
            <text:p>TONI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881953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LT.OR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8020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MINATO MICHELE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80-412368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MPARINI RICCARD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496532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MPARINI RICCARD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6-4516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MUNELLO GIULIO SPA</text:p>
          </table:table-cell>
          <table:table-cell table:style-name="ce39" office:value-type="string" calcext:value-type="string">
            <text:p>VICENZ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045556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COMUNELLO GIULIO SPA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24-58235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MUNELLO GIULIO SP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4-58235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NCA DEL FUCINO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8656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NCA DEL FUCI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60050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NCA DEL FUCI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68-717022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NS. AGR. LOMBARDO VENETO TREVENZUOLO</text:p>
          </table:table-cell>
          <table:table-cell table:style-name="ce39" office:value-type="string" calcext:value-type="string">
            <text:p>GIAMPAOLO AVANZI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880884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NS. AGR. LOMBARDO VENETO TREVENZUOLO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668335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NS. AGR. LOMBARDO VENETO TREVENZUOL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5011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NSORZIO PICCOLI FRUTTI</text:p>
          </table:table-cell>
          <table:table-cell table:style-name="ce39" office:value-type="string" calcext:value-type="string">
            <text:p>MAGAZZINIERE ANDRE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337171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NTINI MILANO</text:p>
          </table:table-cell>
          <table:table-cell table:style-name="ce39" office:value-type="string" calcext:value-type="string">
            <text:p>LUCA AMBROSETT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131847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NTINI MILA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5518194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OP. CANCA (AVEZZANO)</text:p>
          </table:table-cell>
          <table:table-cell table:style-name="ce39" office:value-type="string" calcext:value-type="string">
            <text:p>SALVATOR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68-7170256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OOP. CANCA (AVEZZANO)</text:p>
          </table:table-cell>
          <table:table-cell table:style-name="ce39" office:value-type="string" calcext:value-type="string">
            <text:p>VINCENZ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68-7170223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OOP. FACCHINI (VERONA)</text:p>
          </table:table-cell>
          <table:table-cell table:style-name="ce39" office:value-type="string" calcext:value-type="string">
            <text:p>ROBERTO PER BANCALI ANCHE USATI (EURO € ?? O NOSTRI € 1,30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42016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OP. FACCHINI (VERONA)</text:p>
          </table:table-cell>
          <table:table-cell table:style-name="ce39" office:value-type="string" calcext:value-type="string">
            <text:p>SERGIO (MASSALONGO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30780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OP. FACCHINI (VERONA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0159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OP. FACCHINI (VERONA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50151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OP. IL MELONE (ERBE' BISS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2505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OP. LUSCIANESE (PER MELONI)</text:p>
          </table:table-cell>
          <table:table-cell table:style-name="ce39" office:value-type="string" calcext:value-type="string">
            <text:p>GIOVANNI GRIMALD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21222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OP. LUSCIANESE (PER MELONI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1-503664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OP. ORTICOLA DI CONTRADA BAGNI SRL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217420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OP.FACCHINI (VERONA)</text:p>
          </table:table-cell>
          <table:table-cell table:style-name="ce39" office:value-type="string" calcext:value-type="string">
            <text:p>PIATTAFORMA LOGISTICA – ANDRE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753174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OP.FUCINO SEMENTI (AVEZZANO)</text:p>
          </table:table-cell>
          <table:table-cell table:style-name="ce39" office:value-type="string" calcext:value-type="string">
            <text:p>FELIC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3835077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OOP.FUCINO SEMENTI (AVEZZANO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52193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OOP.FUCINO SEMENTI (AVEZZAN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528044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OOPERATIVA CAMAGRE</text:p>
          </table:table-cell>
          <table:table-cell table:style-name="ce39" office:value-type="string" calcext:value-type="string">
            <text:p>OLGA (CONTABILITA'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205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OPERATIVA CAMAGRE</text:p>
          </table:table-cell>
          <table:table-cell table:style-name="ce39" office:value-type="string" calcext:value-type="string">
            <text:p>TESINI ANTON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241895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OPERATIVA CAMAGRE</text:p>
          </table:table-cell>
          <table:table-cell table:style-name="ce39" office:value-type="string" calcext:value-type="string">
            <text:p>TESINI ANTON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63069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REX (NOVARA)</text:p>
          </table:table-cell>
          <table:table-cell table:style-name="ce39" office:value-type="string" calcext:value-type="string">
            <text:p>ABITAZION ELIS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2-45801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REX (NOVARA)</text:p>
          </table:table-cell>
          <table:table-cell table:style-name="ce39" office:value-type="string" calcext:value-type="string">
            <text:p>ELIS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782574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REX (NOVARA)</text:p>
          </table:table-cell>
          <table:table-cell table:style-name="ce39" office:value-type="string" calcext:value-type="string">
            <text:p>TITOLARE: ULDERI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837094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REX (NOVAR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21-45681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REX (NOVAR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21-49146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RROPOLI ANTONIO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882-554147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ORROPOLI ANTONIO</text:p>
          </table:table-cell>
          <table:table-cell table:style-name="ce39" office:value-type="string" calcext:value-type="string">
            <text:p>ULTIMO CELLUL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3578037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ORROPOLI ANTON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3810660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ORROPOLI ANTON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1890255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ORROPOLI ANTONI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82-553067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CORSI TRASPORTI (TRASP.ESTERO VR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2159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RSI VITTOR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817374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RSI VITTORIO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666040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RSI VITTORI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66032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RSO WALTER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07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RSO WALTER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80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RTE VECIA AZIENDA AGRICOLA</text:p>
          </table:table-cell>
          <table:table-cell table:style-name="ce39" office:value-type="string" calcext:value-type="string">
            <text:p>ANTONIO MARIOTTO (PADRE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8601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RTE VECIA AZIENDA AGRICOLA</text:p>
          </table:table-cell>
          <table:table-cell table:style-name="ce39" office:value-type="string" calcext:value-type="string">
            <text:p>MASSIMO MARIOTTO (FIGLIO) (EX PECANA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360620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RTE VECIA AZIENDA AGRICOL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63632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RTINOVIS WALTER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2518391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CORTINOVIS WALTER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5-299526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COS – COOP.ORTOLANI SOTTOMARINA</text:p>
          </table:table-cell>
          <table:table-cell table:style-name="ce39" office:value-type="string" calcext:value-type="string">
            <text:p>MARCO (CHIAMARE LUI PER CARICHI IN MAGAZZINO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369718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COS – COOP.ORTOLANI SOTTOMARINA</text:p>
          </table:table-cell>
          <table:table-cell table:style-name="ce39" office:value-type="string" calcext:value-type="string">
            <text:p>RENZ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232647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VER FRUTTA</text:p>
          </table:table-cell>
          <table:table-cell table:style-name="ce39" office:value-type="string" calcext:value-type="string">
            <text:p>DANIE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716219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VER FRUTTA</text:p>
          </table:table-cell>
          <table:table-cell table:style-name="ce39" office:value-type="string" calcext:value-type="string">
            <text:p>GIOVAN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17526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VER FRUTTA</text:p>
          </table:table-cell>
          <table:table-cell table:style-name="ce39" office:value-type="string" calcext:value-type="string">
            <text:p>MARTI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362953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VER FRUTTA</text:p>
          </table:table-cell>
          <table:table-cell table:style-name="ce39" office:value-type="string" calcext:value-type="string">
            <text:p>RAFFAE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896861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OVER FRUTT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26070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COVER FRUTT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26062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CREDEM BANCA (SEDE VILLAFRANCA)</text:p>
          </table:table-cell>
          <table:table-cell table:style-name="ce39" office:value-type="string" calcext:value-type="string">
            <text:p>DIRETTORE SIG.POLI FRANCES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116934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REDEM BANCA (SEDE VILLAFRANCA)</text:p>
          </table:table-cell>
          <table:table-cell table:style-name="ce39" office:value-type="string" calcext:value-type="string">
            <text:p>DIRETTORE SIG.POLI FRANCESC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790341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REDEM BANCA (SEDE VILLAFRANCA)</text:p>
          </table:table-cell>
          <table:table-cell table:style-name="ce39" office:value-type="string" calcext:value-type="string">
            <text:p>DIRETTORE SIG.POLI FRANCESCO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francesco.poli@credem.it" xlink:type="simple">francesco.poli@credem.i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REDEM BANCA (SEDE VILLAFRANCA)</text:p>
          </table:table-cell>
          <table:table-cell table:style-name="ce39" office:value-type="string" calcext:value-type="string">
            <text:p>DIRETTORE SIG.POLI FRANCESC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3580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RISTOFOLI TOMAS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850571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RISTOFOLI TOMAS</text:p>
          </table:table-cell>
          <table:table-cell table:style-name="ce39" office:value-type="string" calcext:value-type="string">
            <text:p>SUO COMMERCIALISTA</text:p>
          </table:table-cell>
          <table:table-cell table:style-name="ce39" office:value-type="string" calcext:value-type="string">
            <text:p>mail</text:p>
          </table:table-cell>
          <table:table-cell table:style-name="ce39" office:value-type="string" calcext:value-type="string">
            <text:p>ilaria@studioformigari.it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CUCCHI ALFRED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<text:s/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.TA. VISION SNC (ALLARME BRUN GELMINO) (TIZIO CHE HO TROVATO DA GARIS)</text:p>
          </table:table-cell>
          <table:table-cell table:style-name="ce39" office:value-type="string" calcext:value-type="string">
            <text:p>AMMINISTRAZIONE O REPERIBILE NEI NOTTUR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455391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.TA. VISION SNC (ALLARME BRUN GELMINO) (TIZIO CHE HO TROVATO DA GARIS)</text:p>
          </table:table-cell>
          <table:table-cell table:style-name="ce39" office:value-type="string" calcext:value-type="string">
            <text:p>REPERIBILE TONI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213798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DDONE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883559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DONE ANTON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925311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DONE ANTONI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82-99431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DONE MASSIMILIA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795397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DONE MASSIMILIA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82-99317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INESE</text:p>
          </table:table-cell>
          <table:table-cell table:style-name="ce39" office:value-type="string" calcext:value-type="string">
            <text:p>PER PORTA SALISCEND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739398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INESE</text:p>
          </table:table-cell>
          <table:table-cell table:style-name="ce39" office:value-type="string" calcext:value-type="string">
            <text:p>PER PORTA SALISCEND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9-65674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INESE</text:p>
          </table:table-cell>
          <table:table-cell table:style-name="ce39" office:value-type="string" calcext:value-type="string">
            <text:p>PER PORTA SALISCEND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9-65674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L BARCO FAUST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60-69491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L BARCO FAUST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956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L BELLO (PADOVA)</text:p>
          </table:table-cell>
          <table:table-cell table:style-name="ce39" office:value-type="string" calcext:value-type="string">
            <text:p>GIUL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154022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L BELLO (PADOVA)</text:p>
          </table:table-cell>
          <table:table-cell table:style-name="ce39" office:value-type="string" calcext:value-type="string">
            <text:p>RENA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154022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L BELLO (PADOVA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25-60901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L BELLO (PADOV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237</text:p>
          </table:table-cell>
          <table:table-cell table:style-name="ce39" office:value-type="string" calcext:value-type="string">
            <text:p>POSEGGIO PADOV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DAL BELLO (PADOV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70326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L BOSCO ORLAND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47100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L BOSCO PRIM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17504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LL'OCA (ERBE')</text:p>
          </table:table-cell>
          <table:table-cell table:style-name="ce39" office:value-type="string" calcext:value-type="string">
            <text:p>BASILICO IN VASET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176897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N FRUTTA</text:p>
          </table:table-cell>
          <table:table-cell table:style-name="ce39" office:value-type="string" calcext:value-type="string">
            <text:p>POSTEGGIO PADOV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70183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NIELI</text:p>
          </table:table-cell>
          <table:table-cell table:style-name="ce39" office:value-type="string" calcext:value-type="string">
            <text:p>GIULI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04414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NIELI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70194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NIELI</text:p>
          </table:table-cell>
          <table:table-cell table:style-name="ce39" office:value-type="string" calcext:value-type="string">
            <text:p>MIR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20966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RIO ALFONS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46329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THEO SRL</text:p>
          </table:table-cell>
          <table:table-cell table:style-name="ce39" office:value-type="string" calcext:value-type="string">
            <text:p>GALIMBERTI FERDINAND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11511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THEO SRL</text:p>
          </table:table-cell>
          <table:table-cell table:style-name="ce39" office:value-type="string" calcext:value-type="string">
            <text:p>POSTEGGIO MILA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846571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THEO SRL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2-846571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TURI ENRIC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23-86317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AVIDE OLIVETT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69129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E ANGELIS</text:p>
          </table:table-cell>
          <table:table-cell table:style-name="ce39" office:value-type="string" calcext:value-type="string">
            <text:p>UFFICIO XPAG:FRANCESCO XRICAVI:ROBERT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1-286123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E ANGELIS</text:p>
          </table:table-cell>
          <table:table-cell table:style-name="ce39" office:value-type="string" calcext:value-type="string">
            <text:p>VENDITORE MELONI – ANTON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157338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E ANGELIS</text:p>
          </table:table-cell>
          <table:table-cell table:style-name="ce39" office:value-type="string" calcext:value-type="string">
            <text:p>VENDITORE UG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06431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E CARLI (X MELONI BIONDE)</text:p>
          </table:table-cell>
          <table:table-cell table:style-name="ce39" office:value-type="string" calcext:value-type="string">
            <text:p>ANDREA FIGL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190846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E CARLI (X MELONI BIONDE)</text:p>
          </table:table-cell>
          <table:table-cell table:style-name="ce39" office:value-type="string" calcext:value-type="string">
            <text:p>CARLO (ZIO O PADRE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812142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E CRISTOFARO ALFONS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718677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E CRISTOFARO ALFONS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82-55220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E IORIS MAR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68-307411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E STEFAN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39825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E STEFAN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02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E VINCENZI BRU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2548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ECUZZI ROCCO (MAG. TORINO)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11-001477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ECUZZI ROCCO (MAG. TORIN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1-001477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ERATTIZZAZIONE 3D SERVICE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930697</text:p>
          </table:table-cell>
          <table:table-cell table:style-name="ce39" office:value-type="string" calcext:value-type="string">
            <text:p>DERATTIZZAZION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DESPAR</text:p>
          </table:table-cell>
          <table:table-cell table:style-name="ce39" office:value-type="string" calcext:value-type="string">
            <text:p>DR. FIGI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763696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ESPAR</text:p>
          </table:table-cell>
          <table:table-cell table:style-name="ce39" office:value-type="string" calcext:value-type="string">
            <text:p>DR. FIGIN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62-52056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ESPAR </text:p>
          </table:table-cell>
          <table:table-cell table:style-name="ce39" office:value-type="string" calcext:value-type="string">
            <text:p>CENTRAL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62-532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ESPAR 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62-52057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I MARIA PIERLUIGI</text:p>
          </table:table-cell>
          <table:table-cell table:style-name="ce39" office:value-type="string" calcext:value-type="string">
            <text:p>NOTAIO NOGARA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42-51111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I NATURA FELICE</text:p>
          </table:table-cell>
          <table:table-cell table:style-name="ce39" office:value-type="string" calcext:value-type="string">
            <text:p>COOPERATIV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82-642588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DI NATURA FELICE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617992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DI NATURA FELICE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837952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DI NATURA FELICE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82-646558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DI ROCCO ANTONI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35144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DICO (CAZZAGO BS) (TAGLIATORE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117425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ICO (CAZZAGO BS) (TAGLIATORE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120213006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ICO (CAZZAGO BS) (TAGLIATOR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0-775140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ISCONZI LUC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87311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ORO LINO</text:p>
          </table:table-cell>
          <table:table-cell table:style-name="ce39" office:value-type="string" calcext:value-type="string">
            <text:p>ALESSANDR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626395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ORO MICHELE</text:p>
          </table:table-cell>
          <table:table-cell table:style-name="ce39" office:value-type="string" calcext:value-type="string">
            <text:p>PRIMAR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652307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ORO MICHELE</text:p>
          </table:table-cell>
          <table:table-cell table:style-name="ce39" office:value-type="string" calcext:value-type="string">
            <text:p>SECONDARIO (RISPONDE LA MOGLIE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105894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OSS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23441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RAGO SCAVI SAS – CAPRARA ANTONIO</text:p>
          </table:table-cell>
          <table:table-cell table:style-name="ce39" office:value-type="string" calcext:value-type="string">
            <text:p>PELLEGRINA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733039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RAGO SCAVI SAS – CAPRARA ANTONIO</text:p>
          </table:table-cell>
          <table:table-cell table:style-name="ce39" office:value-type="string" calcext:value-type="string">
            <text:p>PELLEGRIN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3039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RIVING COMPETITION</text:p>
          </table:table-cell>
          <table:table-cell table:style-name="ce39" office:value-type="string" calcext:value-type="string">
            <text:p>(CICCIONE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0-944258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RIVING COMPETITION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268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RIVING COMPETITION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31267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UE ERRE (POSTEGGIO PADOVA)</text:p>
          </table:table-cell>
          <table:table-cell table:style-name="ce39" office:value-type="string" calcext:value-type="string">
            <text:p>POSTEGGI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9-762847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UE ERRE (POSTEGGIO PADOVA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9-762847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DUE ERRE (POSTEGGIO PADOV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70152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LECTRONIC SERVICE ITALIA</text:p>
          </table:table-cell>
          <table:table-cell table:style-name="ce39" office:value-type="string" calcext:value-type="string">
            <text:p>PER STAMPANTE Z4M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90142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LETTRAUTO LANZ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660117</text:p>
          </table:table-cell>
          <table:table-cell table:style-name="ce39" office:value-type="string" calcext:value-type="string">
            <text:p>MANUTENZIONI RIPARAZION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ELETTRICISTA (GHIRIGATO DORIANO)</text:p>
          </table:table-cell>
          <table:table-cell table:style-name="ce39" office:value-type="string" calcext:value-type="string">
            <text:p>CAS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2621</text:p>
          </table:table-cell>
          <table:table-cell table:style-name="ce39" office:value-type="string" calcext:value-type="string">
            <text:p>MANUTENZIONI RIPARAZIONI ELETTRAUT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ELETTRICISTA (GHIRIGATO DORIAN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0-4213879</text:p>
          </table:table-cell>
          <table:table-cell table:style-name="ce39" office:value-type="string" calcext:value-type="string">
            <text:p>MANUTENZIONI RIPARAZIONI ELETTRICIST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ELVANIS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895569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LVANIS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9-60339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LVANIS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9-611918</text:p>
          </table:table-cell>
          <table:table-cell table:style-name="ce39" table:number-columns-repeated="2"/>
          <table:table-cell table:number-columns-repeated="1018"/>
        </table:table-row>
        <table:table-row table:style-name="ro2">
          <table:table-cell table:style-name="ce39" office:value-type="string" calcext:value-type="string">
            <text:p>EMME PIU' (CESILIO)</text:p>
          </table:table-cell>
          <table:table-cell table:style-name="ce39" office:value-type="string" calcext:value-type="string">
            <text:p>LUIGI (SOCIO CESILIO)</text:p>
          </table:table-cell>
          <table:table-cell table:style-name="ce39"/>
          <table:table-cell table:style-name="ce76" office:value-type="string" calcext:value-type="string">
            <text:p>388-5623354</text:p>
          </table:table-cell>
          <table:table-cell table:style-name="ce39" table:number-columns-repeated="2"/>
          <table:table-cell table:number-columns-repeated="1018"/>
        </table:table-row>
        <table:table-row table:style-name="ro2">
          <table:table-cell table:style-name="ce39" office:value-type="string" calcext:value-type="string">
            <text:p>ENEL DI LEGNAG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601949</text:p>
          </table:table-cell>
          <table:table-cell table:style-name="ce39" table:number-columns-repeated="2"/>
          <table:table-cell table:number-columns-repeated="1018"/>
        </table:table-row>
        <table:table-row table:style-name="ro2">
          <table:table-cell table:style-name="ce39" office:value-type="string" calcext:value-type="string">
            <text:p>ENEL VERONA</text:p>
          </table:table-cell>
          <table:table-cell table:style-name="ce39" office:value-type="string" calcext:value-type="string">
            <text:p>SIG.PARISATO ALESSANDR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953824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NEL VERON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7119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RRANI (AGENZI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45-90033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SPOSITO PASQUALE</text:p>
          </table:table-cell>
          <table:table-cell table:style-name="ce39" office:value-type="string" calcext:value-type="string">
            <text:p>CAS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28-691179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ESPOSITO PASQUALE</text:p>
          </table:table-cell>
          <table:table-cell table:style-name="ce39" office:value-type="string" calcext:value-type="string">
            <text:p>CELLUL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6137347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ESPOSITO PASQUALE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28-691272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ESPOSITO PASQUALE</text:p>
          </table:table-cell>
          <table:table-cell table:style-name="ce39" office:value-type="string" calcext:value-type="string">
            <text:p>ROME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1334624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ETTORE PETRAZAN</text:p>
          </table:table-cell>
          <table:table-cell table:style-name="ce39" office:value-type="string" calcext:value-type="string">
            <text:p>APO SIG.PETER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49102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TTORE PETRAZAN</text:p>
          </table:table-cell>
          <table:table-cell table:style-name="ce39" office:value-type="string" calcext:value-type="string">
            <text:p>ETTO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243456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TTORE PETRAZAN</text:p>
          </table:table-cell>
          <table:table-cell table:style-name="ce39" office:value-type="string" calcext:value-type="string">
            <text:p>LORENZ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105979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UROCARGO (EX CARVIPER?) - ISOLA DELLA SCAL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63127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UROPOOOL</text:p>
          </table:table-cell>
          <table:table-cell table:style-name="ce39" office:value-type="string" calcext:value-type="string">
            <text:p>EUGENIO DE NARD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717725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UROPOOOL</text:p>
          </table:table-cell>
          <table:table-cell table:style-name="ce39" office:value-type="string" calcext:value-type="string">
            <text:p>EUGENIO DE NARD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2-269490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URORINASCITA SNC</text:p>
          </table:table-cell>
          <table:table-cell table:style-name="ce39" office:value-type="string" calcext:value-type="string">
            <text:p>GIORG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49037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URORINASCITA SNC</text:p>
          </table:table-cell>
          <table:table-cell table:style-name="ce39" office:value-type="string" calcext:value-type="string">
            <text:p>MAGAZZINO (X MELONI ELENA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0-241002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URORINASCITA SNC</text:p>
          </table:table-cell>
          <table:table-cell table:style-name="ce39" office:value-type="string" calcext:value-type="string">
            <text:p>ARMIDO RAGNOL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49037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URORINASCITA SNC</text:p>
          </table:table-cell>
          <table:table-cell table:style-name="ce39" office:value-type="string" calcext:value-type="string">
            <text:p>MAESTRINI GIORD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49037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URORINASCITA SNC</text:p>
          </table:table-cell>
          <table:table-cell table:style-name="ce39" office:value-type="string" calcext:value-type="string">
            <text:p>POSTEGGI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30-353054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URORINASCITA SNC</text:p>
          </table:table-cell>
          <table:table-cell table:style-name="ce39" office:value-type="string" calcext:value-type="string">
            <text:p>POSTEGGIO 1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0-353055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URORINASCITA SNC</text:p>
          </table:table-cell>
          <table:table-cell table:style-name="ce39" office:value-type="string" calcext:value-type="string">
            <text:p>POSTEGGIO 2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0-354289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URORINASCITA SNC</text:p>
          </table:table-cell>
          <table:table-cell table:style-name="ce39" office:value-type="string" calcext:value-type="string">
            <text:p>VACCARI DANIE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850413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URORINASCITA SNC</text:p>
          </table:table-cell>
          <table:table-cell table:style-name="ce39" office:value-type="string" calcext:value-type="string">
            <text:p>VACCARI FULV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712560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URORINASCITA SNC</text:p>
          </table:table-cell>
          <table:table-cell table:style-name="ce39" office:value-type="string" calcext:value-type="string">
            <text:p>VACCARI MARCO (PER MELONI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0-074080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URORINASCITA SNC</text:p>
          </table:table-cell>
          <table:table-cell table:style-name="ce39" office:value-type="string" calcext:value-type="string">
            <text:p>VACCARI STEF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826532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URORINASCITA SNC</text:p>
          </table:table-cell>
          <table:table-cell table:style-name="ce39" office:value-type="string" calcext:value-type="string">
            <text:p>MARCO (FIGLIO TITOLARE ??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0-074080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UROVERDE (BS)</text:p>
          </table:table-cell>
          <table:table-cell table:style-name="ce39" office:value-type="string" calcext:value-type="string">
            <text:p>TECNICO SIG.ADR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805310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UROVERDE (BS)</text:p>
          </table:table-cell>
          <table:table-cell table:style-name="ce39" office:value-type="string" calcext:value-type="string">
            <text:p>TIT. FABRIZIO E BRIGNAN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0-974711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UROVERDE (BS)</text:p>
          </table:table-cell>
          <table:table-cell table:style-name="ce39" office:value-type="string" calcext:value-type="string">
            <text:p>TITOLARE ZILIA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29392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UROVERDE (MERCATO VERONA)</text:p>
          </table:table-cell>
          <table:table-cell table:style-name="ce39" office:value-type="string" calcext:value-type="string">
            <text:p>VENDITORE LUCI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08364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UROVERDE (MERCATO VERONA)</text:p>
          </table:table-cell>
          <table:table-cell table:style-name="ce39" office:value-type="string" calcext:value-type="string">
            <text:p>PER CASSE IFCO ANTON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2614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EVERGREEN (AVEZZANO)</text:p>
          </table:table-cell>
          <table:table-cell table:style-name="ce39" office:value-type="string" calcext:value-type="string">
            <text:p>ATTILIO TITOL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9020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EVERGREEN (AVEZZAN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867848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ANNOVI (PER SPANDILETAME)</text:p>
          </table:table-cell>
          <table:table-cell table:style-name="ce39" office:value-type="string" calcext:value-type="string">
            <text:p>TITOLARE SIG. ANNOVI (FIGLIO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68195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ANNOVI (PER SPANDILETAME)</text:p>
          </table:table-cell>
          <table:table-cell table:style-name="ce39" office:value-type="string" calcext:value-type="string">
            <text:p>TITOLARE SIG. ANNOVI (PADRE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57499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ANNOVI (PER SPANDILETAME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59-57359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ANNOVI (PER SPANDILETAM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9-55808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40" office:value-type="string" calcext:value-type="string">
            <text:p>335-1206816</text:p>
          </table:table-cell>
          <table:table-cell table:number-columns-repeated="2"/>
          <table:table-cell table:style-name="ce39" table:number-columns-repeated="58"/>
          <table:table-cell table:number-columns-repeated="960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40" office:value-type="string" calcext:value-type="string">
            <text:p>0426-993818</text:p>
          </table:table-cell>
          <table:table-cell table:number-columns-repeated="2"/>
          <table:table-cell table:style-name="ce39" table:number-columns-repeated="58"/>
          <table:table-cell table:number-columns-repeated="960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40" office:value-type="string" calcext:value-type="string">
            <text:p>0426-43297</text:p>
          </table:table-cell>
          <table:table-cell table:number-columns-repeated="2"/>
          <table:table-cell table:style-name="ce39" table:number-columns-repeated="58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BRUNO (MAGAZZINO VERONA)</text:p>
          </table:table-cell>
          <table:table-cell table:style-name="ce42" office:value-type="string" calcext:value-type="string">
            <text:p>* CORRAD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266076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BRUNO (MAGAZZINO VERONA)</text:p>
          </table:table-cell>
          <table:table-cell table:style-name="ce42" office:value-type="string" calcext:value-type="string">
            <text:p>* DIEGO = per radicchio lung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331813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BRUNO (MAGAZZINO VERONA)</text:p>
          </table:table-cell>
          <table:table-cell table:style-name="ce42" office:value-type="string" calcext:value-type="string">
            <text:p>* MIRCO = per pan di zucchero (quando non c'è corrado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492522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BRUNO (MAGAZZINO VERONA)</text:p>
          </table:table-cell>
          <table:table-cell table:style-name="ce39" office:value-type="string" calcext:value-type="string">
            <text:p>GIOVAN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497765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BRUNO (MAGAZZINO VERONA)</text:p>
          </table:table-cell>
          <table:table-cell table:style-name="ce39" office:value-type="string" calcext:value-type="string">
            <text:p>MAGAZZINIERE GIAMPIETR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969499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BRUNO (MAGAZZINO VERONA)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98414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BRUNO (MAGAZZINO VERONA)</text:p>
          </table:table-cell>
          <table:table-cell table:style-name="ce39" office:value-type="string" calcext:value-type="string">
            <text:p>MAGAZZINO CENTRALIN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698306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BRUNO (MAGAZZINO VERONA)</text:p>
          </table:table-cell>
          <table:table-cell table:style-name="ce39" office:value-type="string" calcext:value-type="string">
            <text:p>MAGAZZINO RICEVIMENTO MERCE LOGISTICA ORDINI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698414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BRUNO (MAGAZZINO VERONA)</text:p>
          </table:table-cell>
          <table:table-cell table:style-name="ce39" office:value-type="string" calcext:value-type="string">
            <text:p>MAGAZZINO VERON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2614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BRUNO (MAGAZZINO VERONA)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info@brunosrl.net" xlink:type="simple">info@brunosrl.ne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BRUNO (MAGAZZINO VERONA)</text:p>
          </table:table-cell>
          <table:table-cell table:style-name="ce39" office:value-type="string" calcext:value-type="string">
            <text:p>VERONICA PER SCARTI MELON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969397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ROT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42-42800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TESI (POSTEGGIO FIRENZE)</text:p>
          </table:table-cell>
          <table:table-cell table:style-name="ce39" office:value-type="string" calcext:value-type="string">
            <text:p>ALBER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94087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TESI (POSTEGGIO FIRENZE)</text:p>
          </table:table-cell>
          <table:table-cell table:style-name="ce39" office:value-type="string" calcext:value-type="string">
            <text:p>ANDREA (VENDITORE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94028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TESI (POSTEGGIO FIRENZE)</text:p>
          </table:table-cell>
          <table:table-cell table:style-name="ce39" office:value-type="string" calcext:value-type="string">
            <text:p>ROBERTO (VENDITORE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032596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TESI (POSTEGGIO FIRENZE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55-41266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TESI (POSTEGGIO FIRENZ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5-41555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TESI (POSTEGGIO FIRENZ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5-422182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.LLI TESI (POSTEGGIO FIRENZ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5-422252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ABBRI MARIO (RIMINI)</text:p>
          </table:table-cell>
          <table:table-cell table:style-name="ce39" office:value-type="string" calcext:value-type="string">
            <text:p>TITOLARE MAR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364909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ABBRI MARIO (RIMINI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41-33153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ABBRI MARIO (RIMINI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41-33023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ACCHINI DONATO (BS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0-264059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ACCHINI E C. S.S. (BRESCIA)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30-264059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ACCHINI E C. S.S. (BRESCIA)</text:p>
          </table:table-cell>
          <table:table-cell table:style-name="ce39" office:value-type="string" calcext:value-type="string">
            <text:p>RESP.QUALIT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info@facchininatura.com" xlink:type="simple">info@facchininatura.com</text:a>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FACCHINI E C. S.S. (BRESCIA)</text:p>
          </table:table-cell>
          <table:table-cell table:style-name="ce39" office:value-type="string" calcext:value-type="string">
            <text:p>SARTOR ANDREA PER ORDI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3921825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FACCHINI E C. S.S. (BRESCIA)</text:p>
          </table:table-cell>
          <table:table-cell table:style-name="ce44" office:value-type="string" calcext:value-type="string">
            <text:p><text:s/>(stefano martinelli ufficio acquisti esce alle 15.00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0-264053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ACCHINI E C. S.S. (BRESCIA)</text:p>
          </table:table-cell>
          <table:table-cell table:style-name="ce44" office:value-type="string" calcext:value-type="string">
            <text:p>stefano martinelli (sostituisce tommasoni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97817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ACCINI GIANNI</text:p>
          </table:table-cell>
          <table:table-cell table:style-name="ce45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972315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ACCINI GIANNI</text:p>
          </table:table-cell>
          <table:table-cell table:style-name="ce45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95419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ACCINI NANDO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95407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ACCINI NAND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114543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ACCIOLI VIT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63014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AGIONI (PEDANE LEGNO USAT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069038</text:p>
          </table:table-cell>
          <table:table-cell table:style-name="ce39" office:value-type="string" calcext:value-type="string">
            <text:p>IMBALLAGG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ALAVIGNA ARDUINO (MONTALT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51029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ARETRA DOMENICO</text:p>
          </table:table-cell>
          <table:table-cell table:style-name="ce39" office:value-type="string" calcext:value-type="string">
            <text:p>DOMENI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80-3630610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ARETRA DOMENICO</text:p>
          </table:table-cell>
          <table:table-cell table:style-name="ce39" office:value-type="string" calcext:value-type="string">
            <text:p>FAX CASA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885-783153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ARETRA DOMENICO</text:p>
          </table:table-cell>
          <table:table-cell table:style-name="ce39" office:value-type="string" calcext:value-type="string">
            <text:p>MICHE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4631781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ARETRA DOMENICO</text:p>
          </table:table-cell>
          <table:table-cell table:style-name="ce39" office:value-type="string" calcext:value-type="string">
            <text:p>MOGLI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7368257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AZION VIANELL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408354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ERRANDO – POSTEGGIO GENOV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844677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ERRANDO – POSTEGGIO GENOVA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10-745678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ERRANDO – POSTEGGIO GENOV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0-745678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ERRARA MARIO</text:p>
          </table:table-cell>
          <table:table-cell table:style-name="ce39" office:value-type="string" calcext:value-type="string">
            <text:p>METAPON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68-784916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ERRARI E FRANCESCHETTI</text:p>
          </table:table-cell>
          <table:table-cell table:style-name="ce39" office:value-type="string" calcext:value-type="string">
            <text:p>SEDANO E SOTTACET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64001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ERRARI LUIGI DOTTOR</text:p>
          </table:table-cell>
          <table:table-cell table:style-name="ce39" office:value-type="string" calcext:value-type="string">
            <text:p>PER FAGIOLI BORLOTTI TACCOLE ETC...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199531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ERRARI LUIGI DOTTOR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64022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ERRO (PER RADICCHIO ISOLA DELLA SCALA)(RANCAN LUCIANA)</text:p>
          </table:table-cell>
          <table:table-cell table:style-name="ce39" office:value-type="string" calcext:value-type="string">
            <text:p>DISCARICA/ISOLA ECOLOGICA ISOLA DELLA SCAL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111893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IDANZA</text:p>
          </table:table-cell>
          <table:table-cell table:style-name="ce39" office:value-type="string" calcext:value-type="string">
            <text:p>DOMENI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668277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IDANZA</text:p>
          </table:table-cell>
          <table:table-cell table:style-name="ce39" office:value-type="string" calcext:value-type="string">
            <text:p>GIAN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351575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IDANZA</text:p>
          </table:table-cell>
          <table:table-cell table:style-name="ce39" office:value-type="string" calcext:value-type="string">
            <text:p>GIANN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793406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ILIPPI X FOGNATUURE (DETTO: GIGI MERDA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976481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ILIPPINI (GENTILE)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243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ILIPPINI (GENTILE)</text:p>
          </table:table-cell>
          <table:table-cell table:style-name="ce39" office:value-type="string" calcext:value-type="string">
            <text:p>ALESSANDRA (FIGLIA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693222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ILIPPINI (GENTILE)</text:p>
          </table:table-cell>
          <table:table-cell table:style-name="ce39" office:value-type="string" calcext:value-type="string">
            <text:p>FABIO (PADRE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858470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ILIPPINI ROBERTO – VIGAS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520878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ILIPPO NOVIELLI (BOLOGNA ?)</text:p>
          </table:table-cell>
          <table:table-cell table:style-name="ce39" office:value-type="string" calcext:value-type="string">
            <text:p>MEDIATORE PER ESTERO (GERMANIA AUSTRIA ETC) RADICCH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42-5316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ILIPPO NOVIELLI (BOLOGNA ?)</text:p>
          </table:table-cell>
          <table:table-cell table:style-name="ce39" table:number-columns-repeated="2"/>
          <table:table-cell table:style-name="ce76"/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IMEZ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254715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IORINO NATALINO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55003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IORINO NATALI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553709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ITO</text:p>
          </table:table-cell>
          <table:table-cell table:style-name="ce39" office:value-type="string" calcext:value-type="string">
            <text:p>ZAFFARAN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739711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IT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7691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IT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7693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GGINI</text:p>
          </table:table-cell>
          <table:table-cell table:style-name="ce39" office:value-type="string" calcext:value-type="string">
            <text:p>CARMINE – MURATO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219267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GGINI GIANFRANC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282494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NDIARIA SAI ASSICURAZIONE</text:p>
          </table:table-cell>
          <table:table-cell table:style-name="ce39" office:value-type="string" calcext:value-type="string">
            <text:p>FONDIARIA SAI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42-8448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NDIARIA SAI ASSICURAZIONE</text:p>
          </table:table-cell>
          <table:table-cell table:style-name="ce39" office:value-type="string" calcext:value-type="string">
            <text:p>FONDIARIA SAI (SIG.BERTONCINI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41104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R (4) COMPANY SRL</text:p>
          </table:table-cell>
          <table:table-cell table:style-name="ce39" office:value-type="string" calcext:value-type="string">
            <text:p>ZUSI VALERI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881288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R (4) COMPANY SRL</text:p>
          </table:table-cell>
          <table:table-cell table:style-name="ce39" office:value-type="string" calcext:value-type="string">
            <text:p>ZUSI VALERIA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zusi@4company.it" xlink:type="simple">zusi@4company.i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R (4) MY SELECTION UG</text:p>
          </table:table-cell>
          <table:table-cell table:style-name="ce39" office:value-type="string" calcext:value-type="string">
            <text:p>SIG. PHILIP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7-715311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RMAGLIO LUCIANO E C. SNC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304504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RMAGLIO LUCIANO E C. SNC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25-2466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RMAGLIO ORTOF.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42-9206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RMIGAR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6-182584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RNARI</text:p>
          </table:table-cell>
          <table:table-cell table:style-name="ce39" office:value-type="string" calcext:value-type="string">
            <text:p>ADRI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78425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RNARI</text:p>
          </table:table-cell>
          <table:table-cell table:style-name="ce39" office:value-type="string" calcext:value-type="string">
            <text:p>ADRI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78426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RNARI</text:p>
          </table:table-cell>
          <table:table-cell table:style-name="ce39" office:value-type="string" calcext:value-type="string">
            <text:p>AUTISTA MAR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860204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RNARI</text:p>
          </table:table-cell>
          <table:table-cell table:style-name="ce39" office:value-type="string" calcext:value-type="string">
            <text:p>PAOLO (ORGANIZZA AUTISTI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76679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RNARI CLAUDIO</text:p>
          </table:table-cell>
          <table:table-cell table:style-name="ce39" office:value-type="string" calcext:value-type="string">
            <text:p>CLAUD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767543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RNARI CLAUDIO</text:p>
          </table:table-cell>
          <table:table-cell table:style-name="ce39" office:value-type="string" calcext:value-type="string">
            <text:p>CLAUD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6-72379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RNARI GIUSEPPE</text:p>
          </table:table-cell>
          <table:table-cell table:style-name="ce39" office:value-type="string" calcext:value-type="string">
            <text:p>ABITAZIONE GIUSEPP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6-72097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RNARI GIUSEPPE</text:p>
          </table:table-cell>
          <table:table-cell table:style-name="ce39" office:value-type="string" calcext:value-type="string">
            <text:p>DAMI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78425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RNARI GIUSEPPE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376-71407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RNARI GIUSEPPE</text:p>
          </table:table-cell>
          <table:table-cell table:style-name="ce39" office:value-type="string" calcext:value-type="string">
            <text:p>GIUSEPP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78426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RNARI GIUSEPPE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6-7654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RSINETTI FILIPPO </text:p>
          </table:table-cell>
          <table:table-cell table:style-name="ce46" office:value-type="string" calcext:value-type="string">
            <text:p>(PIANTATO PER CONTO LUCCI GREGORIO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615871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RSINETTI FILIPPO </text:p>
          </table:table-cell>
          <table:table-cell table:style-name="ce46" office:value-type="string" calcext:value-type="string">
            <text:p>fax (temporaneo???)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863-44465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OSCHI MATTEO AZ.AGR.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3896769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RACASSO ENZO E BRUNO</text:p>
          </table:table-cell>
          <table:table-cell table:style-name="ce39" office:value-type="string" calcext:value-type="string">
            <text:p>PER BILANCE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851093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ACASSO ENZO E BRUNO</text:p>
          </table:table-cell>
          <table:table-cell table:style-name="ce39" office:value-type="string" calcext:value-type="string">
            <text:p>PER BILANC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98943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ACCA (PER TRATTORE)=&gt; VEDI SOFFIATI</text:p>
          </table:table-cell>
          <table:table-cell table:style-name="ce39" office:value-type="string" calcext:value-type="string">
            <text:p>PER BILANCE</text:p>
          </table:table-cell>
          <table:table-cell table:style-name="ce39" office:value-type="string" calcext:value-type="string">
            <text:p>REMINDER</text:p>
          </table:table-cell>
          <table:table-cell table:style-name="ce76"/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ACCAROLI ROBERT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2519581</text:p>
          </table:table-cell>
          <table:table-cell table:style-name="ce39" office:value-type="string" calcext:value-type="string">
            <text:p>MURATOR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RACCAROLI SIMONE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374974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ACCAROLI STEFA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424705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ANCESCHETTI </text:p>
          </table:table-cell>
          <table:table-cell table:style-name="ce39" office:value-type="string" calcext:value-type="string">
            <text:p>MACCACARI - RAD.CHIOGGI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5606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IGENTI GIOVANNI (NAPOLI)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1-955668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RIGENTI GIOVANNI (NAPOLI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493399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RIGENTI GIOVANNI (NAPOLI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853795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RIGOVENETA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442-659011</text:p>
          </table:table-cell>
          <table:table-cell table:style-name="ce39" office:value-type="string" calcext:value-type="string">
            <text:p>MANUTENZIONI RIPARAZIONI FRIGO CELLE FRIGORIFER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RIGOVENETA</text:p>
          </table:table-cell>
          <table:table-cell table:style-name="ce39" office:value-type="string" calcext:value-type="string">
            <text:p>PAOL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367048</text:p>
          </table:table-cell>
          <table:table-cell table:style-name="ce39" office:value-type="string" calcext:value-type="string">
            <text:p>MANUTENZIONI RIPARAZIONI FRIGO CELLE FRIGORIFER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RIGOVENETA</text:p>
          </table:table-cell>
          <table:table-cell table:style-name="ce39" office:value-type="string" calcext:value-type="string">
            <text:p>TECNICO DI TURNO NEI FESTIVI (STEFANO?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367036</text:p>
          </table:table-cell>
          <table:table-cell table:style-name="ce39" office:value-type="string" calcext:value-type="string">
            <text:p>MANUTENZIONI RIPARAZIONI FRIGO CELLE FRIGORIFER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RIGOVENETA</text:p>
          </table:table-cell>
          <table:table-cell table:style-name="ce39" office:value-type="string" calcext:value-type="string">
            <text:p>UFFICIO X INTERVENT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659030</text:p>
          </table:table-cell>
          <table:table-cell table:style-name="ce39" office:value-type="string" calcext:value-type="string">
            <text:p>MANUTENZIONI RIPARAZIONI FRIGO CELLE FRIGORIFER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RIULCOM GIACOMO RONZAT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432-61228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IULCOM GIACOMO RONZAT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32-52050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IULCOM GIACOMO RONZAT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60-43541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U.VER</text:p>
          </table:table-cell>
          <table:table-cell table:style-name="ce39" office:value-type="string" calcext:value-type="string">
            <text:p>GIORG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4151457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FRU.VER</text:p>
          </table:table-cell>
          <table:table-cell table:style-name="ce39" office:value-type="string" calcext:value-type="string">
            <text:p>NICOLETTA DONATELL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01834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FRUIT SERVICE DI FERRI GIAMPIETRO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35-8354515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FRUIT SERVICE DI FERRI GIAMPIETRO</text:p>
          </table:table-cell>
          <table:table-cell table:style-name="ce39" office:value-type="string" calcext:value-type="string">
            <text:p>LUBR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886492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UIT SERVICE DI FERRI GIAMPIETR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5-835451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UIT SERVICE DI FERRI GIAMPIETR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5-835451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UMA SRL (BOLZANO)</text:p>
          </table:table-cell>
          <table:table-cell table:style-name="ce39" office:value-type="string" calcext:value-type="string">
            <text:p>GIUSEPPE (PER ORDINI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71-06409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UMA SRL (BOLZANO)</text:p>
          </table:table-cell>
          <table:table-cell table:style-name="ce39" office:value-type="string" calcext:value-type="string">
            <text:p>HELMUT (PER ORDINI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71-06409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UMA SRL (BOLZANO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71-06408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UMA SRL (BOLZANO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71-06408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UTT EXPORT</text:p>
          </table:table-cell>
          <table:table-cell table:style-name="ce39" office:value-type="string" calcext:value-type="string">
            <text:p>MERCATO VERONA – GIAN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725927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UTTA FRESCA ITALIA SRL (COMPRA RADICCHIO PER ESTERO DA FRANCO FORMIGARI)</text:p>
          </table:table-cell>
          <table:table-cell table:style-name="ce39" office:value-type="string" calcext:value-type="string">
            <text:p>LUCI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91-452628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UTTA FRESCA ITALIA SRL (COMPRA RADICCHIO PER ESTERO DA FRANCO FORMIGARI)</text:p>
          </table:table-cell>
          <table:table-cell table:style-name="ce39" office:value-type="string" calcext:value-type="string">
            <text:p>TRASPORTATORE SPAGNOLO CHE FA TRASPORTI PER LOR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003864161335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UTTA FRESCA ITALIA SRL (COMPRA RADICCHIO PER ESTERO DA FRANCO FORMIGARI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03865333492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UTTA FRESCA ITALIA SRL (COMPRA RADICCHIO PER ESTERO DA FRANCO FORMIGARI)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qualità@fruttafrescasrl.com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UTTA FRESCA ITALIA SRL (COMPRA RADICCHIO PER ESTERO DA FRANCO FORMIGARI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03864152547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UTTEXPORT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1-2861456</text:p>
          </table:table-cell>
          <table:table-cell table:style-name="ce39" office:value-type="string" calcext:value-type="string">
            <text:p>POSTEGGIO BOLOGN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RUTTITAL</text:p>
          </table:table-cell>
          <table:table-cell table:style-name="ce39" office:value-type="string" calcext:value-type="string">
            <text:p>MICHELE (MURARI) (NUMERO NUOVO 2015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66-194099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UTTITAL (POSTEGGIO ROMA)</text:p>
          </table:table-cell>
          <table:table-cell table:style-name="ce39" office:value-type="string" calcext:value-type="string">
            <text:p>ANGELO ROCCHI (VENDITORE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827274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UTTITAL (POSTEGGIO ROMA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6-4129425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UTTITAL BOLOGNA</text:p>
          </table:table-cell>
          <table:table-cell table:style-name="ce39" office:value-type="string" calcext:value-type="string">
            <text:p>PAOLO BONAZZ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827275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UTTITAL MILANO</text:p>
          </table:table-cell>
          <table:table-cell table:style-name="ce39" office:value-type="string" calcext:value-type="string">
            <text:p>MAURIZIO CASTELNOV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827224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UVEX</text:p>
          </table:table-cell>
          <table:table-cell table:style-name="ce39" office:value-type="string" calcext:value-type="string">
            <text:p>CELLUL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56474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UVEX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536-96803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RUVEX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36-96825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UMAGALLI (ANTONIO)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1-94703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UMAGALLI (ANTONIO)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1-94712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UMAGALLI (ANTONI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306266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FUNTAMARA CERESANI DOMENICO</text:p>
          </table:table-cell>
          <table:table-cell table:style-name="ce39" office:value-type="string" calcext:value-type="string">
            <text:p>DOMENI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661263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UNTAMARA CERESANI DOMENICO</text:p>
          </table:table-cell>
          <table:table-cell table:style-name="ce39" office:value-type="string" calcext:value-type="string">
            <text:p>DOMENI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1422957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UNTAMARA CERESANI DOMENICO</text:p>
          </table:table-cell>
          <table:table-cell table:style-name="ce39" office:value-type="string" calcext:value-type="string">
            <text:p>GIAMMAR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5257414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UNTAMARA CERESANI DOMENICO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86571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FURIANI RODOLF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00973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AETANO CARUS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60-65460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ALANO PATRIZ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66852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ALEAZZO PAOLO S.R.L. (PADOVA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70303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ALEAZZO PAOLO S.R.L. (PADOVA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476448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ALEAZZO PAOLO S.R.L. (PADOVA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9-870214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ALLETTO ANTONI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70204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AMBARETTO MASSIMO (RADICCHI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33099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AMBIRASIO</text:p>
          </table:table-cell>
          <table:table-cell table:style-name="ce39" office:value-type="string" calcext:value-type="string">
            <text:p>VERON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0022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AMMA FRUTTA</text:p>
          </table:table-cell>
          <table:table-cell table:style-name="ce39" office:value-type="string" calcext:value-type="string">
            <text:p>MERCATO PADOVA – ANDRE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31771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AMMA FRUTTA</text:p>
          </table:table-cell>
          <table:table-cell table:style-name="ce39" office:value-type="string" calcext:value-type="string">
            <text:p>MERCATO PADOVA – ANDRE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70285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ARDEN FRUTTA SRL (RENZ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20206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AROFOLO GIORGIO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33266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AROFOLO GIORG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21979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ASPARRONI GI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7586786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GASPARRONI GI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80" office:value-type="string" calcext:value-type="string">
            <text:p>0734-640037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GASTRONOMICA FRESSCOTT SRL</text:p>
          </table:table-cell>
          <table:table-cell table:style-name="ce39" office:value-type="string" calcext:value-type="string">
            <text:p>ZOIA ROBER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61077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ASTRONOMICA FRESSCOTT SRL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39-598322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ASTRONOMICA FRESSCOTT SRL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fresscot@alice.it" xlink:type="simple">fresscot@alice.it</text:a></text:p>
          </table:table-cell>
          <table:table-cell table:style-name="ce76"/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GASTRONOMICA FRESSCOTT SRL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9-990373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ATTI MARI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6-86825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ATTI PAOLO (CIPOLLINE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66600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ATTI POSTEGGI VERONA</text:p>
          </table:table-cell>
          <table:table-cell table:style-name="ce39" office:value-type="string" calcext:value-type="string">
            <text:p>FRANCES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782592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ECCHELE</text:p>
          </table:table-cell>
          <table:table-cell table:style-name="ce39" office:value-type="string" calcext:value-type="string">
            <text:p>MIRK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01508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ECCHELE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41091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ECCHELE</text:p>
          </table:table-cell>
          <table:table-cell table:style-name="ce39" office:value-type="string" calcext:value-type="string">
            <text:p>VALTER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49527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ECCHELE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42-41228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EMMO (CARROZZERIA)</text:p>
          </table:table-cell>
          <table:table-cell table:style-name="ce39" office:value-type="string" calcext:value-type="string">
            <text:p>ADOLFO GEMM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687291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EMMO (CARROZZERIA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062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ENERALI ASSICURAZIONI BOVOLONE</text:p>
          </table:table-cell>
          <table:table-cell table:style-name="ce39" office:value-type="string" calcext:value-type="string">
            <text:p>MICCOL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90117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ENTALIA LUIG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853817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ENTALIA LUIG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65511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EOFUR SOC.COOP.AGRICOLA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42-64142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EOFUR SOC.COOP.AGRICOLA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42-9371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EOFUR SOC.COOP.AGRICOL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64134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EOMETRA FERDINANDO FOGGIN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94281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ERARDO (TREVISO NAPOLI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30342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ERARDO DE VITO (SCAFATI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1-850952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ERGATI TERES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32-28370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ERMANIA – CLIENTE RADICCHIO: DAVIDE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49173777716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ERMANIA – REBHORN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049-(0)897670113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ERMANIA – SULSER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049-(0)8977824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ERMANIA – VEDI TRI FRUTTA</text:p>
          </table:table-cell>
          <table:table-cell table:style-name="ce39"/>
          <table:table-cell table:style-name="ce39" office:value-type="string" calcext:value-type="string">
            <text:p>REMINDER</text:p>
          </table:table-cell>
          <table:table-cell table:style-name="ce76"/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HILARDI (POSTEGGIO BERGAMO)</text:p>
          </table:table-cell>
          <table:table-cell table:style-name="ce39" office:value-type="string" calcext:value-type="string">
            <text:p>ENRI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822972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HILARDI (POSTEGGIO BERGAM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5-29946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HIRIGATO ROBERTO</text:p>
          </table:table-cell>
          <table:table-cell table:style-name="ce39" office:value-type="string" calcext:value-type="string">
            <text:p>NEGOZ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63003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HIRLANDA ANTONIO (IMBALLAGGIO)</text:p>
          </table:table-cell>
          <table:table-cell table:style-name="ce47" office:value-type="string" calcext:value-type="string">
            <text:p>COOP.S.MASSIMO UFFICIO IMPIEGATA MENEGHELL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901328</text:p>
          </table:table-cell>
          <table:table-cell table:style-name="ce39" office:value-type="string" calcext:value-type="string">
            <text:p>IMBALLAGG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GHIRLANDA ANTONIO (IMBALLAGGIO)</text:p>
          </table:table-cell>
          <table:table-cell table:style-name="ce39" office:value-type="string" calcext:value-type="string">
            <text:p>MENEGHELLO PER CARICO CASS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7306053</text:p>
          </table:table-cell>
          <table:table-cell table:style-name="ce39" office:value-type="string" calcext:value-type="string">
            <text:p>IMBALLAGG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GHIRLANDA ANTONIO (IMBALLAGGI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21955</text:p>
          </table:table-cell>
          <table:table-cell table:style-name="ce39" office:value-type="string" calcext:value-type="string">
            <text:p>IMBALLAGG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GHIROTTO SERGIO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6-66737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HIROTTO SERG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057439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ACOBBE</text:p>
          </table:table-cell>
          <table:table-cell table:style-name="ce39" office:value-type="string" calcext:value-type="string">
            <text:p>CAS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63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ACOBBE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86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ACOBBE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902647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ACOBBE</text:p>
          </table:table-cell>
          <table:table-cell table:style-name="ce39" office:value-type="string" calcext:value-type="string">
            <text:p>FIGLIO (ALESSANDRO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045268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ACOBBE LUCIA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755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ACOVELLI (BARI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0-9311122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GIAMMARCO (PRIMIZIE DI ORT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867452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GIANELLO CARLO (FRATELLO DI GABRIEL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7018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ANELLO FABIAN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072707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ANELLO FLAVI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103174</text:p>
          </table:table-cell>
          <table:table-cell table:style-name="ce39" office:value-type="string" calcext:value-type="string">
            <text:p>ACQUIST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GIANELLO GABRIELE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603256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ANELLO GABRIELE</text:p>
          </table:table-cell>
          <table:table-cell table:style-name="ce39" office:value-type="string" calcext:value-type="string">
            <text:p>SUO COMMERCIALISTA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ufficio.isola@studiogaio.com" xlink:type="simple">ufficio.isola@studiogaio.com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ANNI ROS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6-6772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AROLA GRISOSTAMO</text:p>
          </table:table-cell>
          <table:table-cell table:style-name="ce39" office:value-type="string" calcext:value-type="string">
            <text:p>ROVERCHIAR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773955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AROLA GRISOSTAMO</text:p>
          </table:table-cell>
          <table:table-cell table:style-name="ce39" office:value-type="string" calcext:value-type="string">
            <text:p>ROVERCHIAR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68503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GI MERDA (PER FONGATURE)</text:p>
          </table:table-cell>
          <table:table-cell table:style-name="ce39"/>
          <table:table-cell table:style-name="ce39" office:value-type="string" calcext:value-type="string">
            <text:p>REMINDER</text:p>
          </table:table-cell>
          <table:table-cell table:style-name="ce76" office:value-type="string" calcext:value-type="string">
            <text:p>VEDI FILIPPI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LIOLI ANGELO</text:p>
          </table:table-cell>
          <table:table-cell table:style-name="ce39" office:value-type="string" calcext:value-type="string">
            <text:p>FIGLIA: VEDI AGRI Più</text:p>
          </table:table-cell>
          <table:table-cell table:style-name="ce39" office:value-type="string" calcext:value-type="string">
            <text:p>REMINDER</text:p>
          </table:table-cell>
          <table:table-cell table:style-name="ce76"/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LIOLI ANGEL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2-509574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LIOLI ANGEL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8839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LIOLI OLIVIA (AGRIPIU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025626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LIOLI OLIVIA (AGRIPIU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42-60283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LIOLI OLIVIA (AGRIPIU)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9" office:value-type="string" calcext:value-type="string">
            <text:p>agripiu.<text:a xlink:href="mailto:studio@gmail.com" xlink:type="simple">studio@gmail.com</text:a></text:p>
          </table:table-cell>
          <table:table-cell table:style-name="ce79"/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GILIOLI OLIVIA (AGRIPIU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60283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NELLI ROBERTO</text:p>
          </table:table-cell>
          <table:table-cell table:style-name="ce39" office:value-type="string" calcext:value-type="string">
            <text:p>GOLDEN GROPU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376-66159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NELLI ROBERTO</text:p>
          </table:table-cell>
          <table:table-cell table:style-name="ce39" office:value-type="string" calcext:value-type="string">
            <text:p>GOLDEN GROUP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6-66178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NELLI ROBERTO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6-66122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NELLI ROBERT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325783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OIA DEI MARS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605783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IORDANO NAPOL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68-3316461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GIORDANO NAPOL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1-943706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GIOTTO FRUIT S.R.L. (FIRENZE) (CONAD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5-430695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GIOTTO FRUIT S.R.L. (FIRENZE) (CONAD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55-4393019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GIRONDA (ECO SANITAS)</text:p>
          </table:table-cell>
          <table:table-cell table:style-name="ce39" office:value-type="string" calcext:value-type="string">
            <text:p>PER RIFIUTI CONTENITORI FITOFARMAC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2055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GIRONDA (ECO SANITAS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7440770</text:p>
          </table:table-cell>
          <table:table-cell table:style-name="ce39" table:number-columns-repeated="2"/>
          <table:table-cell table:number-columns-repeated="1018"/>
        </table:table-row>
        <table:table-row table:style-name="ro2">
          <table:table-cell table:style-name="ce39" office:value-type="string" calcext:value-type="string">
            <text:p>GOBBETTI (PER FUNGHI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258481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OZZI SIMONE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3035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RASSI FRANCESCO (MERCE LAVORAT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889407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GREEN FRUIT</text:p>
          </table:table-cell>
          <table:table-cell table:style-name="ce39" office:value-type="string" calcext:value-type="string">
            <text:p>VEDI TOSATTO</text:p>
          </table:table-cell>
          <table:table-cell table:style-name="ce39" office:value-type="string" calcext:value-type="string">
            <text:p>REMINDER</text:p>
          </table:table-cell>
          <table:table-cell table:style-name="ce76"/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ROSS MARKET (VERONA)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45-8250186</text:p>
          </table:table-cell>
          <table:table-cell table:style-name="ce39" office:value-type="string" calcext:value-type="string">
            <text:p>MATERIALE DI CONSUM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GROSS MARKET (VERON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230470</text:p>
          </table:table-cell>
          <table:table-cell table:style-name="ce39" office:value-type="string" calcext:value-type="string">
            <text:p>MATERIALE DI CONSUM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GRUPPO MAURO SAVOIA</text:p>
          </table:table-cell>
          <table:table-cell table:style-name="ce39" office:value-type="string" calcext:value-type="string">
            <text:p>RACCOLTA LEG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80023152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RUPPO NAPOLEON</text:p>
          </table:table-cell>
          <table:table-cell table:style-name="ce39" office:value-type="string" calcext:value-type="string">
            <text:p>MAUR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406117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RUPPO NAPOLEON</text:p>
          </table:table-cell>
          <table:table-cell table:style-name="ce39" office:value-type="string" calcext:value-type="string">
            <text:p>ROVEREDO-ARCORE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614400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RUPPO NAPOLEON</text:p>
          </table:table-cell>
          <table:table-cell table:style-name="ce39" office:value-type="string" calcext:value-type="string">
            <text:p>ROVEREDO-ARCOR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46002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RUPPO NAPOLEON</text:p>
          </table:table-cell>
          <table:table-cell table:style-name="ce39" office:value-type="string" calcext:value-type="string">
            <text:p>ROVEREDO-ARCORE – PAOL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14401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RUPPO NAPOLEON</text:p>
          </table:table-cell>
          <table:table-cell table:style-name="ce39" office:value-type="string" calcext:value-type="string">
            <text:p>VERONA – GIORGIO X CONTAB.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969190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UARNIERI TENDE (SALIZZOL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3532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UERALDO ROBERTO (LUSIA)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51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UERALDO ROBERTO (LUSIA)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768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UERALDO ROBERTO (LUSIA)</text:p>
          </table:table-cell>
          <table:table-cell table:style-name="ce39" office:value-type="string" calcext:value-type="string">
            <text:p>MERCAT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86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UERRA (MELONI VILIMPENTA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41757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UIDO GRASSO</text:p>
          </table:table-cell>
          <table:table-cell table:style-name="ce39" office:value-type="string" calcext:value-type="string">
            <text:p>FILIPP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92580009</text:p>
          </table:table-cell>
          <table:table-cell table:style-name="ce39" office:value-type="string" calcext:value-type="string">
            <text:p>PRODOTTI SICI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GUIDO GRASSO</text:p>
          </table:table-cell>
          <table:table-cell table:style-name="ce39" office:value-type="string" calcext:value-type="string">
            <text:p>RIPORTELLA FILIPP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990610</text:p>
          </table:table-cell>
          <table:table-cell table:style-name="ce39" office:value-type="string" calcext:value-type="string">
            <text:p>PRODOTTI SICI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GUIDO GRASSO</text:p>
          </table:table-cell>
          <table:table-cell table:style-name="ce39" office:value-type="string" calcext:value-type="string">
            <text:p>RIPORTELLA FILIPP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925-81872</text:p>
          </table:table-cell>
          <table:table-cell table:style-name="ce39" office:value-type="string" calcext:value-type="string">
            <text:p>PRODOTTI SICI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GUIDO GRASSO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932-997511</text:p>
          </table:table-cell>
          <table:table-cell table:style-name="ce39" office:value-type="string" calcext:value-type="string">
            <text:p>PRODOTTI SICI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GUIDO GRASS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447433</text:p>
          </table:table-cell>
          <table:table-cell table:style-name="ce39" office:value-type="string" calcext:value-type="string">
            <text:p>PRODOTTI SICI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GUIDO GRASS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932-801126</text:p>
          </table:table-cell>
          <table:table-cell table:style-name="ce39" office:value-type="string" calcext:value-type="string">
            <text:p>PRODOTTI SICI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GUIZZARDI DAVIDE</text:p>
          </table:table-cell>
          <table:table-cell table:style-name="ce39" office:value-type="string" calcext:value-type="string">
            <text:p>(CAPUCCI)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42-9205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UIZZARDI DAVIDE</text:p>
          </table:table-cell>
          <table:table-cell table:style-name="ce39" office:value-type="string" calcext:value-type="string">
            <text:p>(CAPUCCI) CAS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9205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UIZZARDI DAVIDE</text:p>
          </table:table-cell>
          <table:table-cell table:style-name="ce39" office:value-type="string" calcext:value-type="string">
            <text:p>CAVOLO CAPUCCIO (CASTAGNARO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561829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ULIZZI SALVATORE (FERRARA)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32-750461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GULIZZI SALVATORE (FERRARA)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532-75046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GULIZZI SALVATORE (FERRARA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67216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HORTUS NOVUS COMMERCIUM SRL</text:p>
          </table:table-cell>
          <table:table-cell table:style-name="ce39" office:value-type="string" calcext:value-type="string">
            <text:p>SIG.CAPATO MATTE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89456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HORTUS NOVUS COMMERCIUM SRL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25-60007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HORTUS NOVUS COMMERCIUM SRL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193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HORTUS TRADE (MARCHE)</text:p>
          </table:table-cell>
          <table:table-cell table:style-name="ce39" office:value-type="string" calcext:value-type="string">
            <text:p>(IND.IN FATTURA... NON USARE)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733-86514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HORTUS TRADE (MARCHE)</text:p>
          </table:table-cell>
          <table:table-cell table:style-name="ce39" office:value-type="string" calcext:value-type="string">
            <text:p>SIG.MORE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384301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HORTUS TRADE (MARCHE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733-28441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HYPO ALPE ADRIA BANK</text:p>
          </table:table-cell>
          <table:table-cell table:style-name="ce39" office:value-type="string" calcext:value-type="string">
            <text:p>MAURIZIO FERRARI PER LEASING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843098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AMPIERI LORETO (FUCINO)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25435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IAMPIERI LORETO (FUCINO)</text:p>
          </table:table-cell>
          <table:table-cell table:style-name="ce39" office:value-type="string" calcext:value-type="string">
            <text:p>CELLUL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532489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IAMPIERI LORETO (FUCINO)</text:p>
          </table:table-cell>
          <table:table-cell table:style-name="ce39" office:value-type="string" calcext:value-type="string">
            <text:p>CELLUL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6007960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IAMPIERI LORETO (FUCINO)</text:p>
          </table:table-cell>
          <table:table-cell table:style-name="ce39" office:value-type="string" calcext:value-type="string">
            <text:p>FUC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52532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IAMPIERI LUIG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914124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IAMPIERI LUIG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25881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ICA S.N.C.</text:p>
          </table:table-cell>
          <table:table-cell table:style-name="ce39" office:value-type="string" calcext:value-type="string">
            <text:p>RAFFAEL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9-216035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CE VERONA</text:p>
          </table:table-cell>
          <table:table-cell table:style-name="ce39" office:value-type="string" calcext:value-type="string">
            <text:p>UFFICIO INFORMAZION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29391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CE VERONA</text:p>
          </table:table-cell>
          <table:table-cell table:style-name="ce39" office:value-type="string" calcext:value-type="string">
            <text:p>UFFICIO INFORMAZION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29392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COPLASTIC (VANGELISTI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622220</text:p>
          </table:table-cell>
          <table:table-cell table:style-name="ce39" office:value-type="string" calcext:value-type="string">
            <text:p>IMBALLAGG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IFCO SYSTEMS</text:p>
          </table:table-cell>
          <table:table-cell table:style-name="ce39" office:value-type="string" calcext:value-type="string">
            <text:p>FABIOLA RISMENI (PER SIST FT E CASSE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53841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FCO SYSTEMS</text:p>
          </table:table-cell>
          <table:table-cell table:style-name="ce39" office:value-type="string" calcext:value-type="string">
            <text:p>FEDERICA PEDRON PER ORDINI BLOCCAT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53841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FCO SYSTEMS</text:p>
          </table:table-cell>
          <table:table-cell table:style-name="ce39" office:value-type="string" calcext:value-type="string">
            <text:p>PER ORD.IMBALL. SIG.RA MANUELA // WALTER TRIPOD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53840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FCO SYSTEMS</text:p>
          </table:table-cell>
          <table:table-cell table:style-name="ce39" office:value-type="string" calcext:value-type="string">
            <text:p>PER ORDINI IMBALLAGGIO (TRIPODI)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9-853844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FCO SYSTEMS</text:p>
          </table:table-cell>
          <table:table-cell table:style-name="ce39" office:value-type="string" calcext:value-type="string">
            <text:p>PER PROB.PORTALE VIRGINIA 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53840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FCO SYSTEMS</text:p>
          </table:table-cell>
          <table:table-cell table:style-name="ce39" office:value-type="string" calcext:value-type="string">
            <text:p>RAPP.FRANCESCO CHIARELLI (2017)</text:p>
          </table:table-cell>
          <table:table-cell table:style-name="ce39" office:value-type="string" calcext:value-type="string">
            <text:p>CELL</text:p>
          </table:table-cell>
          <table:table-cell table:style-name="ce79" office:value-type="string" calcext:value-type="string">
            <text:p>348-0128840</text:p>
          </table:table-cell>
          <table:table-cell table:style-name="ce79"/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IFCO SYSTEMS</text:p>
          </table:table-cell>
          <table:table-cell table:style-name="ce39" office:value-type="string" calcext:value-type="string">
            <text:p>RAPP.FRANCESCO CHIARELLI (2017)</text:p>
          </table:table-cell>
          <table:table-cell table:style-name="ce39" office:value-type="string" calcext:value-type="string">
            <text:p>TEL</text:p>
          </table:table-cell>
          <table:table-cell table:style-name="ce79" office:value-type="string" calcext:value-type="string">
            <text:p>049-8538401</text:p>
          </table:table-cell>
          <table:table-cell table:style-name="ce79"/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IFCO SYSTEMS</text:p>
          </table:table-cell>
          <table:table-cell table:style-name="ce39" office:value-type="string" calcext:value-type="string">
            <text:p>RAPP.FRANCESCO CHIARELLI (2017)</text:p>
          </table:table-cell>
          <table:table-cell table:style-name="ce39" office:value-type="string" calcext:value-type="string">
            <text:p>TEL</text:p>
          </table:table-cell>
          <table:table-cell table:style-name="ce79" office:value-type="string" calcext:value-type="string">
            <text:p>049-8538441</text:p>
          </table:table-cell>
          <table:table-cell table:style-name="ce79"/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IFCO SYSTEMS</text:p>
          </table:table-cell>
          <table:table-cell table:style-name="ce39" office:value-type="string" calcext:value-type="string">
            <text:p>RAPP.FRANCESCO CHIARELLI (2017)</text:p>
          </table:table-cell>
          <table:table-cell table:style-name="ce39" office:value-type="string" calcext:value-type="string">
            <text:p>mail</text:p>
          </table:table-cell>
          <table:table-cell table:style-name="ce79" office:value-type="string" calcext:value-type="string">
            <text:p><text:a xlink:href="mailto:francesco.chiarelli@ifco.com" xlink:type="simple">francesco.chiarelli@ifco.com</text:a></text:p>
          </table:table-cell>
          <table:table-cell table:style-name="ce79"/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IL BETTOLINO SCARL</text:p>
          </table:table-cell>
          <table:table-cell table:style-name="ce39" office:value-type="string" calcext:value-type="string">
            <text:p>SIG.DICARRA GIANLUCA RESP.ACQUIST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050605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LMAPAK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102044</text:p>
          </table:table-cell>
          <table:table-cell table:style-name="ce39" office:value-type="string" calcext:value-type="string">
            <text:p>IMBALLAGG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IMBALL NORD</text:p>
          </table:table-cell>
          <table:table-cell table:style-name="ce39" office:value-type="string" calcext:value-type="string">
            <text:p>AGENTE DAMIAN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2-92335</text:p>
          </table:table-cell>
          <table:table-cell table:style-name="ce39" office:value-type="string" calcext:value-type="string">
            <text:p>IMBALLAGG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IMBALL NORD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9800857</text:p>
          </table:table-cell>
          <table:table-cell table:style-name="ce39" office:value-type="string" calcext:value-type="string">
            <text:p>IMBALLAGG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IMBALLAGGI USATI ZANFRETTA SAS</text:p>
          </table:table-cell>
          <table:table-cell table:style-name="ce39" office:value-type="string" calcext:value-type="string">
            <text:p>IMBALLI E PALLET USATI / BANCAL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20496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MBALLAGGI USATI ZANFRETTA SAS</text:p>
          </table:table-cell>
          <table:table-cell table:style-name="ce39" office:value-type="string" calcext:value-type="string">
            <text:p>IMBALLI E PALLET USATI /BANCALI: <text:s/>MASSIM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038386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MPIANTO DI ALLARME-&gt; VEDI VSD</text:p>
          </table:table-cell>
          <table:table-cell table:style-name="ce39"/>
          <table:table-cell table:style-name="ce39" office:value-type="string" calcext:value-type="string">
            <text:p>REMINDER</text:p>
          </table:table-cell>
          <table:table-cell table:style-name="ce76"/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NDIANI – DHARIWAL – CAPPUCCI PRIMAV.2015</text:p>
          </table:table-cell>
          <table:table-cell table:style-name="ce39" office:value-type="string" calcext:value-type="string">
            <text:p>… POI NON PORTATI, VENIVA A NOME DI THIND SATNAM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7-301068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40" office:value-type="string" calcext:value-type="string">
            <text:p>333-4702691</text:p>
          </table:table-cell>
          <table:table-cell table:number-columns-repeated="2"/>
          <table:table-cell table:style-name="ce39" table:number-columns-repeated="58"/>
          <table:table-cell table:number-columns-repeated="960"/>
        </table:table-row>
        <table:table-row table:style-name="ro2">
          <table:table-cell table:style-name="ce39" office:value-type="string" calcext:value-type="string">
            <text:p>INDIANI GIMMI PER CAMPI</text:p>
          </table:table-cell>
          <table:table-cell table:style-name="ce48" office:value-type="string" calcext:value-type="string">
            <text:p><text:s/>(FACCIONI TECNICO DI MORATELL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450497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NDIANI GIMMI PER CAMPI</text:p>
          </table:table-cell>
          <table:table-cell table:style-name="ce39" office:value-type="string" calcext:value-type="string">
            <text:p>JESS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80-191227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NDIANI GIMMI PER CAMPI</text:p>
          </table:table-cell>
          <table:table-cell table:style-name="ce39" office:value-type="string" calcext:value-type="string">
            <text:p>JESSI 2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51-046788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NDIANI GIMMI PER CAMPI</text:p>
          </table:table-cell>
          <table:table-cell table:style-name="ce39" office:value-type="string" calcext:value-type="string">
            <text:p>TO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7-316662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NDIANO (PER CAMPI GIMMI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588830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RM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871569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SOLA BLU</text:p>
          </table:table-cell>
          <table:table-cell table:style-name="ce39" office:value-type="string" calcext:value-type="string">
            <text:p>ACI ISOLA DELLA SCAL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63085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SOLA BLU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730221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TALIA BELT</text:p>
          </table:table-cell>
          <table:table-cell table:style-name="ce39" office:value-type="string" calcext:value-type="string">
            <text:p>UFFICIO (SIG.LUCA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32-57381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TALPRODUTTIVA</text:p>
          </table:table-cell>
          <table:table-cell table:style-name="ce39" office:value-type="string" calcext:value-type="string">
            <text:p>ANTONIO O LOREN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34910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IVECO/BRENNERO (CAMION)</text:p>
          </table:table-cell>
          <table:table-cell table:style-name="ce39" office:value-type="string" calcext:value-type="string">
            <text:p>RAPPRESENTANTE GUERRA CLAUD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9351304</text:p>
          </table:table-cell>
          <table:table-cell table:style-name="ce39" office:value-type="string" calcext:value-type="string">
            <text:p>CAMION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OFFICINE BRENNERO</text:p>
          </table:table-cell>
          <table:table-cell table:style-name="ce39" office:value-type="string" calcext:value-type="string">
            <text:p>MIRCO DAL SANTO PER CAMION NUOV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66-698349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OFFICINE BRENNERO</text:p>
          </table:table-cell>
          <table:table-cell table:style-name="ce39" office:value-type="string" calcext:value-type="string">
            <text:p>NADIA (BACK OFFICE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045-863128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OFFICINE BRENNERO</text:p>
          </table:table-cell>
          <table:table-cell table:style-name="ce39" office:value-type="string" calcext:value-type="string">
            <text:p>CAPO OFFICINA – CARLO FAZION</text:p>
          </table:table-cell>
          <table:table-cell table:style-name="ce39" office:value-type="string" calcext:value-type="string">
            <text:p>CELLL</text:p>
          </table:table-cell>
          <table:table-cell table:style-name="ce76" office:value-type="string" calcext:value-type="string">
            <text:p><text:a xlink:href="mailto:Francesco.chiarelli@ifco.com" xlink:type="simple">Francesco.chiarelli@ifco.com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JCOPLASTIC – BATTIPAGLIA</text:p>
          </table:table-cell>
          <table:table-cell table:style-name="ce42" office:value-type="string" calcext:value-type="string">
            <text:p>VENDITORE – SIG.AVOSSA RAFFAELE</text:p>
          </table:table-cell>
          <table:table-cell table:style-name="ce42" office:value-type="string" calcext:value-type="string">
            <text:p>CELL</text:p>
          </table:table-cell>
          <table:table-cell table:style-name="ce81" office:value-type="string" calcext:value-type="string">
            <text:p>335-48251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JCOPLASTIC – BATTIPAGLIA</text:p>
          </table:table-cell>
          <table:table-cell table:style-name="ce39" office:value-type="string" calcext:value-type="string">
            <text:p>VENDITORE – SIG.TARALLO ANTON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85984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JCOPLASTIC – BATTIPAGLIA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76"/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JCOPLASTIC – BATTIPAGLI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28-39211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JCOPLASTIC – BATTIPAGLI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28-39213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JOSEPH (DEL TRENTINO)</text:p>
          </table:table-cell>
          <table:table-cell table:style-name="ce39" office:value-type="string" calcext:value-type="string">
            <text:p>A COLTIVA ANCHE A TREVENZUOL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93-169510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KILINC GMBH – GERMANIA</text:p>
          </table:table-cell>
          <table:table-cell table:style-name="ce39" office:value-type="string" calcext:value-type="string">
            <text:p>ROMANO PAROLINI “MEDIATORE A VR”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691093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KILINC GMBH – GERMANIA</text:p>
          </table:table-cell>
          <table:table-cell table:style-name="ce39" office:value-type="string" calcext:value-type="string">
            <text:p>ROMANO PAROLINI “MEDIATORE A VR”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862135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KILINC GMBH – GERMANIA</text:p>
          </table:table-cell>
          <table:table-cell table:style-name="ce39" office:value-type="string" calcext:value-type="string">
            <text:p>ROMANO PAROLINI “MEDIATORE A VR”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romano13@hotmail.it" xlink:type="simple">romano13@hotmail.i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'ECONOMICA PAGLIARE SCARL (MARCHE)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5-8041586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L'ECONOMICA PAGLIARE SCARL (MARCHE)</text:p>
          </table:table-cell>
          <table:table-cell table:number-columns-repeated="2"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agrieconomica1@libero.it" xlink:type="simple">agrieconomica1@libero.it</text:a></text:p>
          </table:table-cell>
          <table:table-cell table:style-name="ce39" office:value-type="string" calcext:value-type="string">
            <text:p>PRODOTTI MARCHE</text:p>
          </table:table-cell>
          <table:table-cell table:style-name="ce76"/>
          <table:table-cell table:style-name="ce39" table:number-columns-repeated="58"/>
          <table:table-cell table:number-columns-repeated="960"/>
        </table:table-row>
        <table:table-row table:style-name="ro2">
          <table:table-cell table:style-name="ce39" office:value-type="string" calcext:value-type="string">
            <text:p>L'ECONOMICA PAGLIARE SCARL (MARCHE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5-8041616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L'ECONOMICA PAGLIARE SCARL (MARCHE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85-8041616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L'ORTOCONF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45375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'ORTOCONF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4570003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'ORTOLANA DI PESCE GERARDO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2-34503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'ORTOLANA DI PESCE GERARDO</text:p>
          </table:table-cell>
          <table:table-cell table:style-name="ce39" office:value-type="string" calcext:value-type="string">
            <text:p>CELL. PAD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48189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'ORTOLANA DI PESCE GERARDO</text:p>
          </table:table-cell>
          <table:table-cell table:style-name="ce39" office:value-type="string" calcext:value-type="string">
            <text:p>POSTEGGIO SIL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2-26241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'ORTOLANA DI PESCE GERARDO</text:p>
          </table:table-cell>
          <table:table-cell table:style-name="ce39" office:value-type="string" calcext:value-type="string">
            <text:p>POSTEGGIO TREVIS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2-43346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'ORTOLANO (VOLANTI – RIMINI)</text:p>
          </table:table-cell>
          <table:table-cell table:style-name="ce39" office:value-type="string" calcext:value-type="string">
            <text:p>MASSIMO VOLANT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78297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'ORTOLANO (VOLANTI – RIMINI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41-73410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'UNICA ORTOF.DEL MUGELLO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55-845827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'UNICA ORTOF.DEL MUGELLO</text:p>
          </table:table-cell>
          <table:table-cell table:style-name="ce39" office:value-type="string" calcext:value-type="string">
            <text:p>TITOLARE SIG.ANGEL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16368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'UNICA ORTOF.DEL MUGELLO</text:p>
          </table:table-cell>
          <table:table-cell table:style-name="ce39" office:value-type="string" calcext:value-type="string">
            <text:p>UFFICI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55-849453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'UNICA ORTOF.DEL MUGELLO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lunicasrl@lunica.it" xlink:type="simple">lunicasrl@lunica.it</text:a></text:p>
          </table:table-cell>
          <table:table-cell table:style-name="ce76"/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L'UNICA ORTOF.DEL MUGELL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5-845535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'UNICA ORTOF.DEL MUGELL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5-845537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 CASTAGNARESE SOC.AGR.</text:p>
          </table:table-cell>
          <table:table-cell table:style-name="ce39" office:value-type="string" calcext:value-type="string">
            <text:p>CASTAGNARO (VR)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42-67522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 CASTAGNARESE SOC.AGR.</text:p>
          </table:table-cell>
          <table:table-cell table:style-name="ce39" office:value-type="string" calcext:value-type="string">
            <text:p>CASTAGNARO (VR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9201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 CASTAGNARESE SOC.AGR.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45171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 DELIZIA (DORO)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2506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 DELIZIA (DORO)</text:p>
          </table:table-cell>
          <table:table-cell table:style-name="ce39" office:value-type="string" calcext:value-type="string">
            <text:p>DAMIANO (FIGLIO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445179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 DELIZIA (DORO)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2516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 DELIZIA (DORO)</text:p>
          </table:table-cell>
          <table:table-cell table:style-name="ce39" office:value-type="string" calcext:value-type="string">
            <text:p>MAURIZ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80-869967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 DELIZIA (DORO)</text:p>
          </table:table-cell>
          <table:table-cell table:style-name="ce39" office:value-type="string" calcext:value-type="string">
            <text:p>PAOLO (PADRE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80-869967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 MEDIGLIA FRUTTA</text:p>
          </table:table-cell>
          <table:table-cell table:style-name="ce39" office:value-type="string" calcext:value-type="string">
            <text:p>AGRONOMO BERALDI SIM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9-77921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 MEDIGLIA FRUTTA</text:p>
          </table:table-cell>
          <table:table-cell table:style-name="ce39" office:value-type="string" calcext:value-type="string">
            <text:p>LUIG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05246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 MEDIGLIA FRUTTA</text:p>
          </table:table-cell>
          <table:table-cell table:style-name="ce39" office:value-type="string" calcext:value-type="string">
            <text:p>SALV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936932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 MEDIGLIA FRUTTA</text:p>
          </table:table-cell>
          <table:table-cell table:style-name="ce39" office:value-type="string" calcext:value-type="string">
            <text:p>UFFICIO (PER PAG.SIN.RA SILVIA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9826033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 MEDIGLIA FRUTTA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2-9826054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 POLIGNANESE</text:p>
          </table:table-cell>
          <table:table-cell table:style-name="ce39" office:value-type="string" calcext:value-type="string">
            <text:p>LISCO ANTON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5360008</text:p>
          </table:table-cell>
          <table:table-cell table:style-name="ce39" office:value-type="string" calcext:value-type="string">
            <text:p>POSTEGGIO MIL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LA ROCCA SOC.COOP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29-76342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 SCINTILL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026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 SORGENTE (POSTEGGIO MILANO)</text:p>
          </table:table-cell>
          <table:table-cell table:style-name="ce39" office:value-type="string" calcext:value-type="string">
            <text:p>LUIGI (EX VENDITORE CONTINI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4-590592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 TORRE (AUTOTRASP. PER FABBRI RIMINI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41-34116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IOL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011319034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IOL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1-3186211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LAIOL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1-3196763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LAIOL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1-319717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NZA BRUNO</text:p>
          </table:table-cell>
          <table:table-cell table:style-name="ce39" office:value-type="string" calcext:value-type="string">
            <text:p>DEPOSIT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58073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LANZA BRU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474412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LARBI BADOU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422174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TONIERE PER CANALI - GIUSEPPE</text:p>
          </table:table-cell>
          <table:table-cell table:style-name="ce73" office:value-type="string" calcext:value-type="string">
            <text:p>CHAMATO GIMMI IL 29/01/2015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318856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VAGNINI FERDINAND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7448479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LAZZARINI FRANCO E C. (POSTEGGIO UDINE)</text:p>
          </table:table-cell>
          <table:table-cell table:style-name="ce39" office:value-type="string" calcext:value-type="string">
            <text:p>FEDERI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246222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LAZZARINI FRANCO E C. (POSTEGGIO UDINE)</text:p>
          </table:table-cell>
          <table:table-cell table:style-name="ce39" office:value-type="string" calcext:value-type="string">
            <text:p>MARI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206398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LAZZARINI FRANCO E C. (POSTEGGIO UDINE)</text:p>
          </table:table-cell>
          <table:table-cell table:style-name="ce39" office:value-type="string" calcext:value-type="string">
            <text:p>SEDE TRIESTE PER PAG.SIG.CINZI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0-30364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AZZARINI FRANCO E C. (POSTEGGIO UDIN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32-60174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E CHIESOLE (LORA GIANNI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720455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LE CHIESOLE (LORA GIANNI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42-84055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LE CHIESOLE (LORA GIANNI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8405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E DELIZIE DELL'ORTO</text:p>
          </table:table-cell>
          <table:table-cell table:style-name="ce39" office:value-type="string" calcext:value-type="string">
            <text:p>MERCATO REGGIO EMILIA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522-36615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E DELIZIE DELL'ORTO</text:p>
          </table:table-cell>
          <table:table-cell table:style-name="ce39" office:value-type="string" calcext:value-type="string">
            <text:p>PUNTO VENDITA AL DETTAGL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22-38277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E DELIZIE DELL'ORTO</text:p>
          </table:table-cell>
          <table:table-cell table:style-name="ce39" office:value-type="string" calcext:value-type="string">
            <text:p>MERCATO ORTOFRUTTICOL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22-50639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E DELIZIE DELL'ORTO</text:p>
          </table:table-cell>
          <table:table-cell table:style-name="ce39" office:value-type="string" calcext:value-type="string">
            <text:p>VENDITORE GIOFFRE' STEF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4-866390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EONARDI MARC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800343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EONCINI CLAUDIO (GEOLOGO)</text:p>
          </table:table-cell>
          <table:table-cell table:style-name="ce39" office:value-type="string" calcext:value-type="string">
            <text:p><text:a xlink:href="mailto:LEONCINI@PSVSRL.COM" xlink:type="simple">LEONCINI@PSVSRL.COM</text:a>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1028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EONCINI CLAUDIO (GEOLOGO)</text:p>
          </table:table-cell>
          <table:table-cell table:style-name="ce39" office:value-type="string" calcext:value-type="string">
            <text:p>SIG.SARTORETTI GIORD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521407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EONCINI CLAUDIO (GEOLOG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790019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EONCINI CLAUDIO (GEOLOGO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510514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LEOPARDI</text:p>
          </table:table-cell>
          <table:table-cell table:style-name="ce39" office:value-type="string" calcext:value-type="string">
            <text:p>ADRI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24003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EOPARDI</text:p>
          </table:table-cell>
          <table:table-cell table:style-name="ce39" office:value-type="string" calcext:value-type="string">
            <text:p>ALESSANDR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83634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EOPARDI</text:p>
          </table:table-cell>
          <table:table-cell table:style-name="ce39" office:value-type="string" calcext:value-type="string">
            <text:p>CAS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54602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EOPARDI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5710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INCE</text:p>
          </table:table-cell>
          <table:table-cell table:style-name="ce39" office:value-type="string" calcext:value-type="string">
            <text:p>ANDREA CEOLETT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669074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INCE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51120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INEA VERDE</text:p>
          </table:table-cell>
          <table:table-cell table:style-name="ce39" office:value-type="string" calcext:value-type="string">
            <text:p>CARLO BIGNAM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34892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INEA VERDE</text:p>
          </table:table-cell>
          <table:table-cell table:style-name="ce39" office:value-type="string" calcext:value-type="string">
            <text:p>CARLO BIGNAMI 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0-971881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INEA VERDE</text:p>
          </table:table-cell>
          <table:table-cell table:style-name="ce39" office:value-type="string" calcext:value-type="string">
            <text:p>CARLO BIGNAMI UFFICIO FAX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30-971881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INEA VERDE</text:p>
          </table:table-cell>
          <table:table-cell table:style-name="ce39" office:value-type="string" calcext:value-type="string">
            <text:p>CENTRAL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0-937361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INEA VERDE</text:p>
          </table:table-cell>
          <table:table-cell table:style-name="ce39" office:value-type="string" calcext:value-type="string">
            <text:p>DARIO ALBI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091209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INEA VERDE</text:p>
          </table:table-cell>
          <table:table-cell table:style-name="ce39" office:value-type="string" calcext:value-type="string">
            <text:p>DOMENI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21372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INEA VERDE</text:p>
          </table:table-cell>
          <table:table-cell table:style-name="ce39" office:value-type="string" calcext:value-type="string">
            <text:p>GIUSEPP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44124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INEA VERDE</text:p>
          </table:table-cell>
          <table:table-cell table:style-name="ce39" office:value-type="string" calcext:value-type="string">
            <text:p>GIUSEPPE ESTER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64558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INEA VERDE</text:p>
          </table:table-cell>
          <table:table-cell table:style-name="ce39" office:value-type="string" calcext:value-type="string">
            <text:p>MASSIM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533054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INEA VERDE</text:p>
          </table:table-cell>
          <table:table-cell table:style-name="ce39" office:value-type="string" calcext:value-type="string">
            <text:p>PAOL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290311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IUZZI FABRIZIO</text:p>
          </table:table-cell>
          <table:table-cell table:style-name="ce39" office:value-type="string" calcext:value-type="string">
            <text:p>PUGLIE PER INSALAT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5050237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LIUZZI FABRIZIO</text:p>
          </table:table-cell>
          <table:table-cell table:style-name="ce39" office:value-type="string" calcext:value-type="string">
            <text:p>PUGLIE PER INSALAT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82-552827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LO IACONO TRASPORTI</text:p>
          </table:table-cell>
          <table:table-cell table:style-name="ce39" office:value-type="string" calcext:value-type="string">
            <text:p>TITOL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748451</text:p>
          </table:table-cell>
          <table:table-cell table:style-name="ce39" office:value-type="string" calcext:value-type="string">
            <text:p>TRASPORT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LO IACONO TRASPORTI</text:p>
          </table:table-cell>
          <table:table-cell table:style-name="ce39"/>
          <table:table-cell table:style-name="ce39" office:value-type="string" calcext:value-type="string">
            <text:p><text:s/></text:p>
          </table:table-cell>
          <table:table-cell table:style-name="ce76" office:value-type="string" calcext:value-type="string">
            <text:p>0863-867612</text:p>
          </table:table-cell>
          <table:table-cell table:style-name="ce39" office:value-type="string" calcext:value-type="string">
            <text:p>TRASPORT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LOFFREDO STELLA SRL</text:p>
          </table:table-cell>
          <table:table-cell table:style-name="ce39" office:value-type="string" calcext:value-type="string">
            <text:p>BATTISTI L.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816217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OFFREDO STELLA SRL</text:p>
          </table:table-cell>
          <table:table-cell table:style-name="ce39" office:value-type="string" calcext:value-type="string">
            <text:p>DOTT.STELL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82331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OFFREDO STELLA SRL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1-286168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OFFREDO STELLA SRL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51-286170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ONGA MILA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5518316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ONGO PATRIZI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5872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ORA LUCA SRL</text:p>
          </table:table-cell>
          <table:table-cell table:style-name="ce39" office:value-type="string" calcext:value-type="string">
            <text:p>mail certificata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loraluca.srl@legalmail.it" xlink:type="simple">loraluca.srl@legalmail.i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ORA LUCA SRL</text:p>
          </table:table-cell>
          <table:table-cell table:style-name="ce39" office:value-type="string" calcext:value-type="string">
            <text:p>mail certificata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lucalora@libero.it" xlink:type="simple">lucalora@libero.i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ORA LUCA SRL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5-819322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ORA LUCA SRL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42-46914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ORA LUCA SRL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46914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UCCHI</text:p>
          </table:table-cell>
          <table:table-cell table:style-name="ce39" office:value-type="string" calcext:value-type="string">
            <text:p>ELETTRICISTA GIMM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548585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UCCI GREGORIO (AVEZZANO)</text:p>
          </table:table-cell>
          <table:table-cell table:style-name="ce39" office:value-type="string" calcext:value-type="string">
            <text:p>AGROTECNICO ROCCO FAIELL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2742570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LUCCI GREGORIO (AVEZZANO)</text:p>
          </table:table-cell>
          <table:table-cell table:style-name="ce39" office:value-type="string" calcext:value-type="string">
            <text:p>AGROTECNICO ROCCO FAIELLA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81-955947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LUCCI GREGORIO (AVEZZANO)</text:p>
          </table:table-cell>
          <table:table-cell table:style-name="ce39" office:value-type="string" calcext:value-type="string">
            <text:p>MACEROLA MARCELL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5-2666244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LUCCI GREGORIO (AVEZZAN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7-3287948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LUCCI GREGORIO (AVEZZANO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863-23924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LUSENT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730906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USENT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6-89307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USENTI MARCO</text:p>
          </table:table-cell>
          <table:table-cell table:style-name="ce39" office:value-type="string" calcext:value-type="string">
            <text:p>SUO COMMERCIALISTA FRANCES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253126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USENTI MARC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148219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USIA COOP.ORTOLANI</text:p>
          </table:table-cell>
          <table:table-cell table:style-name="ce39" office:value-type="string" calcext:value-type="string">
            <text:p>ITAL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42294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USIA COOP.ORTOLANI</text:p>
          </table:table-cell>
          <table:table-cell table:style-name="ce39" office:value-type="string" calcext:value-type="string">
            <text:p>ITAL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580557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LUSIA COOP.ORTOLAN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06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.G.P. SRL</text:p>
          </table:table-cell>
          <table:table-cell table:style-name="ce39" office:value-type="string" calcext:value-type="string">
            <text:p>NERE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61659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.G.P. SRL</text:p>
          </table:table-cell>
          <table:table-cell table:style-name="ce39" office:value-type="string" calcext:value-type="string">
            <text:p>OMAR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872115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.G.P. SRL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42-55812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.G.P. SRL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55039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.MU.SA. SRL</text:p>
          </table:table-cell>
          <table:table-cell table:style-name="ce39" office:value-type="string" calcext:value-type="string">
            <text:p>CAGLIAR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0-232604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.MU.SA. SRL</text:p>
          </table:table-cell>
          <table:table-cell table:style-name="ce39" office:value-type="string" calcext:value-type="string">
            <text:p>CARL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288224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.PA TRASPORT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28-34752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ESTRI ORTOFRUTTA (POSTEGGIO PARMA)</text:p>
          </table:table-cell>
          <table:table-cell table:style-name="ce39" office:value-type="string" calcext:value-type="string">
            <text:p>MICHE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1-640820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41" office:value-type="string" calcext:value-type="string">
            <text:p>MAESTRI ORTOFRUTTA (POSTEGGIO PARMA)</text:p>
          </table:table-cell>
          <table:table-cell table:style-name="ce39" office:value-type="string" calcext:value-type="string">
            <text:p>POTEGGIO PARM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21-99279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41" office:value-type="string" calcext:value-type="string">
            <text:p>MAESTRI ORTOFRUTTA (POSTEGGIO PARMA)</text:p>
          </table:table-cell>
          <table:table-cell table:style-name="ce39" office:value-type="string" calcext:value-type="string">
            <text:p>CHRISTIAN (MAESTRI) – PER PAGAMENT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18980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GGIOL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03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GNANI DANILO E EGIDIO OSTIGLI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86-4361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IOLI CRISTIAN PROD.ORTOFRUTT.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408239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IOLI CRISTIAN PROD.ORTOFRUTT.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541-93260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IOLI CRISTIAN PROD.ORTOFRUTT.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41-93200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LAGNINI OSVALD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144163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2">
          <table:table-cell table:style-name="ce39" office:value-type="string" calcext:value-type="string">
            <text:p>MALAMAN COSTANTI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4787763</text:p>
          </table:table-cell>
          <table:table-cell table:style-name="ce39" office:value-type="string" calcext:value-type="string">
            <text:p>VENDIT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MALINI FLAVIO (INOXTECNICA VERONESE)</text:p>
          </table:table-cell>
          <table:table-cell table:style-name="ce39" office:value-type="string" calcext:value-type="string">
            <text:p>MANUTENZIONE NASTRI (EURO 35 ORARI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560331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LINI FLAVIO (INOXTECNICA VERONESE)</text:p>
          </table:table-cell>
          <table:table-cell table:style-name="ce39" office:value-type="string" calcext:value-type="string">
            <text:p>MANUTENZIONE NASTRI (EURO 35 ORARI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99442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LINI S.A.S. DI MALINI MARIO</text:p>
          </table:table-cell>
          <table:table-cell table:style-name="ce39" office:value-type="string" calcext:value-type="string">
            <text:p>SOTTACETI VILLAFONTAN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98500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NCINI MARIA SRL (POSTEGGIO FORLI')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43-70123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NCINI MARIA SRL (POSTEGGIO FORLI')</text:p>
          </table:table-cell>
          <table:table-cell table:style-name="ce39" office:value-type="string" calcext:value-type="string">
            <text:p>MAMMA DI DAVID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316310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NCINI MARIA SRL (POSTEGGIO FORLI')</text:p>
          </table:table-cell>
          <table:table-cell table:style-name="ce39" office:value-type="string" calcext:value-type="string">
            <text:p>MERCAT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543-3267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NCINI MARIA SRL (POSTEGGIO FORLI')</text:p>
          </table:table-cell>
          <table:table-cell table:style-name="ce39" office:value-type="string" calcext:value-type="string">
            <text:p>MERCAT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43-3446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NCINI MARIA SRL (POSTEGGIO FORLI')</text:p>
          </table:table-cell>
          <table:table-cell table:style-name="ce39" office:value-type="string" calcext:value-type="string">
            <text:p>VENDITORE DAVID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61077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NCINI MARIA SRL (POSTEGGIO FORLI')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mancinimaria@pec.buffetti.it" xlink:type="simple">mancinimaria@pec.buffetti.it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NCINI MARIA SRL (POSTEGGIO FORLI')</text:p>
          </table:table-cell>
          <table:table-cell table:style-name="ce39"/>
          <table:table-cell table:style-name="ce39" office:value-type="string" calcext:value-type="string">
            <text:p>PEC</text:p>
          </table:table-cell>
          <table:table-cell table:style-name="ce76" office:value-type="string" calcext:value-type="string">
            <text:p><text:a xlink:href="mailto:mancini.mariasrl@gmail.com" xlink:type="simple">mancini.mariasrl@gmail.com</text:a>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NFRIN LORENZO AZ.AGR. (ROSOLINA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190178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NFRIN LORENZO AZ.AGR. (ROSOLINA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26-34036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NFRIN LORENZO AZ.AGR. (ROSOLINA)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agricola.manfrin@alice.it" xlink:type="simple">agricola.manfrin@alice.it</text:a></text:p>
          </table:table-cell>
          <table:table-cell table:style-name="ce76"/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MANFRIN LORENZO AZ.AGR. (ROSOLIN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6-34036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NTOAN BRUNO TRASPORTI CHIOGGIA (EX NARCISO)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49300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NTOAN BRUNO TRASPORTI CHIOGGIA (EX NARCIS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495093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NTOVANELLI FERDINAND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12024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NTOVANELLI LUC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620174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NTOVANELLI MARIO ATTREZZI AGRICOLI</text:p>
          </table:table-cell>
          <table:table-cell table:style-name="ce39" office:value-type="string" calcext:value-type="string">
            <text:p>ISAC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584991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NTOVANELLI PIER GIORGIO</text:p>
          </table:table-cell>
          <table:table-cell table:style-name="ce39" office:value-type="string" calcext:value-type="string">
            <text:p>SALIZZOLE VALMORSELZ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10273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NTOVANI GIULIANO</text:p>
          </table:table-cell>
          <table:table-cell table:style-name="ce39" office:value-type="string" calcext:value-type="string">
            <text:p>CAS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3005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NTOVANI GIULIA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020933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RANESI SERG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0-88180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RCANTONI F.LL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35-7213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RCHIELLA RINO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55905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RCON ROMEO</text:p>
          </table:table-cell>
          <table:table-cell table:style-name="ce39" office:value-type="string" calcext:value-type="string">
            <text:p>PER ROSSO VR A ROVEREDO DE GUA'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057474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RCONCINI (COMPRA VERONA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506840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RCONCINI MARIANO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12015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RCONCINI MARIA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66583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RIANO PATRIZ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26119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RIANO PATRIZI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34-64108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RIELLA (SORELLA GIUSEPPE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42556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RINO ALBERGO RIST.BUTTAPIETR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66004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RIOTTI CLAUDIO (DETTO MAGR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010337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RTINELLI SUPERMERCATI</text:p>
          </table:table-cell>
          <table:table-cell table:style-name="ce39" office:value-type="string" calcext:value-type="string">
            <text:p>AMMINISTRAZ. → MAGAZZ.ALESSIO</text:p>
          </table:table-cell>
          <table:table-cell table:style-name="ce39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RTINELLI SUPERMERCATI</text:p>
          </table:table-cell>
          <table:table-cell table:style-name="ce39" office:value-type="string" calcext:value-type="string">
            <text:p>AMMINISTRAZIONE FAX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630026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RTINELLI SUPERMERCATI</text:p>
          </table:table-cell>
          <table:table-cell table:style-name="ce39" office:value-type="string" calcext:value-type="string">
            <text:p>COMPRATORE MARCO FERRAR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944071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RTINELLI SUPERMERCATI</text:p>
          </table:table-cell>
          <table:table-cell table:style-name="ce39" office:value-type="string" calcext:value-type="string">
            <text:p>FAX FERRARI CASA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680124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RTINELLI SUPERMERCATI</text:p>
          </table:table-cell>
          <table:table-cell table:style-name="ce39" office:value-type="string" calcext:value-type="string">
            <text:p>FAX MAGAZZINO SCARIC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797966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SAGGIA (IDRAULIC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797932</text:p>
          </table:table-cell>
          <table:table-cell table:style-name="ce39" office:value-type="string" calcext:value-type="string">
            <text:p>MANUTENZIONI RIPARAZION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MASAGGIA (IDRAULIC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88947</text:p>
          </table:table-cell>
          <table:table-cell table:style-name="ce39" office:value-type="string" calcext:value-type="string">
            <text:p>MANUTENZIONI RIPARAZIONI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MASTRANDREA AZ.AGR.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1757030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MASTRANDREA AZ.AGR.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828-871217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MASTRANDREA AZ.AGR.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28-871104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MATTIOLI (CANARIN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46779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TTIOLI (CANARIN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13508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UR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208353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XI FRUTTA</text:p>
          </table:table-cell>
          <table:table-cell table:style-name="ce39" office:value-type="string" calcext:value-type="string">
            <text:p>FRANCES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760962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XI FRUTTA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29-77208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AXI FRUTT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9-773796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ECCANICO TRATTORE (BORAS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108977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EGONI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33-564256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MEGONI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33-564132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MEGON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649605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MELOTTI MORE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3922279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ELOTTI MORE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2535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ELOTTO ENRIC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081409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ETALLI (RACCOLTA METALLI) IVAN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126086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ICHELETTI LUCIA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12024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IGROSS (MION)</text:p>
          </table:table-cell>
          <table:table-cell table:style-name="ce39" office:value-type="string" calcext:value-type="string">
            <text:p>ELEN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7700177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IGROSS (MION)</text:p>
          </table:table-cell>
          <table:table-cell table:style-name="ce39" office:value-type="string" calcext:value-type="string">
            <text:p>ELEN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8334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IGROSS (MION)</text:p>
          </table:table-cell>
          <table:table-cell table:style-name="ce39" office:value-type="string" calcext:value-type="string">
            <text:p>GIOVANN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8342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IGROSS (MION)</text:p>
          </table:table-cell>
          <table:table-cell table:style-name="ce39" office:value-type="string" calcext:value-type="string">
            <text:p>MASSIMO PERUS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8710688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IGROSS (MION)</text:p>
          </table:table-cell>
          <table:table-cell table:style-name="ce39" office:value-type="string" calcext:value-type="string">
            <text:p>RICCARDO RENZI (RESP.PIATT. VR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66-634534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IGROSS (MION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8623054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IGROSS (MION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951592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ILANI E FRAGOR GROUP SPA</text:p>
          </table:table-cell>
          <table:table-cell table:style-name="ce39" office:value-type="string" calcext:value-type="string">
            <text:p>MARC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28672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ILANI E FRAGOR GROUP SPA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8286710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ILANI E FRAGOR GROUP SP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286711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MINCHIELLO POMPEO (PUGLIA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9462590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2">
          <table:table-cell table:style-name="ce39" office:value-type="string" calcext:value-type="string">
            <text:p>MINOZZI BRUNO (BONFERRARO)</text:p>
          </table:table-cell>
          <table:table-cell table:style-name="ce39" office:value-type="string" calcext:value-type="string">
            <text:p>PER TERRA IN AFFITTO ISOLA DELLA SCALA GIMM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65535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INUTILLI GABRIELLA GILBERTO</text:p>
          </table:table-cell>
          <table:table-cell table:style-name="ce39" office:value-type="string" calcext:value-type="string">
            <text:p>TERRACINA LATINA PER INSALAT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8268312</text:p>
          </table:table-cell>
          <table:table-cell table:style-name="ce39" office:value-type="string" calcext:value-type="string">
            <text:p>PRODOTTI SARDEGN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MINUTILLI GABRIELLA GILBERTO</text:p>
          </table:table-cell>
          <table:table-cell table:style-name="ce39" office:value-type="string" calcext:value-type="string">
            <text:p>TERRACINA LATINA PER INSALAT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73-772234</text:p>
          </table:table-cell>
          <table:table-cell table:style-name="ce39" office:value-type="string" calcext:value-type="string">
            <text:p>PRODOTTI SARDEGN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MIOLA QUINTO (ASCOLI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34-630021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MIOSO GIOVANN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08976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IOZZI ANGIOLINO (SCAVATORI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720455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IOZZI MAURIZIO</text:p>
          </table:table-cell>
          <table:table-cell table:style-name="ce39" office:value-type="string" calcext:value-type="string">
            <text:p>PER LAVORI PIAZZA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72080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IRANDOLA CRISTIAN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318082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IRANDOLA IDO E GABRIELE</text:p>
          </table:table-cell>
          <table:table-cell table:style-name="ce39" office:value-type="string" calcext:value-type="string">
            <text:p>PRODUTTORI BONFERARO (MELONI GIMMI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769001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IRANDOLA MAURIZI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32811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IRONE GIG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63859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IRONE GIG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31-27017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NEW FRUIT (MERCATO VERONA)</text:p>
          </table:table-cell>
          <table:table-cell table:style-name="ce39" office:value-type="string" calcext:value-type="string">
            <text:p>PAOL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49291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CCALDI RAFFAELE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586073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CCALDI RAFFAELE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733155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CCALDI RAFFAELE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753155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DENFRUIT SPA</text:p>
          </table:table-cell>
          <table:table-cell table:style-name="ce39" office:value-type="string" calcext:value-type="string">
            <text:p>GIUSEPPE PICA SOST.MIRELL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35-5912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DENFRUIT SPA</text:p>
          </table:table-cell>
          <table:table-cell table:style-name="ce39" office:value-type="string" calcext:value-type="string">
            <text:p>MIRELLA RESP.ACQUIST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516116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DENFRUIT SPA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535-41122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DENFRUIT SP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35-5905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LINARI CLAUD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906698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LINARI CLAUDI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3032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LINARI DANI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221462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NTEDORO (PUGLIA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68-3389175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MONTEDORO (PUGLI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82-5146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NTRESOR (SOMMACAMPAGN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1532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RANDINI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6811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RANDIN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332863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RANDO</text:p>
          </table:table-cell>
          <table:table-cell table:style-name="ce39" office:value-type="string" calcext:value-type="string">
            <text:p>CERE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37538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RANDO</text:p>
          </table:table-cell>
          <table:table-cell table:style-name="ce39" office:value-type="string" calcext:value-type="string">
            <text:p>ROBER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318823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RANDO (MARCO)</text:p>
          </table:table-cell>
          <table:table-cell table:style-name="ce39" office:value-type="string" calcext:value-type="string">
            <text:p>PRONTISSIMA 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2043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RANDO (MARC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300637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RATELLO ENRICO (AZ.AGR.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916467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RATELLO ENRICO (AZ.AGR.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32903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RELATO GIOVANN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2522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RELATO VANNI</text:p>
          </table:table-cell>
          <table:table-cell table:style-name="ce39" office:value-type="string" calcext:value-type="string">
            <text:p>CELLUL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332830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RELATO VANNI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842876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RINI (X MELONI)</text:p>
          </table:table-cell>
          <table:table-cell table:style-name="ce39" office:value-type="string" calcext:value-type="string">
            <text:p>ANGELA PER PAGAMENT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608367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RINI (X MELONI)</text:p>
          </table:table-cell>
          <table:table-cell table:style-name="ce39" office:value-type="string" calcext:value-type="string">
            <text:p>GIANLUC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93-9399136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RINI (X MELONI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375-83122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RINI (X MELONI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5-78025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RISI ANGEL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91441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RISI ANGELO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863-9353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RISI ANGEL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9353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ROSATO SABRIN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331456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SE' (GRESPI RENATO)</text:p>
          </table:table-cell>
          <table:table-cell table:style-name="ce39" office:value-type="string" calcext:value-type="string">
            <text:p>(ULTIMO 2016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77-291480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SE' (GRESPI RENATO)</text:p>
          </table:table-cell>
          <table:table-cell table:style-name="ce39" office:value-type="string" calcext:value-type="string">
            <text:p>qui risponde (dicembre 2017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4-242657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SE' (GRESPI RENAT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65500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OSE' (GRESPI RENAT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65500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UNARIN GIUSEPPE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156989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URARI BRA S.A.A.S. - SORGA'</text:p>
          </table:table-cell>
          <table:table-cell table:style-name="ce39" office:value-type="string" calcext:value-type="string">
            <text:p>PEPERONE GIALLE/ROSSE 10 COLLI/GIORNO 23/06/15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737093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URARI BRA S.A.A.S. - SORGA'</text:p>
          </table:table-cell>
          <table:table-cell table:style-name="ce39" office:value-type="string" calcext:value-type="string">
            <text:p>PEPERONE GIALLE/ROSSE 10 COLLI/GIORNO 23/06/15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GIACOMO@CORTEITALIA.IT" xlink:type="simple">GIACOMO@CORTEITALIA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URARI BRA S.A.A.S. - SORGA'</text:p>
          </table:table-cell>
          <table:table-cell table:style-name="ce39" office:value-type="string" calcext:value-type="string">
            <text:p>PEPERONE GIALLE/ROSSE 10 COLLI/GIORNO 23/06/15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7023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URARI BRA S.A.A.S. - SORGA'</text:p>
          </table:table-cell>
          <table:table-cell table:style-name="ce39" office:value-type="string" calcext:value-type="string">
            <text:p>PEPERONE GIALLE/ROSSE 10 COLLI/GIORNO 23/06/15 – NICOLO' (OPERAIO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322802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APOLI (ALESSANDRO DALL'ORT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610737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APOLI TRANS</text:p>
          </table:table-cell>
          <table:table-cell table:style-name="ce39" office:value-type="string" calcext:value-type="string">
            <text:p>CRISTIAN PER CONSEGNE E NUMERI AUTIST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1-185558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APOLI TRANS</text:p>
          </table:table-cell>
          <table:table-cell table:style-name="ce39" office:value-type="string" calcext:value-type="string">
            <text:p>PER ZONA FOGGI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1-186655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APOLI TRANS</text:p>
          </table:table-cell>
          <table:table-cell table:style-name="ce39" office:value-type="string" calcext:value-type="string">
            <text:p>UFFICIO: PER RICHIEDERE FATTURE MONICA/LOREDAN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9-95622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APOLI TRANS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28-184246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ATURA (LA NATURA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1-495090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ATURA E' (FABEN)</text:p>
          </table:table-cell>
          <table:table-cell table:style-name="ce39" office:value-type="string" calcext:value-type="string">
            <text:p>PER PAGAMENTI SIG.SILVAN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35107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NATURA NOSTRA (ALFONS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965137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NATURA.COM</text:p>
          </table:table-cell>
          <table:table-cell table:style-name="ce39" office:value-type="string" calcext:value-type="string">
            <text:p>RESPONSABILE CARICO/SCARICO EMANUEL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5-8354531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NATURA.COM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5-835454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AZARIO DANIELE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2326786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NAZARIO DANIELE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82-643932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NE.MA FRUT SRL (CESENA)</text:p>
          </table:table-cell>
          <table:table-cell table:style-name="ce39" office:value-type="string" calcext:value-type="string">
            <text:p>MAURIZIO VENDITORE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maurizio.mantegoli@tin.it" xlink:type="simple">maurizio.mantegoli@tin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E.MA FRUT SRL (CESENA)</text:p>
          </table:table-cell>
          <table:table-cell table:style-name="ce39" office:value-type="string" calcext:value-type="string">
            <text:p>MAUZIO VENDITO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63627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E.MA FRUT SRL (CESENA)</text:p>
          </table:table-cell>
          <table:table-cell table:style-name="ce39" office:value-type="string" calcext:value-type="string">
            <text:p>MERCAT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547-31207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E.MA FRUT SRL (CESENA)</text:p>
          </table:table-cell>
          <table:table-cell table:style-name="ce39" office:value-type="string" calcext:value-type="string">
            <text:p>MERCATO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nemafrut.mercato@alice.it" xlink:type="simple">nemafrut.mercato@alice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E.MA FRUT SRL (CESENA)</text:p>
          </table:table-cell>
          <table:table-cell table:style-name="ce39" office:value-type="string" calcext:value-type="string">
            <text:p>MERCAT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47-31207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E.MA FRUT SRL (CESENA)</text:p>
          </table:table-cell>
          <table:table-cell table:style-name="ce39" office:value-type="string" calcext:value-type="string">
            <text:p>SEDE LEGALE</text:p>
          </table:table-cell>
          <table:table-cell table:style-name="ce39" office:value-type="string" calcext:value-type="string">
            <text:p>PEC</text:p>
          </table:table-cell>
          <table:table-cell table:style-name="ce76" office:value-type="string" calcext:value-type="string">
            <text:p><text:a xlink:href="mailto:nemafrutsrl@pec.it" xlink:type="simple">nemafrutsrl@pec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E.MA FRUT SRL (CESENA)</text:p>
          </table:table-cell>
          <table:table-cell table:style-name="ce39" office:value-type="string" calcext:value-type="string">
            <text:p>UFFICIO SEDE LEGALE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547-63153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E.MA FRUT SRL (CESENA)</text:p>
          </table:table-cell>
          <table:table-cell table:style-name="ce39" office:value-type="string" calcext:value-type="string">
            <text:p>UFFICIO SEDE LEGAL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47-38420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ELLO NIZZO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0-651907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ELLO NIZZO</text:p>
          </table:table-cell>
          <table:table-cell table:style-name="ce39" office:value-type="string" calcext:value-type="string">
            <text:p>CELLUL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172030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ELLO NIZZO</text:p>
          </table:table-cell>
          <table:table-cell table:style-name="ce39" office:value-type="string" calcext:value-type="string">
            <text:p>GIAN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927360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ELLO NIZZO</text:p>
          </table:table-cell>
          <table:table-cell table:style-name="ce39" office:value-type="string" calcext:value-type="string">
            <text:p>MANILA PER PAGAMENT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812365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ELLO NIZZO</text:p>
          </table:table-cell>
          <table:table-cell table:style-name="ce39" office:value-type="string" calcext:value-type="string">
            <text:p>MERCATO (PER PAGAMENTI MANILA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0-50007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42" office:value-type="string" calcext:value-type="string">
            <text:p>NOMINATIVO</text:p>
          </table:table-cell>
          <table:table-cell table:style-name="ce42"/>
          <table:table-cell table:style-name="ce42" office:value-type="string" calcext:value-type="string">
            <text:p>TIPO</text:p>
          </table:table-cell>
          <table:table-cell table:style-name="ce81" office:value-type="string" calcext:value-type="string">
            <text:p>NUMERO</text:p>
          </table:table-cell>
          <table:table-cell table:style-name="ce42" office:value-type="string" calcext:value-type="string">
            <text:p>NOTE</text:p>
          </table:table-cell>
          <table:table-cell table:style-name="ce42"/>
          <table:table-cell table:style-name="ce39" table:number-columns-repeated="58"/>
          <table:table-cell table:number-columns-repeated="960"/>
        </table:table-row>
        <table:table-row table:style-name="ro1">
          <table:table-cell table:style-name="ce39" office:value-type="string" calcext:value-type="string">
            <text:p>NOTAIO LUCIO LOMBARDI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663086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OTAIO LUCIO LOMBARD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63048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UOVA ANNAFRUTTA (PER MELONI) UDINE</text:p>
          </table:table-cell>
          <table:table-cell table:style-name="ce39" office:value-type="string" calcext:value-type="string">
            <text:p>ANDRE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43079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UOVA ANNAFRUTTA (PER MELONI) UDINE</text:p>
          </table:table-cell>
          <table:table-cell table:style-name="ce39" office:value-type="string" calcext:value-type="string">
            <text:p>MARCO PERES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43080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UOVA ANNAFRUTTA (PER MELONI) UDINE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32-61259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UOVA ANNAFRUTTA (PER MELONI) UDINE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info@annafrutta.it" xlink:type="simple">info@annafrutta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UOVA ANNAFRUTTA (PER MELONI) UDINE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32-57415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UOVO CAMI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30348</text:p>
          </table:table-cell>
          <table:table-cell table:style-name="ce39" office:value-type="string" calcext:value-type="string">
            <text:p>RISTORANTE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OFFICINE BRENNERO SPA</text:p>
          </table:table-cell>
          <table:table-cell table:style-name="ce39" office:value-type="string" calcext:value-type="string">
            <text:p>ACCETTAZIONE LUCA (O CARLO)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863120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FFICINE BRENNERO SPA</text:p>
          </table:table-cell>
          <table:table-cell table:style-name="ce39" office:value-type="string" calcext:value-type="string">
            <text:p>ACCETTAZIONE LUCA (O CARLO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3123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FFICINE BRENNERO SPA</text:p>
          </table:table-cell>
          <table:table-cell table:style-name="ce39" office:value-type="string" calcext:value-type="string">
            <text:p>OFFICINA (FABRIZIO CHIAMARE LUI PER CAMBIO DA SISTEMARE)</text:p>
          </table:table-cell>
          <table:table-cell table:style-name="ce39" office:value-type="string" calcext:value-type="string">
            <text:p>TEL</text:p>
          </table:table-cell>
          <table:table-cell table:style-name="ce76"/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table:number-columns-repeated="3"/>
          <table:table-cell table:style-name="ce76"/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IGNATANO PUGLIE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417182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OLICASA (SIG. OLIBONI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823381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LICASA (SIG. OLIBONI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0338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LIVER DI SIGNORINI LUCIANO (MACCHINE AGRICOLE)</text:p>
          </table:table-cell>
          <table:table-cell table:style-name="ce39" office:value-type="string" calcext:value-type="string">
            <text:p>LUCI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41842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M (ZAPPOLLA PAOL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73910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M (ZAPPOLLA PAOL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97304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LANDIN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83508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OFRUIT</text:p>
          </table:table-cell>
          <table:table-cell table:style-name="ce39" office:value-type="string" calcext:value-type="string">
            <text:p>MERCATO VICENZ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4-56459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OFRUIT</text:p>
          </table:table-cell>
          <table:table-cell table:style-name="ce39" office:value-type="string" calcext:value-type="string">
            <text:p>ZANON MAURIZIO TITOL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444451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SI E FABBRI</text:p>
          </table:table-cell>
          <table:table-cell table:style-name="ce39" office:value-type="string" calcext:value-type="string">
            <text:p>ANDRE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789488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SI E FABBRI</text:p>
          </table:table-cell>
          <table:table-cell table:style-name="ce39" office:value-type="string" calcext:value-type="string">
            <text:p>OR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340315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SI E FABBRI</text:p>
          </table:table-cell>
          <table:table-cell table:style-name="ce39" office:value-type="string" calcext:value-type="string">
            <text:p>TONI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01728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SI E FABBRI</text:p>
          </table:table-cell>
          <table:table-cell table:style-name="ce39" office:value-type="string" calcext:value-type="string">
            <text:p>TONI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55109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SI E FABBRI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51-286183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SI E FABBR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1-286178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ICOLA MARCHIGIANA=&gt; VEDI CACCHIARELLI</text:p>
          </table:table-cell>
          <table:table-cell table:style-name="ce39"/>
          <table:table-cell table:style-name="ce39" office:value-type="string" calcext:value-type="string">
            <text:p>REMINDER</text:p>
          </table:table-cell>
          <table:table-cell table:style-name="ce76"/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 DEI PANDA → VEDI BENETTI LUIGI</text:p>
          </table:table-cell>
          <table:table-cell table:style-name="ce39"/>
          <table:table-cell table:style-name="ce39" office:value-type="string" calcext:value-type="string">
            <text:p>REMINDER</text:p>
          </table:table-cell>
          <table:table-cell table:style-name="ce76"/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 RO. MI. </text:p>
          </table:table-cell>
          <table:table-cell table:style-name="ce39" office:value-type="string" calcext:value-type="string">
            <text:p>CRISTIANO DETRATTI X NUOVO MAG.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797437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 RO. MI. STABILIMENTO 3</text:p>
          </table:table-cell>
          <table:table-cell table:style-name="ce39" office:value-type="string" calcext:value-type="string">
            <text:p>ALESS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4-664627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 RO. MI. STABILIMENTO 3</text:p>
          </table:table-cell>
          <table:table-cell table:style-name="ce39" office:value-type="string" calcext:value-type="string">
            <text:p>GIANFRAN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875505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 RO. MI. STABILIMENTO 3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935577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 RO. MI. STABILIMENTO 3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9-935926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.CAV.2000 (POSTEGGIO MILANO)</text:p>
          </table:table-cell>
          <table:table-cell table:style-name="ce39" office:value-type="string" calcext:value-type="string">
            <text:p>TITOLARE CAMILL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27467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.CAV.2000 (POSTEGGIO MILAN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5412286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.CAV.2000 (POSTEGGIO MILAN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54122874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ORTO.FRUT S.A.S.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028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ORTO.FRUT S.A.S.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35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.FRUT S.A.S.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5604522</text:p>
          </table:table-cell>
          <table:table-cell table:style-name="ce39" table:number-columns-repeated="60"/>
          <table:table-cell table:number-columns-repeated="960"/>
        </table:table-row>
        <table:table-row table:style-name="ro3">
          <table:table-cell table:style-name="ce39" office:value-type="string" calcext:value-type="string">
            <text:p>ORTO.STE.MI – BASSANI (LUSIA) [ANCHE RADICCHIANDO]</text:p>
          </table:table-cell>
          <table:table-cell table:style-name="ce39" office:value-type="string" calcext:value-type="string">
            <text:p>BASSANI DICE DI PARLARE QUI PER I PAGAMENTI</text:p>
            <text:p>(NON PIU’ DA NOVEMBRE 2016 CHIAMARE ALL’ALTRO NUMERO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193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.STE.MI – BASSANI (LUSIA) [ANCHE RADICCHIANDO]</text:p>
          </table:table-cell>
          <table:table-cell table:style-name="ce39" office:value-type="string" calcext:value-type="string">
            <text:p>FAX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54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.STE.MI – BASSANI (LUSIA) [ANCHE RADICCHIANDO]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425-60754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.STE.MI – BASSANI (LUSIA) [ANCHE RADICCHIANDO]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520341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.STE.MI – BASSANI (LUSIA) [ANCHE RADICCHIANDO]</text:p>
          </table:table-cell>
          <table:table-cell table:style-name="ce39" office:value-type="string" calcext:value-type="string">
            <text:p>FIGLIO BASSANI ** STEF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371365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BELL</text:p>
          </table:table-cell>
          <table:table-cell table:style-name="ce39" office:value-type="string" calcext:value-type="string">
            <text:p>ANGELO NICCOLI RESP.CASSE SAN PAOLOD'ARGON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5-425246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BELL S.R.L.</text:p>
          </table:table-cell>
          <table:table-cell table:style-name="ce39" office:value-type="string" calcext:value-type="string">
            <text:p>CENTRAL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5-425241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BELL S.R.L.</text:p>
          </table:table-cell>
          <table:table-cell table:style-name="ce39" office:value-type="string" calcext:value-type="string">
            <text:p>DIEG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44603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BELL S.R.L.</text:p>
          </table:table-cell>
          <table:table-cell table:style-name="ce39" office:value-type="string" calcext:value-type="string">
            <text:p>FEDERICA FULLIN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21010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BELL S.R.L.</text:p>
          </table:table-cell>
          <table:table-cell table:style-name="ce39" office:value-type="string" calcext:value-type="string">
            <text:p>FEDERICA FULLIN (ASSIST.ACQUISTI) (MI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51651922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BELL S.R.L.</text:p>
          </table:table-cell>
          <table:table-cell table:style-name="ce39" office:value-type="string" calcext:value-type="string">
            <text:p>FEDERICA FULLIN DIRET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035-425245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BELL S.R.L.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5-952866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ORTOBELL S.R.L.</text:p>
          </table:table-cell>
          <table:table-cell table:style-name="ce39" office:value-type="string" calcext:value-type="string">
            <text:p>MASSIM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27257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BELL S.R.L.</text:p>
          </table:table-cell>
          <table:table-cell table:style-name="ce39" office:value-type="string" calcext:value-type="string">
            <text:p>PESCHIERA BORROMEO (MILANO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5165190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BELL S.R.L.</text:p>
          </table:table-cell>
          <table:table-cell table:style-name="ce39" office:value-type="string" calcext:value-type="string">
            <text:p>S.PAOLO D'ARGON (BG) (SEDE AMM.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5-425242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BELL S.R.L.</text:p>
          </table:table-cell>
          <table:table-cell table:style-name="ce39" office:value-type="string" calcext:value-type="string">
            <text:p>S.PAOLO D'ARGON (BG) (SEDE AMM.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5-95288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BERMAR (GIAMMARC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3825993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ORTOBERMAR (GIAMMARC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867806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ORTOF.CASTELLO SRL</text:p>
          </table:table-cell>
          <table:table-cell table:style-name="ce39" office:value-type="string" calcext:value-type="string">
            <text:p>AMMINISTRAZIONE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25-95879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F.CASTELLO SRL</text:p>
          </table:table-cell>
          <table:table-cell table:style-name="ce39" office:value-type="string" calcext:value-type="string">
            <text:p>CASTELLO PIERLUIG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03483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F.CASTELLO SRL</text:p>
          </table:table-cell>
          <table:table-cell table:style-name="ce39" office:value-type="string" calcext:value-type="string">
            <text:p>CASTELLO ROBER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02241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F.CASTELLO SRL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25-45986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F.CASTELLO SRL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info@ortofruttacastello.com" xlink:type="simple">info@ortofruttacastello.com</text:a></text:p>
          </table:table-cell>
          <table:table-cell table:style-name="ce76"/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ORTOF.CASTELLO SRL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95875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FIN</text:p>
          </table:table-cell>
          <table:table-cell table:style-name="ce39" office:value-type="string" calcext:value-type="string">
            <text:p>LILLO PERRONE PER ORD.INS RICCIA/SCAROLA /PDZ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932361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FIN</text:p>
          </table:table-cell>
          <table:table-cell table:style-name="ce39" office:value-type="string" calcext:value-type="string">
            <text:p>LILLO PERRONE PER ORD.INS RICCIA/SCAROLA /PDZ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lillo.perrone@ortofin.it" xlink:type="simple">lillo.perrone@ortofin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FIN</text:p>
          </table:table-cell>
          <table:table-cell table:style-name="ce39" office:value-type="string" calcext:value-type="string">
            <text:p>LORENA X ORDINI MELON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9535220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FIN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41488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FIN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953552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FRUTTA (FIRENZE)</text:p>
          </table:table-cell>
          <table:table-cell table:style-name="ce39" office:value-type="string" calcext:value-type="string">
            <text:p>PASTORELLI FABRIZ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886552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FRUTTA (FIRENZE)</text:p>
          </table:table-cell>
          <table:table-cell table:style-name="ce39" office:value-type="string" calcext:value-type="string">
            <text:p>PASTORELLI FABRIZ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5-41619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FRUTTICOLA BASSO ADIGE</text:p>
          </table:table-cell>
          <table:table-cell table:style-name="ce39" office:value-type="string" calcext:value-type="string">
            <text:p>TIZIA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9702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GREEN DI GASTALDELLO</text:p>
          </table:table-cell>
          <table:table-cell table:style-name="ce39" office:value-type="string" calcext:value-type="string">
            <text:p>ARNALD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351589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GREEN DI GASTALDELLO</text:p>
          </table:table-cell>
          <table:table-cell table:style-name="ce39" office:value-type="string" calcext:value-type="string">
            <text:p>LUC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351590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GREEN DI GASTALDELL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18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LANI E TREVENZUOL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084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MAR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35-701803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43" office:value-type="string" calcext:value-type="string">
            <text:p>ORTOMERCATO (SEVEN SPA)</text:p>
          </table:table-cell>
          <table:table-cell table:style-name="ce43" office:value-type="string" calcext:value-type="string">
            <text:p>BAGGIA (NUMERO NUOVO)</text:p>
          </table:table-cell>
          <table:table-cell table:style-name="ce43" office:value-type="string" calcext:value-type="string">
            <text:p>CELL</text:p>
          </table:table-cell>
          <table:table-cell table:style-name="ce83" office:value-type="string" calcext:value-type="string">
            <text:p>340-296787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43" office:value-type="string" calcext:value-type="string">
            <text:p>ORTOMERCATO (SEVEN SPA)</text:p>
          </table:table-cell>
          <table:table-cell table:style-name="ce43" office:value-type="string" calcext:value-type="string">
            <text:p>NICOLA TREVISAN</text:p>
          </table:table-cell>
          <table:table-cell table:style-name="ce43" office:value-type="string" calcext:value-type="string">
            <text:p>CELL</text:p>
          </table:table-cell>
          <table:table-cell table:style-name="ce83" office:value-type="string" calcext:value-type="string">
            <text:p>337-132614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MERCATO (SEVEN SPA)</text:p>
          </table:table-cell>
          <table:table-cell table:style-name="ce39" office:value-type="string" calcext:value-type="string">
            <text:p>DIRETTO ALESANDRA ALDRIGHETT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61-40022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MERCATO (SEVEN SP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61-40060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MERCATO (SEVEN SPA)</text:p>
          </table:table-cell>
          <table:table-cell table:style-name="ce39" office:value-type="string" calcext:value-type="string">
            <text:p>ANDREA RIGOTT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61-40064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PADOVA SAS</text:p>
          </table:table-cell>
          <table:table-cell table:style-name="ce39" office:value-type="string" calcext:value-type="string">
            <text:p>PAOLO CAMPANAR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662237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PADOVA SAS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9-870576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PADOVA SAS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70547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PIAZZOLLA DISTRIBUZIONE SRL</text:p>
          </table:table-cell>
          <table:table-cell table:style-name="ce39" office:value-type="string" calcext:value-type="string">
            <text:p>MAUR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330912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PIAZZOLLA DISTRIBUZIONE SRL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distribuzione@ortopiazzolla.it" xlink:type="simple">distribuzione@ortopiazzolla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PIAZZOLLA DISTRIBUZIONE SRL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5411755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PIU' (GIUSI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5-95948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ROSA</text:p>
          </table:table-cell>
          <table:table-cell table:style-name="ce39" office:value-type="string" calcext:value-type="string">
            <text:p>RENA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87709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ROS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87709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ROSA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25-40182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ROS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93015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VERDE (POSTEGGIO PADOVA)</text:p>
          </table:table-cell>
          <table:table-cell table:style-name="ce39" office:value-type="string" calcext:value-type="string">
            <text:p>GIANPIETR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683976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VERDE (POSTEGGIO PADOVA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70297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VERDE (POSTEGGIO PADOVA)</text:p>
          </table:table-cell>
          <table:table-cell table:style-name="ce39" office:value-type="string" calcext:value-type="string">
            <text:p>VENDITORE: NAZAR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629206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VERDE (TAGLIATORE LODI)</text:p>
          </table:table-cell>
          <table:table-cell table:style-name="ce39" office:value-type="string" calcext:value-type="string">
            <text:p>MARCO TAGLIAFERRI (COMPRATORE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93-949700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VERDE (TAGLIATORE LODI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7-92371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VEG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473-73970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VEG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73-73993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VEG (ALPE DOTTOR LADUR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76735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VEG (ALPE DOTTOR LADUR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73-626160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39" office:value-type="string" calcext:value-type="string">
            <text:p>PACKMA</text:p>
          </table:table-cell>
          <table:table-cell table:style-name="ce74" office:value-type="string" calcext:value-type="string">
            <text:p>PER MACCHINA AVVOLGITRICE ROTOPLAST 1515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95761520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3">
          <table:table-cell table:style-name="ce39" office:value-type="string" calcext:value-type="string">
            <text:p>PACKMA</text:p>
          </table:table-cell>
          <table:table-cell table:style-name="ce74" office:value-type="string" calcext:value-type="string">
            <text:p>PER MACCHINA AVVOLGITRICE ROTOPLAST 1515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9576153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LBOX (BINS NUOVI € 52,00 ANNO 2010)</text:p>
          </table:table-cell>
          <table:table-cell table:style-name="ce39" office:value-type="string" calcext:value-type="string">
            <text:p>PARTENZA BOLZAN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71-82001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LBOX (BINS NUOVI € 52,00 ANNO 2010)</text:p>
          </table:table-cell>
          <table:table-cell table:style-name="ce39" office:value-type="string" calcext:value-type="string">
            <text:p>PARTENZA BOLZA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71-81231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LERMO STEFANIA AZ.AGRICOL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66876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LMA</text:p>
          </table:table-cell>
          <table:table-cell table:style-name="ce39" office:value-type="string" calcext:value-type="string">
            <text:p>NUNZI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80-5145929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ALM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520011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ALUMBO GIACOM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874152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ALUMBO GIACOM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964-933613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AM</text:p>
          </table:table-cell>
          <table:table-cell table:style-name="ce39" office:value-type="string" calcext:value-type="string">
            <text:p>FAB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19764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M</text:p>
          </table:table-cell>
          <table:table-cell table:style-name="ce39" office:value-type="string" calcext:value-type="string">
            <text:p>RESP.ACQUISTI SIG.VERZELL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290004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M</text:p>
          </table:table-cell>
          <table:table-cell table:style-name="ce39" office:value-type="string" calcext:value-type="string">
            <text:p>RESP.ACQUISTI SIG.VERZELL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549500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M</text:p>
          </table:table-cell>
          <table:table-cell table:style-name="ce39" office:value-type="string" calcext:value-type="string">
            <text:p>RESP.ACQUISTI SIG.VERZELL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549511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M (ASMAGHI-CAMPANALE FABIO)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2-4884017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M (ASMAGHI-CAMPANALE FABIO)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4884094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M (BERTOLO UFF.ZIGARINI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4570641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M (PER IMBALLAGGIO)</text:p>
          </table:table-cell>
          <table:table-cell table:style-name="ce39" office:value-type="string" calcext:value-type="string">
            <text:p>PARLARE CON DAVID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4571213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M (UFF. AMMINISTRATIVO)</text:p>
          </table:table-cell>
          <table:table-cell table:style-name="ce39" office:value-type="string" calcext:value-type="string">
            <text:p>PARLARE CON BUFFOL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549576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M (UFF. CONTABILITA')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41-549584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M (UFF. CONTABILITA')</text:p>
          </table:table-cell>
          <table:table-cell table:style-name="ce39" office:value-type="string" calcext:value-type="string">
            <text:p>PARLARE CON ELISABETTA (FT.NOLEGGI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549583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M (VENEZI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13761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PAM (VENEZI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5411313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PAM (VENEZI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5411933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PAM (VENEZI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549611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M (ZIGARNI RESP. GENERAL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445284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NDOLI LUIG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7427157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ANDOLI LUIGI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863-59318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ANDOLI LUIG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59318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ANNELLA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52516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ANNELLA</text:p>
          </table:table-cell>
          <table:table-cell table:style-name="ce39" office:value-type="string" calcext:value-type="string">
            <text:p>CES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8671006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ANNELLA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528099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ANNELLA</text:p>
          </table:table-cell>
          <table:table-cell table:style-name="ce39" office:value-type="string" calcext:value-type="string">
            <text:p>WALTER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8084692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ANNELL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68-546639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ARCO DELGARGANO</text:p>
          </table:table-cell>
          <table:table-cell table:style-name="ce39" office:value-type="string" calcext:value-type="string">
            <text:p>RAGIONIERE GIOVANN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82-475619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ASETTO EGIDIO (MEDIATORE MELONI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302570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SETTO EGIDIO (MEDIATORE MELONI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610238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SETTO GAETA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70731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SINI FRANCESC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429161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SOTT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6464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SOTTO ESTERI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8883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SSALONGO (BANCALI USATI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284302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STA GIOIOSA (RODIGO MN)</text:p>
          </table:table-cell>
          <table:table-cell table:style-name="ce39" office:value-type="string" calcext:value-type="string">
            <text:p>STORTI SERG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6-65070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TTARO MARCO</text:p>
          </table:table-cell>
          <table:table-cell table:style-name="ce39" office:value-type="string" calcext:value-type="string">
            <text:p>LUSI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520340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TTARO MARCO</text:p>
          </table:table-cell>
          <table:table-cell table:style-name="ce39" office:value-type="string" calcext:value-type="string">
            <text:p>LUSI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22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VANELLO VALERIO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49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VANELLO VALERIO</text:p>
          </table:table-cell>
          <table:table-cell table:style-name="ce39" office:value-type="string" calcext:value-type="string">
            <text:p>MERCAT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01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ECANA (PRONTOCHEF)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45-698400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ECANA (PRONTOCHEF)</text:p>
          </table:table-cell>
          <table:table-cell table:style-name="ce39" office:value-type="string" calcext:value-type="string">
            <text:p>MARIOTTO MASSIM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77333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ECANA (PRONTOCHEF)</text:p>
          </table:table-cell>
          <table:table-cell table:style-name="ce39" office:value-type="string" calcext:value-type="string">
            <text:p>MASINI FRAN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605513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ECANA (PRONTOCHEF)</text:p>
          </table:table-cell>
          <table:table-cell table:style-name="ce39" office:value-type="string" calcext:value-type="string">
            <text:p>UFFICIO AMMINISTRATIV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13469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ECANA (PRONTOCHEF)</text:p>
          </table:table-cell>
          <table:table-cell table:style-name="ce39" office:value-type="string" calcext:value-type="string">
            <text:p>UFFICIO COMMERCIAL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98400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EDEVARA</text:p>
          </table:table-cell>
          <table:table-cell table:style-name="ce39" office:value-type="string" calcext:value-type="string">
            <text:p>AS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671834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EDEVAR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6-71902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ERBELLINI ANDREINA</text:p>
          </table:table-cell>
          <table:table-cell table:style-name="ce39" office:value-type="string" calcext:value-type="string">
            <text:p>PER INS. I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68402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ERBELLINI TRANQUILL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137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ERINELLI RULL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98431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ERINI SANTE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8901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EROTELLI CARROZZERIA (CAR.VI.PER.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0527</text:p>
          </table:table-cell>
          <table:table-cell table:style-name="ce39" office:value-type="string" calcext:value-type="string">
            <text:p>MANUTENZIONI RIPARAZIONI</text:p>
          </table:table-cell>
          <table:table-cell table:style-name="ce39" office:value-type="string" calcext:value-type="string">
            <text:p>CAMION</text:p>
          </table:table-cell>
          <table:table-cell table:style-name="ce39" table:number-columns-repeated="58"/>
          <table:table-cell table:number-columns-repeated="960"/>
        </table:table-row>
        <table:table-row table:style-name="ro1">
          <table:table-cell table:style-name="ce39" office:value-type="string" calcext:value-type="string">
            <text:p>PERUSI (POSTEGGIO VR)</text:p>
          </table:table-cell>
          <table:table-cell table:style-name="ce39" office:value-type="string" calcext:value-type="string">
            <text:p>BIB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66-642321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ERUSI (POSTEGGIO VR)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09477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ERUSI (POSTEGGIO VR)</text:p>
          </table:table-cell>
          <table:table-cell table:style-name="ce39" office:value-type="string" calcext:value-type="string">
            <text:p>PAOL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807315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ERUSI (POSTEGGIO VR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2067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ESARESI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41-72006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ETTENE STEFANO</text:p>
          </table:table-cell>
          <table:table-cell table:style-name="ce39" office:value-type="string" calcext:value-type="string">
            <text:p>PER RINGHIERA – FABBR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2373579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PEZZO ADRIANO</text:p>
          </table:table-cell>
          <table:table-cell table:style-name="ce39" office:value-type="string" calcext:value-type="string">
            <text:p>CAS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92543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EZZO AUGUSTO</text:p>
          </table:table-cell>
          <table:table-cell table:style-name="ce39" office:value-type="string" calcext:value-type="string">
            <text:p>CAS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6426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EZZO AUGUSTO</text:p>
          </table:table-cell>
          <table:table-cell table:style-name="ce39" office:value-type="string" calcext:value-type="string">
            <text:p>CELLUL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877715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IACENZA ANTONIO</text:p>
          </table:table-cell>
          <table:table-cell table:style-name="ce39" office:value-type="string" calcext:value-type="string">
            <text:p>COMPRATO CASA FOGGI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09644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IACENZA ANTONIO</text:p>
          </table:table-cell>
          <table:table-cell table:style-name="ce39" office:value-type="string" calcext:value-type="string">
            <text:p>COMPRATO CASA FOGGINI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eco_sicura@alice.it" xlink:type="simple">eco_sicura@alice.it</text:a></text:p>
          </table:table-cell>
          <table:table-cell table:style-name="ce76"/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ILASTRO PLAST SNC (FRANCO POLATO)</text:p>
          </table:table-cell>
          <table:table-cell table:style-name="ce39" office:value-type="string" calcext:value-type="string">
            <text:p>RICICLO MAT. PLASTICHE BINS USAT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931277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ILASTRO PLAST SNC (FRANCO POLATO)</text:p>
          </table:table-cell>
          <table:table-cell table:style-name="ce39" office:value-type="string" calcext:value-type="string">
            <text:p>RICICLO MAT. PLASTICHE BINS USATI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44-57223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ILASTRO PLAST SNC (FRANCO POLATO)</text:p>
          </table:table-cell>
          <table:table-cell table:style-name="ce39" office:value-type="string" calcext:value-type="string">
            <text:p>RICICLO MAT. PLASTICHE BINS USAT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4-57223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ILASTRO PLAST SNC (FRANCO POLATO)</text:p>
          </table:table-cell>
          <table:table-cell table:style-name="ce39" office:value-type="string" calcext:value-type="string">
            <text:p>AGENTE: FRANCO POLA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931277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IOVANI EUGENIO E FIGLI</text:p>
          </table:table-cell>
          <table:table-cell table:style-name="ce39" office:value-type="string" calcext:value-type="string">
            <text:p>(FRATELLO)</text:p>
          </table:table-cell>
          <table:table-cell table:style-name="ce39" office:value-type="string" calcext:value-type="string">
            <text:p>CELL</text:p>
          </table:table-cell>
          <table:table-cell table:style-name="ce77" office:value-type="string" calcext:value-type="string">
            <text:p>tran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IOVANI EUGENIO E FIGLI</text:p>
          </table:table-cell>
          <table:table-cell table:style-name="ce39" office:value-type="string" calcext:value-type="string">
            <text:p>CAS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0-971863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IOVANI EUGENIO E FIGLI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30-9971472</text:p>
          </table:table-cell>
          <table:table-cell table:style-name="ce39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PIOVANI EUGENIO E FIGLI</text:p>
          </table:table-cell>
          <table:table-cell table:style-name="ce39" office:value-type="string" calcext:value-type="string">
            <text:p>GIULI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845756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ITTONI (POSTEGGIO VICENZA)</text:p>
          </table:table-cell>
          <table:table-cell table:style-name="ce39" office:value-type="string" calcext:value-type="string">
            <text:p>PER RICAVI MELONI STEF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618158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IZZIGHELLA LERIS ROBERT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0514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IZZOLI (PER BANCALI LEGNO USATI)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376-398845</text:p>
          </table:table-cell>
          <table:table-cell table:style-name="ce39" office:value-type="string" calcext:value-type="string">
            <text:p>IMBALLAGGI BANCALI USATI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IZZOLI (PER BANCALI LEGNO USATI)</text:p>
          </table:table-cell>
          <table:table-cell table:style-name="ce39" office:value-type="string" calcext:value-type="string">
            <text:p>PAD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4832416</text:p>
          </table:table-cell>
          <table:table-cell table:style-name="ce39" office:value-type="string" calcext:value-type="string">
            <text:p>IMBALLAGGI BANCALI USATI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IZZOLI (PER BANCALI LEGNO USATI)</text:p>
          </table:table-cell>
          <table:table-cell table:style-name="ce39" office:value-type="string" calcext:value-type="string">
            <text:p>SIMON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68-3750230</text:p>
          </table:table-cell>
          <table:table-cell table:style-name="ce39" office:value-type="string" calcext:value-type="string">
            <text:p>IMBALLAGGI BANCALI USATI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IZZOLI (PER BANCALI LEGNO USATI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502956</text:p>
          </table:table-cell>
          <table:table-cell table:style-name="ce39" office:value-type="string" calcext:value-type="string">
            <text:p>IMBALLAGGI BANCALI USATI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IZZOLI (PER BANCALI LEGNO USATI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3022438</text:p>
          </table:table-cell>
          <table:table-cell table:style-name="ce39" office:value-type="string" calcext:value-type="string">
            <text:p>IMBALLAGGI BANCALI USATI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IZZOLI (PER BANCALI LEGNO USATI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1102</text:p>
          </table:table-cell>
          <table:table-cell table:style-name="ce39" office:value-type="string" calcext:value-type="string">
            <text:p>IMBALLAGGI BANCALI USATI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IZZOLINI (ASOLA INSALATA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465638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LAFONI GIANN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353647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LAFONI GIANN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-24702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OGGI ANGELO (ASCOLI SCAROLA)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34-932652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OGGI ANGELO (ASCOLI SCAROLA)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34-932898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OGGI ANGELO (ASCOLI SCAROLA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430679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OKER (PADOVA) (EX-DARE)</text:p>
          </table:table-cell>
          <table:table-cell table:style-name="ce39" office:value-type="string" calcext:value-type="string">
            <text:p>SERG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22516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OKER (PADOVA) (EX-DARE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37626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OKER (PADOVA) (EX-DAR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335-637626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OKER (PADOVA) (EX-DAR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70304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OLI VITTORIO</text:p>
          </table:table-cell>
          <table:table-cell table:style-name="ce39" office:value-type="string" calcext:value-type="string">
            <text:p>CAS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19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OLIFRUTTA</text:p>
          </table:table-cell>
          <table:table-cell table:style-name="ce39" office:value-type="string" calcext:value-type="string">
            <text:p>DAX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523-592070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POLIFRUTTA</text:p>
          </table:table-cell>
          <table:table-cell table:style-name="ce39" office:value-type="string" calcext:value-type="string">
            <text:p>MAURIZIO PER PAGAMENT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43598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OLIFRUTTA</text:p>
          </table:table-cell>
          <table:table-cell table:style-name="ce39" office:value-type="string" calcext:value-type="string">
            <text:p>PARABOSH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10924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OLIFRUTTA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23-59236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OLISTIROLO USATO ROBERTO CIRELLI DA BRESCIA</text:p>
          </table:table-cell>
          <table:table-cell table:style-name="ce39" office:value-type="string" calcext:value-type="string">
            <text:p>RECUPERA NOSTRE CASSE, CE LE OFFRE USATE SENZA ETICH.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47427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ONTINA 2000</text:p>
          </table:table-cell>
          <table:table-cell table:style-name="ce39" office:value-type="string" calcext:value-type="string">
            <text:p>MAURIZ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73-66405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ORRINI FLAVI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6-81967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ORRINI LINO E DINO</text:p>
          </table:table-cell>
          <table:table-cell table:style-name="ce39" office:value-type="string" calcext:value-type="string">
            <text:p>MILA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5519304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ORRINI LINO E DINO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6-81874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ORRINI STELVI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6-81800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ORRINI (ORTOPORRINI)</text:p>
          </table:table-cell>
          <table:table-cell table:style-name="ce39" office:value-type="string" calcext:value-type="string">
            <text:p>DENIS (hanno gentile tutto l’anno tranne gennaio e febbraio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278865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ORRINI (ORTOPORRINI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6-81874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ORRINI (ORTOPORRINI)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porrini75@gmail.com" xlink:type="simple">porrini75@gmail.com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OZZAT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93-923998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OZZAT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73002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RANDINI PNEUMATICI</text:p>
          </table:table-cell>
          <table:table-cell table:style-name="ce39" office:value-type="string" calcext:value-type="string">
            <text:p>MOZZECANE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7930127</text:p>
          </table:table-cell>
          <table:table-cell table:style-name="ce39" office:value-type="string" calcext:value-type="string">
            <text:p>MANUTENZIONI RIPARAZIONI GOMME PNEUMATICI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RANDINI PNEUMATIC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930098</text:p>
          </table:table-cell>
          <table:table-cell table:style-name="ce39" office:value-type="string" calcext:value-type="string">
            <text:p>MANUTENZIONI RIPARAZIONI GOMME PNEUMATICI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PREVIDI (COOPERATIVA LAVOR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080798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RIMO FIORE (POSTEGGIO MILANO)</text:p>
          </table:table-cell>
          <table:table-cell table:style-name="ce39" office:value-type="string" calcext:value-type="string">
            <text:p>ANDRE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1260026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PRIMO FIORE (POSTEGGIO MILANO)</text:p>
          </table:table-cell>
          <table:table-cell table:style-name="ce39" office:value-type="string" calcext:value-type="string">
            <text:p>MOGLIE ENZ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4905306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PRIMO FIORE (POSTEGGIO MILANO)</text:p>
          </table:table-cell>
          <table:table-cell table:style-name="ce39" office:value-type="string" calcext:value-type="string">
            <text:p>“UFFICIO” PALMIRA?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2-9933691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PROMAPRIM (FRANCIA PER INSALATA)</text:p>
          </table:table-cell>
          <table:table-cell table:style-name="ce39" office:value-type="string" calcext:value-type="string">
            <text:p>GIAMARCO :::: <text:s/>0033-(0)609547261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033 60954726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RONTISSIMA </text:p>
          </table:table-cell>
          <table:table-cell table:style-name="ce39" office:value-type="string" calcext:value-type="string">
            <text:p>MAR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62969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RT CARROZZERIA ISOLA D.SCALA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664009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RT CARROZZERIA ISOLA D.SCAL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112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UNTO FRESCO SRL</text:p>
          </table:table-cell>
          <table:table-cell table:style-name="ce39" office:value-type="string" calcext:value-type="string">
            <text:p>MAGAZZINO CASAZZA (BG)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35-81264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UNTO FRESCO SRL</text:p>
          </table:table-cell>
          <table:table-cell table:style-name="ce39" office:value-type="string" calcext:value-type="string">
            <text:p>MAGAZZINO CASAZZA (BG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5-81017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UNTO FRESCO SRL</text:p>
          </table:table-cell>
          <table:table-cell table:style-name="ce39" office:value-type="string" calcext:value-type="string">
            <text:p>MERCATO BG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35-424036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UNTO FRESCO SRL</text:p>
          </table:table-cell>
          <table:table-cell table:style-name="ce39" office:value-type="string" calcext:value-type="string">
            <text:p>MERCATO BG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5-452388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UNTO FRESCO SRL</text:p>
          </table:table-cell>
          <table:table-cell table:style-name="ce39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72103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QUAGLIA (AZIENDA AGRICOLA)</text:p>
          </table:table-cell>
          <table:table-cell table:style-name="ce39" office:value-type="string" calcext:value-type="string">
            <text:p>CLAUD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664845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QUAGLIA (AZIENDA AGRICOL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639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QUAGLIA (DISTRIBUTORE NOGARA AGIP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51032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QUIKER S.R.L.</text:p>
          </table:table-cell>
          <table:table-cell table:style-name="ce39" office:value-type="string" calcext:value-type="string">
            <text:p>TOR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1-9723396 (-7)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&amp;C LAB SRL</text:p>
          </table:table-cell>
          <table:table-cell table:style-name="ce39" office:value-type="string" calcext:value-type="string">
            <text:p>LUCA DALL'IGN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04873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&amp;C LAB SRL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44-34904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&amp;C LAB SRL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4-34904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AIMONDO E CESARI S.R.L.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551311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AIMONDO E CESARI S.R.L.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551327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AS ASSICURAZIONI ISOLA DELLA SCALA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663218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AS ASSICURAZIONI ISOLA DELLA SCAL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090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EAMI ROBERT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969414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ECUPERO IMB.USATO (SUP.MARTINELLI)</text:p>
          </table:table-cell>
          <table:table-cell table:style-name="ce39" office:value-type="string" calcext:value-type="string">
            <text:p>SIMONINI MAR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102683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ENATO LUSA</text:p>
          </table:table-cell>
          <table:table-cell table:style-name="ce39" office:value-type="string" calcext:value-type="string">
            <text:p>GIONATA CORZA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4-689154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ENATO LUSA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545-8343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ENATO LUS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45-87871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IELLO (DI CASTELLETTOBERTOLAS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51050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IELLO (DI CASTELLETTOBERTOLAS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8825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IGHETT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66008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IGONI FERDINANDO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5038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IGONI FERDINAND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761400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IGONI MARIO (CARROZZIERE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385850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IGONI MAURO (FAGNAN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398106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IGONI ROBERTO</text:p>
          </table:table-cell>
          <table:table-cell table:style-name="ce39" office:value-type="string" calcext:value-type="string">
            <text:p>INS. GENTILE INS. LATTUG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615930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IGONI SAPORETTI (PER GENTILE E LATTUGA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854815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IGONI SAPORETTI (PER GENTILE E LATTUG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3011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INCO PNEUMATICI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730030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INCO PNEUMATIC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030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ISCALD.INFRA SOFITTO ADAMI LORIS</text:p>
          </table:table-cell>
          <table:table-cell table:style-name="ce39" office:value-type="string" calcext:value-type="string">
            <text:p>PER MANUTENZIONI E RIPARAZIO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646548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ISCALD.INFRA SOFITTO ADAMI LORIS</text:p>
          </table:table-cell>
          <table:table-cell table:style-name="ce39" office:value-type="string" calcext:value-type="string">
            <text:p>PER MANUTENZIONI E RIPARAZIONI: IMPIEGATA GIAD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0039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ISPOLI (ISALATA NAPOLI)</text:p>
          </table:table-cell>
          <table:table-cell table:style-name="ce39" office:value-type="string" calcext:value-type="string">
            <text:p>CARMIN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6494992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RISPOLI (ISALATA NAPOLI)</text:p>
          </table:table-cell>
          <table:table-cell table:style-name="ce39" office:value-type="string" calcext:value-type="string">
            <text:p>ENRI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1245327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RIZZO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49068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IZZO</text:p>
          </table:table-cell>
          <table:table-cell table:style-name="ce39" office:value-type="string" calcext:value-type="string">
            <text:p>ADEL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49009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IZZO</text:p>
          </table:table-cell>
          <table:table-cell table:style-name="ce39" office:value-type="string" calcext:value-type="string">
            <text:p>LUIG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07116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IZZO</text:p>
          </table:table-cell>
          <table:table-cell table:style-name="ce39" office:value-type="string" calcext:value-type="string">
            <text:p>NIPOTE: LUC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532667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OBISON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21-77719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OCCO TRASPORTI</text:p>
          </table:table-cell>
          <table:table-cell table:style-name="ce39" office:value-type="string" calcext:value-type="string">
            <text:p>MAR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232849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OCCO TRASPORTI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828-63117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OCCO TRASPORTI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logistica@roccotrasporti.it" xlink:type="simple">logistica@roccotrasporti.it</text:a></text:p>
          </table:table-cell>
          <table:table-cell table:style-name="ce76"/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ROCCO TRASPORT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28-63112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ODEGHER GIULIA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242191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ODEGHER GIULIA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58405</text:p>
          </table:table-cell>
          <table:table-cell table:style-name="ce39" table:number-columns-repeated="60"/>
          <table:table-cell table:number-columns-repeated="960"/>
        </table:table-row>
        <table:table-row table:style-name="ro2">
          <table:table-cell table:style-name="ce39" office:value-type="string" calcext:value-type="string">
            <text:p>ROMANI MAURIZ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66589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OMANI MAURIZI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67522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ONZAT GIACOMO S.P.A. (PORDENONE)</text:p>
          </table:table-cell>
          <table:table-cell table:style-name="ce39" office:value-type="string" calcext:value-type="string">
            <text:p>TOMAT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34-85132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RONZAT GIACOMO S.P.A. (PORDENONE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34-857440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ROSA (MONSELICE CASTELFRANC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809772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ROSSIGNOLI VITTOR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89420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OSSIGNOLI VITTORIO</text:p>
          </table:table-cell>
          <table:table-cell table:style-name="ce39" office:value-type="string" calcext:value-type="string">
            <text:p>FIGLIO OMAR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614670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OSSINI ALBERTO</text:p>
          </table:table-cell>
          <table:table-cell table:style-name="ce39" office:value-type="string" calcext:value-type="string">
            <text:p>FIGLIO FILIPP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130559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OSSINI ALBERTO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96902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OSSINI ALBERT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130559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OSSINI ALBERT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14492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UFFATO ANTONIO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31-27568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UFFATO ANTONIO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31-27536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UFFATO ANTON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817900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UFFATO ANTONIO</text:p>
          </table:table-cell>
          <table:table-cell table:style-name="ce39" office:value-type="string" calcext:value-type="string">
            <text:p>FIGLIO FILIPPO PER PAGAMENTI</text:p>
          </table:table-cell>
          <table:table-cell table:style-name="ce39"/>
          <table:table-cell table:style-name="ce76"/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UIN LUCIANO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05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UIN LUCIA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844885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UIN LUCIA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450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40"/>
          <table:table-cell table:number-columns-repeated="2"/>
          <table:table-cell table:style-name="ce39" table:number-columns-repeated="58"/>
          <table:table-cell table:number-columns-repeated="960"/>
        </table:table-row>
        <table:table-row table:style-name="ro1">
          <table:table-cell table:style-name="ce39" office:value-type="string" calcext:value-type="string">
            <text:p>S.ANNA (CHIOGGIA)</text:p>
          </table:table-cell>
          <table:table-cell table:style-name="ce39" office:value-type="string" calcext:value-type="string">
            <text:p>RENZ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867746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REVENZIONE SUL LAVORO SRL (AYYAD EX SALUTE E SICUREZZ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485357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REVENZIONE SUL LAVORO SRL (AYYAD EX SALUTE E SICUREZZA)</text:p>
          </table:table-cell>
          <table:table-cell table:style-name="ce39" office:value-type="string" calcext:value-type="string">
            <text:p>AYYAD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408320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REVENZIONE SUL LAVORO SRL (AYYAD EX SALUTE E SICUREZZA)</text:p>
          </table:table-cell>
          <table:table-cell table:style-name="ce39" office:value-type="string" calcext:value-type="string">
            <text:p>AYYAD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ayyad@prevenzionesullavoro.it" xlink:type="simple">ayyad@prevenzionesullavoro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REVENZIONE SUL LAVORO SRL (AYYAD EX SALUTE E SICUREZZA)</text:p>
          </table:table-cell>
          <table:table-cell table:style-name="ce39" office:value-type="string" calcext:value-type="string">
            <text:p>AMMINISTRAZIONE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amministrazione@prevenzionesullavoro.it" xlink:type="simple">amministrazione@prevenzionesullavoro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ALVAG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20178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ALVI (BG) (AGRINATURA)</text:p>
          </table:table-cell>
          <table:table-cell table:style-name="ce39" office:value-type="string" calcext:value-type="string">
            <text:p>CRISTIN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67063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ALVI (BG) (AGRINATURA)</text:p>
          </table:table-cell>
          <table:table-cell table:style-name="ce39" office:value-type="string" calcext:value-type="string">
            <text:p>GIOSEPP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25431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ALVI (BG) (AGRINATURA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5-68406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ALVI (BG) (AGRINATUR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5-6665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ALVI ENZ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588959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ALVI ENZ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9334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ANDU (CONOSCE FINANZIERE)</text:p>
          </table:table-cell>
          <table:table-cell table:style-name="ce39" office:value-type="string" calcext:value-type="string">
            <text:p>INDIA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0-274222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ANDU (CONOSCE FINANZIERE)</text:p>
          </table:table-cell>
          <table:table-cell table:style-name="ce39" office:value-type="string" calcext:value-type="string">
            <text:p>INDIA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89-954117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ANTILLI LORETO – SANTILLI ALESSIO</text:p>
          </table:table-cell>
          <table:table-cell table:style-name="ce39" office:value-type="string" calcext:value-type="string">
            <text:p>ALESSI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863-721208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SANTILLI LORETO – SANTILLI ALESSIO</text:p>
          </table:table-cell>
          <table:table-cell table:style-name="ce39" office:value-type="string" calcext:value-type="string">
            <text:p>LORE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51788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ANTILLI LORETO – SANTILLI ALESSIO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soc.latorre@libero.it" xlink:type="simple">soc.latorre@libero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ANTILLI LORETO – SANTILLI ALESSIO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alessio-santilli@libero.it" xlink:type="simple">alessio-santilli@libero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ANTILLI LORETO – SANTILLI ALESSI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72120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ANTIN DINO (FAGNAN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5037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ANTUCCI ANGELO</text:p>
          </table:table-cell>
          <table:table-cell table:style-name="ce39" office:value-type="string" calcext:value-type="string">
            <text:p>ONOFRIO FIGLIO DI ANGEL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2048957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SANTUCCI ANGEL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0-675576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SANTUCCI ANGEL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4413252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SANTUCCI ANGEL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30-541491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SANTUCCI ANGEL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59138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SANTUCCI ANGEL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59217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SANTUCCI ANGEL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599453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SATIN DANIELE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480091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ATIN LUIG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539682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ATIN GIUSEPPE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547052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BIZZERA</text:p>
          </table:table-cell>
          <table:table-cell table:style-name="ce39" office:value-type="string" calcext:value-type="string">
            <text:p>BRU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406559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BIZZERA</text:p>
          </table:table-cell>
          <table:table-cell table:style-name="ce39" office:value-type="string" calcext:value-type="string">
            <text:p>FLAV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4065593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SCANDOLA ANTONELLO (BUTTAPIETRA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211815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CANOLA RICCARD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231605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CAPINI TELONI</text:p>
          </table:table-cell>
          <table:table-cell table:style-name="ce39" office:value-type="string" calcext:value-type="string">
            <text:p>GREMBIULI OPERAIE MS.120 / CLAUDIA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42-513500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SCAPINI TELONI</text:p>
          </table:table-cell>
          <table:table-cell table:style-name="ce39" office:value-type="string" calcext:value-type="string">
            <text:p>GREMBIULI OPERAIE MS.120 / CLAUDI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8983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CAPPINI UGO E F.LLI</text:p>
          </table:table-cell>
          <table:table-cell table:style-name="ce39" office:value-type="string" calcext:value-type="string">
            <text:p>VIA CAMAGR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011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CAPPINI UGO E F.LLI</text:p>
          </table:table-cell>
          <table:table-cell table:style-name="ce39" office:value-type="string" calcext:value-type="string">
            <text:p>VIA CAMAGRE ** <text:s/>VINCENZO (QUELLO DURO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083274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CARABELLO &amp; C. SNC OFFICINA IVECO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710070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CARABELLO &amp; C. SNC OFFICINA IVECO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scarabellosnc@tiscalinet.it" xlink:type="simple">scarabellosnc@tiscalinet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CARABELLO &amp; C. SNC OFFICINA IVEC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10070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CHIAVO REM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614478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CIPIONI DANIELE</text:p>
          </table:table-cell>
          <table:table-cell table:style-name="ce39" office:value-type="string" calcext:value-type="string">
            <text:p>PRODUZIONE BIOLOGIC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4623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COLARI FABIO (BONFERRAR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241432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Z.AGR.SCOLARI</text:p>
          </table:table-cell>
          <table:table-cell table:style-name="ce39" office:value-type="string" calcext:value-type="string">
            <text:p>PER PERPERONE VERDI 4/12/2020 – Enrico??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338510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EGALA ELEONORA</text:p>
          </table:table-cell>
          <table:table-cell table:number-columns-repeated="2" table:style-name="ce39" office:value-type="string" calcext:value-type="string">
            <text:p>CELL</text:p>
          </table:table-cell>
          <table:table-cell table:style-name="ce76" office:value-type="string" calcext:value-type="string">
            <text:p>340-406989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EGALA ELEONORA</text:p>
          </table:table-cell>
          <table:table-cell table:style-name="ce39" office:value-type="string" calcext:value-type="string">
            <text:p>NEGOZ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8917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EGALA ROMA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2274216</text:p>
          </table:table-cell>
          <table:table-cell table:style-name="ce39" office:value-type="string" calcext:value-type="string">
            <text:p>MANUTENZIONI RIPARAZIONI ELETTRICIST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SELECTA S.R.L.(AGENZIA)</text:p>
          </table:table-cell>
          <table:table-cell table:style-name="ce39" office:value-type="string" calcext:value-type="string">
            <text:p>RINNER ANTON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73-62200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ENO E SENO</text:p>
          </table:table-cell>
          <table:table-cell table:style-name="ce39" office:value-type="string" calcext:value-type="string">
            <text:p>PER COLTELLI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827915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ENO E SENO</text:p>
          </table:table-cell>
          <table:table-cell table:style-name="ce39" office:value-type="string" calcext:value-type="string">
            <text:p>PER COLTELL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20178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GUAZZABIA AZ.AGR. DI MACACCARI</text:p>
          </table:table-cell>
          <table:table-cell table:style-name="ce39" office:value-type="string" calcext:value-type="string">
            <text:p>FIGLIO JIMM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2-142615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GUAZZABIA AZ.AGR. DI MACACCARI</text:p>
          </table:table-cell>
          <table:table-cell table:style-name="ce39" office:value-type="string" calcext:value-type="string">
            <text:p>PADRE DORI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421850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HOP S.P.A.</text:p>
          </table:table-cell>
          <table:table-cell table:style-name="ce39" office:value-type="string" calcext:value-type="string">
            <text:p>CONTABILITA'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9350669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HOP S.P.A.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2-241044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HOP S.P.A.</text:p>
          </table:table-cell>
          <table:table-cell table:style-name="ce39" office:value-type="string" calcext:value-type="string">
            <text:p>MAGAZZINO BELLINGERI ROBERT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2441109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HOP S.P.A.</text:p>
          </table:table-cell>
          <table:table-cell table:style-name="ce39" office:value-type="string" calcext:value-type="string">
            <text:p>MICHE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41164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LE S.R.L. (TREVIS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2-23062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LL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42721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LVANA (POSTIN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8811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NGH</text:p>
          </table:table-cell>
          <table:table-cell table:style-name="ce39" office:value-type="string" calcext:value-type="string">
            <text:p>INDIANI NOGAR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140923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NGH MAAN</text:p>
          </table:table-cell>
          <table:table-cell table:style-name="ce39" office:value-type="string" calcext:value-type="string">
            <text:p>INDIA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0-973307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NGH MAAN</text:p>
          </table:table-cell>
          <table:table-cell table:style-name="ce39" office:value-type="string" calcext:value-type="string">
            <text:p>INDIANI – FIGLIO SINGH RANVINDER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335153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NGH MAAN (DASH MESH)</text:p>
          </table:table-cell>
          <table:table-cell table:style-name="ce39" office:value-type="string" calcext:value-type="string">
            <text:p>INDIA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88-199939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NGH RANVIR (CONOSCE GIANELLO) (LALLY)</text:p>
          </table:table-cell>
          <table:table-cell table:style-name="ce39" office:value-type="string" calcext:value-type="string">
            <text:p>INDIA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779030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NGH PARDEEP (NOGARA)</text:p>
          </table:table-cell>
          <table:table-cell table:style-name="ce39" office:value-type="string" calcext:value-type="string">
            <text:p>INDIANO -PORTATO CAPPUCCI OTTOBRE 2015 (IN BINS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88-937034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PO (CESENA)</text:p>
          </table:table-cell>
          <table:table-cell table:style-name="ce39" office:value-type="string" calcext:value-type="string">
            <text:p>BIAG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235825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PO (CESENA)</text:p>
          </table:table-cell>
          <table:table-cell table:style-name="ce39" office:value-type="string" calcext:value-type="string">
            <text:p>BIAG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47-67451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PO (CESENA)</text:p>
          </table:table-cell>
          <table:table-cell table:style-name="ce39" office:value-type="string" calcext:value-type="string">
            <text:p>CLAUD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813300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PO (CESENA)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547-67268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PO (CESENA)</text:p>
          </table:table-cell>
          <table:table-cell table:style-name="ce39" office:value-type="string" calcext:value-type="string">
            <text:p>PAZZAGL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6546714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SIPO (CESENA)</text:p>
          </table:table-cell>
          <table:table-cell table:style-name="ce39" office:value-type="string" calcext:value-type="string">
            <text:p>STEFA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47-67451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SA – CEDI SISA CENTRO NORD (SUPERMERCATI)</text:p>
          </table:table-cell>
          <table:table-cell table:style-name="ce39" office:value-type="string" calcext:value-type="string">
            <text:p>PER COORD.BANCARIE STEFANIA SANTAGIULIANA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Stefania.santagiuliana@cedielaborazioni.it" xlink:type="simple">Stefania.santagiuliana@cedielaborazioni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SA – CEDI SISA CENTRO NORD (SUPERMERCATI)</text:p>
          </table:table-cell>
          <table:table-cell table:style-name="ce39" office:value-type="string" calcext:value-type="string">
            <text:p>PER PAGAMENTI: ?? BARBARA GARBINAT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4-415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SA – CEDI SISA CENTRO NORD (SUPERMERCATI)</text:p>
          </table:table-cell>
          <table:table-cell table:style-name="ce39" office:value-type="string" calcext:value-type="string">
            <text:p>RESP.ACQ FEDERICO CHIAVELL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80-800990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SA – CEDI SISA CENTRO NORD (SUPERMERCATI)</text:p>
          </table:table-cell>
          <table:table-cell table:style-name="ce42" office:value-type="string" calcext:value-type="string">
            <text:p>RESP.ACQ MAURO RUDELLO</text:p>
          </table:table-cell>
          <table:table-cell table:style-name="ce42" office:value-type="string" calcext:value-type="string">
            <text:p>CELL</text:p>
          </table:table-cell>
          <table:table-cell table:style-name="ce81" office:value-type="string" calcext:value-type="string">
            <text:p>360-42304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SA – CEDI SISA CENTRO NORD (SUPERMERCATI)</text:p>
          </table:table-cell>
          <table:table-cell table:style-name="ce39" office:value-type="string" calcext:value-type="string">
            <text:p>RESP.ACQ ROMEO LORE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45685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SA – CEDI SISA CENTRO NORD (SUPERMERCATI)</text:p>
          </table:table-cell>
          <table:table-cell table:style-name="ce39" office:value-type="string" calcext:value-type="string">
            <text:p>RESP.LOGISTICA MORENO ZIM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907055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SA – CEDI SISA CENTRO NORD (SUPERMERCATI)</text:p>
          </table:table-cell>
          <table:table-cell table:style-name="ce39" office:value-type="string" calcext:value-type="string">
            <text:p>RESP.ORDINI FT NC FEDERICO CHIAVELLI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9-907027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SA – CEDI SISA CENTRO NORD (SUPERMERCATI)</text:p>
          </table:table-cell>
          <table:table-cell table:style-name="ce39" office:value-type="string" calcext:value-type="string">
            <text:p>RESP.ORDINI FT NC FEDERICO CHIAVELL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907056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SA – CEDI SISA CENTRO NORD (SUPERMERCATI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44-41569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LEFRUTTA (PIERO EX-MORAND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54701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LIM ALIMENTARI</text:p>
          </table:table-cell>
          <table:table-cell table:style-name="ce39" office:value-type="string" calcext:value-type="string">
            <text:p>FINO ANTON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443492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MA SPA</text:p>
          </table:table-cell>
          <table:table-cell table:style-name="ce39" office:value-type="string" calcext:value-type="string">
            <text:p>ACQUISTI ORTOFRUTTA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30-993333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MA SPA</text:p>
          </table:table-cell>
          <table:table-cell table:style-name="ce39" office:value-type="string" calcext:value-type="string">
            <text:p>ACQUISTI ORTOFRUTTA FERRAR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0-61324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MA SPA</text:p>
          </table:table-cell>
          <table:table-cell table:style-name="ce39" office:value-type="string" calcext:value-type="string">
            <text:p>AMBROSINI</text:p>
          </table:table-cell>
          <table:table-cell table:style-name="ce39" office:value-type="string" calcext:value-type="string">
            <text:p>CELL</text:p>
          </table:table-cell>
          <table:table-cell table:style-name="ce77" office:value-type="string" calcext:value-type="string">
            <text:p>338-737334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MA SPA</text:p>
          </table:table-cell>
          <table:table-cell table:style-name="ce39" office:value-type="string" calcext:value-type="string">
            <text:p>CALL CENTER ROZZANO PER PAG. LUN-&gt;VEN 13.30-&gt;17.00</text:p>
          </table:table-cell>
          <table:table-cell table:style-name="ce39" office:value-type="string" calcext:value-type="string">
            <text:p>TEL</text:p>
          </table:table-cell>
          <table:table-cell table:style-name="ce77" office:value-type="string" calcext:value-type="string">
            <text:p>02-5758400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MA SPA</text:p>
          </table:table-cell>
          <table:table-cell table:style-name="ce39" office:value-type="string" calcext:value-type="string">
            <text:p>CENTRALINO</text:p>
          </table:table-cell>
          <table:table-cell table:style-name="ce39" office:value-type="string" calcext:value-type="string">
            <text:p>TEL</text:p>
          </table:table-cell>
          <table:table-cell table:style-name="ce77" office:value-type="string" calcext:value-type="string">
            <text:p>02-5758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MA SPA</text:p>
          </table:table-cell>
          <table:table-cell table:style-name="ce39" office:value-type="string" calcext:value-type="string">
            <text:p>CONTROLLO QUALITA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30-993339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MA SPA</text:p>
          </table:table-cell>
          <table:table-cell table:style-name="ce39" office:value-type="string" calcext:value-type="string">
            <text:p>CONTROLLO QUALITA E RIC.MERCI – FONTAN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0-701483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MA SPA</text:p>
          </table:table-cell>
          <table:table-cell table:style-name="ce39" office:value-type="string" calcext:value-type="string">
            <text:p>CURRO' – ORDINI ORTOFRUTTA</text:p>
          </table:table-cell>
          <table:table-cell table:style-name="ce39" office:value-type="string" calcext:value-type="string">
            <text:p>TEL</text:p>
          </table:table-cell>
          <table:table-cell table:style-name="ce77" office:value-type="string" calcext:value-type="string">
            <text:p>030-701483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MA SPA</text:p>
          </table:table-cell>
          <table:table-cell table:style-name="ce39" office:value-type="string" calcext:value-type="string">
            <text:p>FERRARI GIORGIO – PER ORARI SCARICO E RITARDI VETTO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66-667762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MA SPA</text:p>
          </table:table-cell>
          <table:table-cell table:style-name="ce39" office:value-type="string" calcext:value-type="string">
            <text:p>FERRARI RENZ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805880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MA SPA</text:p>
          </table:table-cell>
          <table:table-cell table:style-name="ce39" office:value-type="string" calcext:value-type="string">
            <text:p>FONTANA – CONTROLLO QUALITA' – INVIO DDT GIORNALIERI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30-701481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MA SPA</text:p>
          </table:table-cell>
          <table:table-cell table:style-name="ce39" office:value-type="string" calcext:value-type="string">
            <text:p>INVIO DDT GIORNALIERI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op320112@sma.it" xlink:type="simple">op320112@sma.it</text:a></text:p>
          </table:table-cell>
          <table:table-cell table:style-name="ce76"/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SMA SPA</text:p>
          </table:table-cell>
          <table:table-cell table:style-name="ce39" office:value-type="string" calcext:value-type="string">
            <text:p>IVA VIMERCATI</text:p>
          </table:table-cell>
          <table:table-cell table:style-name="ce39" office:value-type="string" calcext:value-type="string">
            <text:p>TEL</text:p>
          </table:table-cell>
          <table:table-cell table:style-name="ce77" office:value-type="string" calcext:value-type="string">
            <text:p>02-5758336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MA SPA</text:p>
          </table:table-cell>
          <table:table-cell table:style-name="ce39" office:value-type="string" calcext:value-type="string">
            <text:p>PER FATTURA NON PAGATE DISABBINATA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76"/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SMA SPA</text:p>
          </table:table-cell>
          <table:table-cell table:style-name="ce39" office:value-type="string" calcext:value-type="string">
            <text:p>PER RICHIEDERE LORO FT SCONTI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76"/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SMA SPA</text:p>
          </table:table-cell>
          <table:table-cell table:style-name="ce39" office:value-type="string" calcext:value-type="string">
            <text:p>PORTINERIA</text:p>
          </table:table-cell>
          <table:table-cell table:style-name="ce39" office:value-type="string" calcext:value-type="string">
            <text:p>TEL</text:p>
          </table:table-cell>
          <table:table-cell table:style-name="ce77" office:value-type="string" calcext:value-type="string">
            <text:p>030-993332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MA SPA</text:p>
          </table:table-cell>
          <table:table-cell table:style-name="ce39" office:value-type="string" calcext:value-type="string">
            <text:p>RICEVIMENTO MERCI</text:p>
          </table:table-cell>
          <table:table-cell table:style-name="ce39" office:value-type="string" calcext:value-type="string">
            <text:p>FAX</text:p>
          </table:table-cell>
          <table:table-cell table:style-name="ce77" office:value-type="string" calcext:value-type="string">
            <text:p>030-9933393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SMA SPA</text:p>
          </table:table-cell>
          <table:table-cell table:style-name="ce39" office:value-type="string" calcext:value-type="string">
            <text:p>X CASSE IFC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0-7014840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SOFFIATI (PER TRATTORE)</text:p>
          </table:table-cell>
          <table:table-cell table:style-name="ce39" office:value-type="string" calcext:value-type="string">
            <text:p>FRACCA DAVID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412389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FFIATI (PER TRATTORE)</text:p>
          </table:table-cell>
          <table:table-cell table:style-name="ce39" office:value-type="string" calcext:value-type="string">
            <text:p>OFFICINA (FRACCA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5602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FFIATI (PER TRATTORE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57904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FFIATI (PER TRATTORE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801012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GEGROSS SPA</text:p>
          </table:table-cell>
          <table:table-cell table:style-name="ce39" office:value-type="string" calcext:value-type="string">
            <text:p>COMPRATORE: GIUSEPPE VANNULL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412397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GEGROSS SPA</text:p>
          </table:table-cell>
          <table:table-cell table:style-name="ce39" office:value-type="string" calcext:value-type="string">
            <text:p>COMPRATORE: GIUSEPPE VANNULLI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giuseppe.vannulli@sogegross.it" xlink:type="simple">giuseppe.vannulli@sogegross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GEGROSS SPA</text:p>
          </table:table-cell>
          <table:table-cell table:style-name="ce39" office:value-type="string" calcext:value-type="string">
            <text:p>COMPRATORE: GIUSEPPE VANNULL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0-833539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GEGROSS SPA</text:p>
          </table:table-cell>
          <table:table-cell table:style-name="ce39" office:value-type="string" calcext:value-type="string">
            <text:p>GIUSVA MINUTOLI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giusva.minutoli@sogegross.it" xlink:type="simple">giusva.minutoli@sogegross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GEGROSS SPA</text:p>
          </table:table-cell>
          <table:table-cell table:style-name="ce39" office:value-type="string" calcext:value-type="string">
            <text:p>GIUSVA MINUTOL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0-833543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GEGROSS SPA</text:p>
          </table:table-cell>
          <table:table-cell table:style-name="ce39" office:value-type="string" calcext:value-type="string">
            <text:p>SCARICO COF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0-8335257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SOGEGROSS SPA</text:p>
          </table:table-cell>
          <table:table-cell table:style-name="ce39" office:value-type="string" calcext:value-type="string">
            <text:p>SIMONE BETTINELLI (ufficio acquisti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0-833538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GEGROSS SPA</text:p>
          </table:table-cell>
          <table:table-cell table:style-name="ce39" office:value-type="string" calcext:value-type="string">
            <text:p>VALERIA GHIGLIERI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valeria.ghiglieri@sogegross.it" xlink:type="simple">valeria.ghiglieri@sogegross.it</text:a>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SOGEGROSS SPA</text:p>
          </table:table-cell>
          <table:table-cell table:style-name="ce39" office:value-type="string" calcext:value-type="string">
            <text:p>VALERIA GHIGLIERI (ufficio acquisti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0-833539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GEGROSS SPA</text:p>
          </table:table-cell>
          <table:table-cell table:style-name="ce39" office:value-type="string" calcext:value-type="string">
            <text:p>DAVIDE GROSSI (DIRETTO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0-833554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GEGROSS SPA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10-833532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GEGROSS SPA</text:p>
          </table:table-cell>
          <table:table-cell table:style-name="ce39" office:value-type="string" calcext:value-type="string">
            <text:p>UFFICIO PAGAMENTI (MERCOLEDI/GIOVEDI’) 08.30 &gt; 12.30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0-833571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GEGROSS SPA</text:p>
          </table:table-cell>
          <table:table-cell table:style-name="ce39" office:value-type="string" calcext:value-type="string">
            <text:p>UFFICIO PAGAMENTI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gr_ufficiopagamenti@sogegross.it" xlink:type="simple">gr_ufficiopagamenti@sogegross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GEGROSS SPA</text:p>
          </table:table-cell>
          <table:table-cell table:style-name="ce39" office:value-type="string" calcext:value-type="string">
            <text:p>CENTRALINO CHIEDERE DELL’UFFICIO CONTROLLO ORTOFRUTTA SIG.TASSARA DANIELA: UFFICIO CONTROLLO FATTURE (PER DIFFERENZE SU PAGAMENTI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0-8335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table:number-columns-repeated="3"/>
          <table:table-cell table:style-name="ce76"/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LDINI NELLO</text:p>
          </table:table-cell>
          <table:table-cell table:style-name="ce39" office:value-type="string" calcext:value-type="string">
            <text:p>CELLUL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428058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LDINI NELLO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131-85456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LDINI NELLO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31-85446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LOSOLE S.R.L. (BRESCIA)</text:p>
          </table:table-cell>
          <table:table-cell table:style-name="ce39" office:value-type="string" calcext:value-type="string">
            <text:p>FELIC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018523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LOSOLE S.R.L. (BRESCIA)</text:p>
          </table:table-cell>
          <table:table-cell table:style-name="ce39" office:value-type="string" calcext:value-type="string">
            <text:p>FELIC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0-2161400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SPAGNA</text:p>
          </table:table-cell>
          <table:table-cell table:style-name="ce39" office:value-type="string" calcext:value-type="string">
            <text:p>ANTONIO MAREND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9-5046401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PEDIZIONIERE AVESANI DINO</text:p>
          </table:table-cell>
          <table:table-cell table:style-name="ce39" office:value-type="string" calcext:value-type="string">
            <text:p>(LAVORA PER RENATO EXPORT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08205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PEDIZIONIERE AVESANI DINO</text:p>
          </table:table-cell>
          <table:table-cell table:style-name="ce39" office:value-type="string" calcext:value-type="string">
            <text:p>PER DOCUMENTI DOGANA EXPORT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08205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PEDIZIONIERE AVESANI DI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44615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PINELLI CLAUDIO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97165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PINELLI CLAUDIO</text:p>
          </table:table-cell>
          <table:table-cell table:style-name="ce39" office:value-type="string" calcext:value-type="string">
            <text:p>ABITAZIONE CORRAD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97160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PINELLI CLAUD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0-49345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TEGANO LUCIANO (PRODUTTORE MELONI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803651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TERZI GIORGIO (VALEGGI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96505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UPER GI BI (MILANO)</text:p>
          </table:table-cell>
          <table:table-cell table:style-name="ce39" office:value-type="string" calcext:value-type="string">
            <text:p>CLAUD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36517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UPER GI BI (MILANO)</text:p>
          </table:table-cell>
          <table:table-cell table:style-name="ce39" office:value-type="string" calcext:value-type="string">
            <text:p>MAR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836082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UPER GI BI (MILAN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5518886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UPERMERCATI GRISI SRL</text:p>
          </table:table-cell>
          <table:table-cell table:style-name="ce39" office:value-type="string" calcext:value-type="string">
            <text:p>SIG.VALENT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65206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UPERMERCATI GRISI SRL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615103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18 (POSTEGGIO TORINO)</text:p>
          </table:table-cell>
          <table:table-cell table:style-name="ce39" office:value-type="string" calcext:value-type="string">
            <text:p>SIGN.FABAR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1-349373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ARGA (AZ.AGR.)</text:p>
          </table:table-cell>
          <table:table-cell table:style-name="ce39" office:value-type="string" calcext:value-type="string">
            <text:p>DANIE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722974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ARGA ROBERTO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52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ARGA ROBERTO</text:p>
          </table:table-cell>
          <table:table-cell table:style-name="ce39" office:value-type="string" calcext:value-type="string">
            <text:p>FIGLIO ALESSIO LAVOR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520505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ARGA ROBERTO</text:p>
          </table:table-cell>
          <table:table-cell table:style-name="ce39" office:value-type="string" calcext:value-type="string">
            <text:p>FIGLIO ALESSIO PERSONA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562546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ARGA ROBERTO</text:p>
          </table:table-cell>
          <table:table-cell table:style-name="ce39" office:value-type="string" calcext:value-type="string">
            <text:p>POST.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04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ASSO RODOLFO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6-50025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ASSO RODOLFO</text:p>
          </table:table-cell>
          <table:table-cell table:style-name="ce39" office:value-type="string" calcext:value-type="string">
            <text:p>CELLUL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45649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ASSO RODOLFO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6-30451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CNOCASA (ISOLA DELLA SCALA)</text:p>
          </table:table-cell>
          <table:table-cell table:style-name="ce39" office:value-type="string" calcext:value-type="string">
            <text:p>TITOLARE TOMASETTO GIOVAN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941026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CNOCASA (ISOLA DELLA SCALA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663043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CNOCASA (ISOLA DELLA SCAL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630429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TECNOFER (OSTIGLI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86-80243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LECOM ITALIA</text:p>
          </table:table-cell>
          <table:table-cell table:style-name="ce39" office:value-type="string" calcext:value-type="string">
            <text:p>PER DISDETTA UTENZA TELEFONICA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80330818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LECOM ITALIA</text:p>
          </table:table-cell>
          <table:table-cell table:style-name="ce39" office:value-type="string" calcext:value-type="string">
            <text:p>TECNICO CHE HA RISOLTO PROB.ADSL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28323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LECOM ITALIA – TECNICO</text:p>
          </table:table-cell>
          <table:table-cell table:style-name="ce39" office:value-type="string" calcext:value-type="string">
            <text:p>VENUTO 04/2011 PER PROB. ADSL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684013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LEFONITALIA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45-820089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LEFONITALIA</text:p>
          </table:table-cell>
          <table:table-cell table:style-name="ce39" office:value-type="string" calcext:value-type="string">
            <text:p>TECNICO MAURIZ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4764885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TELEFONITALI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8522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MU BV HOLLAND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3172562439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MU BV HOLLAND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3172567310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NDE DA SOLE (ISOLA D. SCALA)</text:p>
          </table:table-cell>
          <table:table-cell table:style-name="ce39" office:value-type="string" calcext:value-type="string">
            <text:p>FAUS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028625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NDE DA SOLE (ISOLA D. SCALA)</text:p>
          </table:table-cell>
          <table:table-cell table:style-name="ce39" office:value-type="string" calcext:value-type="string">
            <text:p>FAUST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92519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RAZZAN</text:p>
          </table:table-cell>
          <table:table-cell table:style-name="ce39" office:value-type="string" calcext:value-type="string">
            <text:p>LUIGIN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5038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RAZZAN</text:p>
          </table:table-cell>
          <table:table-cell table:style-name="ce39" office:value-type="string" calcext:value-type="string">
            <text:p>LUIG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7306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RAZZAN</text:p>
          </table:table-cell>
          <table:table-cell table:style-name="ce39" office:value-type="string" calcext:value-type="string">
            <text:p>LUIGINO “UFFICIO”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802018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RAZZAN</text:p>
          </table:table-cell>
          <table:table-cell table:style-name="ce39" office:value-type="string" calcext:value-type="string">
            <text:p>MAR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54632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RAZZAN</text:p>
          </table:table-cell>
          <table:table-cell table:style-name="ce39" office:value-type="string" calcext:value-type="string">
            <text:p>MASSIM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800800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RRA ORTI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828-600103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ERRA ORT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28-601213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ERRAMORE</text:p>
          </table:table-cell>
          <table:table-cell table:style-name="ce39" office:value-type="string" calcext:value-type="string">
            <text:p>ALFONSO MAROTTA (X IMBALLAGGI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0053060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ERRAMORE</text:p>
          </table:table-cell>
          <table:table-cell table:style-name="ce39" office:value-type="string" calcext:value-type="string">
            <text:p>DEMETR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1334623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ERRAMORE</text:p>
          </table:table-cell>
          <table:table-cell table:style-name="ce39" office:value-type="string" calcext:value-type="string">
            <text:p>MOGLIE DEMETRIO PER PAG: MODEST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9191763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ERRAMORE</text:p>
          </table:table-cell>
          <table:table-cell table:style-name="ce39" office:value-type="string" calcext:value-type="string">
            <text:p>NICOLETTA (OP ARMONIA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912316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RRAMORE</text:p>
          </table:table-cell>
          <table:table-cell table:style-name="ce39" office:value-type="string" calcext:value-type="string">
            <text:p>ROBERTO (PER FATTURE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1575305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ERRAMORE</text:p>
          </table:table-cell>
          <table:table-cell table:style-name="ce39" office:value-type="string" calcext:value-type="string">
            <text:p>RUBINO</text:p>
          </table:table-cell>
          <table:table-cell table:style-name="ce39" office:value-type="string" calcext:value-type="string">
            <text:p>CELL</text:p>
          </table:table-cell>
          <table:table-cell table:style-name="ce76"/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ERRAMORE</text:p>
          </table:table-cell>
          <table:table-cell table:style-name="ce39" office:value-type="string" calcext:value-type="string">
            <text:p>SARA (COLLABORATRICE DEMETRIO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7035595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ERRAMORE</text:p>
          </table:table-cell>
          <table:table-cell table:style-name="ce39" office:value-type="string" calcext:value-type="string">
            <text:p>UFFICIO TERRAMORE</text:p>
          </table:table-cell>
          <table:table-cell table:style-name="ce39" office:value-type="string" calcext:value-type="string">
            <text:p>TEL</text:p>
          </table:table-cell>
          <table:table-cell table:style-name="ce76"/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ERRAMORE – OP ARMONIA</text:p>
          </table:table-cell>
          <table:table-cell table:style-name="ce39" office:value-type="string" calcext:value-type="string">
            <text:p>UFFICIO ARMONI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28-1818602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ERRAMORE</text:p>
          </table:table-cell>
          <table:table-cell table:style-name="ce39" office:value-type="string" calcext:value-type="string">
            <text:p>UG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8367507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ERRAMORE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828-347015</text:p>
          </table:table-cell>
          <table:table-cell table:style-name="ce39" office:value-type="string" calcext:value-type="string">
            <text:p>PRODOTTI CAMPAN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ERRE EUGANEE SOC.COOP.A R.L.</text:p>
          </table:table-cell>
          <table:table-cell table:style-name="ce39" office:value-type="string" calcext:value-type="string">
            <text:p>X IMBALLAGGI IFCO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commerciale@terreeuganee.it" xlink:type="simple">commerciale@terreeuganee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RRE EUGANEE SOC.COOP.A R.L.</text:p>
          </table:table-cell>
          <table:table-cell table:style-name="ce39" office:value-type="string" calcext:value-type="string">
            <text:p>X IMBALLAGGI: STEFANI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9-77853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RRE EUGANEE SOC.COOP.A R.L.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29-77808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RRON VITTORIO</text:p>
          </table:table-cell>
          <table:table-cell table:style-name="ce39" office:value-type="string" calcext:value-type="string">
            <text:p>PER LAVORAZIONE GREZZ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464100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SINI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8506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SINI</text:p>
          </table:table-cell>
          <table:table-cell table:style-name="ce39" office:value-type="string" calcext:value-type="string">
            <text:p>ABITAZIONE SORELL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0324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SINI</text:p>
          </table:table-cell>
          <table:table-cell table:style-name="ce39" office:value-type="string" calcext:value-type="string">
            <text:p>CELLULA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063359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SINI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8505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SINI </text:p>
          </table:table-cell>
          <table:table-cell table:style-name="ce39" office:value-type="string" calcext:value-type="string">
            <text:p>COMMERCIALISTA STUDIO BELLE'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925140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STONE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332080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STONE GIUSEPPE</text:p>
          </table:table-cell>
          <table:table-cell table:style-name="ce39" office:value-type="string" calcext:value-type="string">
            <text:p>COMPARE DI LUCCI GREGOR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426768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EZZA (BUTTAPIETRA) (VITANATURE PRODUCE)</text:p>
          </table:table-cell>
          <table:table-cell table:style-name="ce39" office:value-type="string" calcext:value-type="string">
            <text:p>RESP.ACQUISTI SIG. CAZADOR STEF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396271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ZZA (BUTTAPIETRA) (VITANATURE PRODUC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56671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ZZA F.LLI AZ AGRICOLA</text:p>
          </table:table-cell>
          <table:table-cell table:style-name="ce39" office:value-type="string" calcext:value-type="string">
            <text:p>DANIE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33146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ZZA F.LLI AZ AGRICOLA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45-855034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ZZA F.LLI AZ AGRICOLA</text:p>
          </table:table-cell>
          <table:table-cell table:style-name="ce39" office:value-type="string" calcext:value-type="string">
            <text:p>GIAMPIETR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33146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EZZA F.LLI AZ AGRICOL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55065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HIND SATNAM SINGH</text:p>
          </table:table-cell>
          <table:table-cell table:style-name="ce39" office:value-type="string" calcext:value-type="string">
            <text:p>INDIA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7-913573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HIND SATNAM SINGH</text:p>
          </table:table-cell>
          <table:table-cell table:style-name="ce39" office:value-type="string" calcext:value-type="string">
            <text:p>INDIANI 2014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4-747556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IATI SOC.COOP. (FOGGIA)</text:p>
          </table:table-cell>
          <table:table-cell table:style-name="ce39" office:value-type="string" calcext:value-type="string">
            <text:p>PIETR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0577554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IATI SOC.COOP. (FOGGIA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882-421174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IATI SOC.COOP. (FOGGI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82-421175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IEFFE (LA TIEFFE ORTOF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111393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IEFFE (LA TIEFFE ORTOF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42-67518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IEFFE (LA TIEFFE ORTOF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67517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IM</text:p>
          </table:table-cell>
          <table:table-cell table:style-name="ce39" office:value-type="string" calcext:value-type="string">
            <text:p>REFERENTE: BARBARA CHIORLIN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9-781373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IM</text:p>
          </table:table-cell>
          <table:table-cell table:style-name="ce39" office:value-type="string" calcext:value-type="string">
            <text:p>REFERENTE: BARBARA CHIORLIN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781361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IM (ALESSANDRO BARONI)</text:p>
          </table:table-cell>
          <table:table-cell table:style-name="ce39" office:value-type="string" calcext:value-type="string">
            <text:p>RAPPRESENTANT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272511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IM PER GUAST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80084690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IOZZO FRATELLI</text:p>
          </table:table-cell>
          <table:table-cell table:style-name="ce39" office:value-type="string" calcext:value-type="string">
            <text:p>FABRIZ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66615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IOZZO FRATELLI</text:p>
          </table:table-cell>
          <table:table-cell table:style-name="ce39" office:value-type="string" calcext:value-type="string">
            <text:p>LUIGI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882321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IOZZO FRATELL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6-33718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IOZZO PIERINO GOBETTO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41-49011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IOZZO PIERINO GOBETTO</text:p>
          </table:table-cell>
          <table:table-cell table:style-name="ce39" office:value-type="string" calcext:value-type="string">
            <text:p>S.ANNA DI CHIOGIA VENEZI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49017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IOZZO PIERINO GOBETT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411440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IPOLITOGRAFIA GI BI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663916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IPOLITOGRAFIA GI B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63007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OGNOLI LUSIA RENZ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45644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OGNOLI LUSIA RENZ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3448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OMEZZOLI (GEOMETRA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730011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OMEZZOLI (GEOMETRA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011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OMEZZOLI (GEOMETRA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32237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OMIOLO STUDIO ASSOCIATO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457301089</text:p>
          </table:table-cell>
          <table:table-cell table:style-name="ce39" office:value-type="string" calcext:value-type="string">
            <text:p>COMMERCIALIST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OMIOLO STUDIO ASSOCIATO</text:p>
          </table:table-cell>
          <table:table-cell table:style-name="ce39" office:value-type="string" calcext:value-type="string">
            <text:p>GIOVAN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4-108434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OMIOLO STUDIO ASSOCIATO</text:p>
          </table:table-cell>
          <table:table-cell table:style-name="ce39" office:value-type="string" calcext:value-type="string">
            <text:p>UFFICI VERON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0033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OMIOLO STUDIO ASSOCIATO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0232</text:p>
          </table:table-cell>
          <table:table-cell table:style-name="ce39" office:value-type="string" calcext:value-type="string">
            <text:p>COMMERCIALISTA</text:p>
          </table:table-cell>
          <table:table-cell table:style-name="ce39" table:number-columns-repeated="59"/>
          <table:table-cell table:number-columns-repeated="960"/>
        </table:table-row>
        <table:table-row table:style-name="ro3">
          <table:table-cell table:style-name="ce39" office:value-type="string" calcext:value-type="string">
            <text:p>TONDODONATO CESILIO (CUGINO BIOCCA)</text:p>
          </table:table-cell>
          <table:table-cell table:style-name="ce39" office:value-type="string" calcext:value-type="string">
            <text:p>FINOCCHIO RADICCHIO (NSALATA SU PROGRAMMA) </text:p>
            <text:p>CI HA CHIAMATO LUI NEL 2015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9214072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OP FRUIT</text:p>
          </table:table-cell>
          <table:table-cell table:style-name="ce39" office:value-type="string" calcext:value-type="string">
            <text:p>MERCATO TRIESTE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0-30701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OP FRUIT</text:p>
          </table:table-cell>
          <table:table-cell table:style-name="ce39" office:value-type="string" calcext:value-type="string">
            <text:p>MERCATO TRIEST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0-30400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OP FRUIT (POSTEGGIO PADOVA)</text:p>
          </table:table-cell>
          <table:table-cell table:style-name="ce39" office:value-type="string" calcext:value-type="string">
            <text:p>MASSIM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911485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OP FRUIT (POSTEGGIO PADOV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70540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ORRESANI ANDRE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90047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OSATTO ANDREA</text:p>
          </table:table-cell>
          <table:table-cell table:style-name="ce39" office:value-type="string" calcext:value-type="string">
            <text:p>ABITAZION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938611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OSATTO ANDREA</text:p>
          </table:table-cell>
          <table:table-cell table:style-name="ce39" office:value-type="string" calcext:value-type="string">
            <text:p>ANDRE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300590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OSATTO ANDREA</text:p>
          </table:table-cell>
          <table:table-cell table:style-name="ce39" office:value-type="string" calcext:value-type="string">
            <text:p>DIEG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106019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OSATTO ANDREA</text:p>
          </table:table-cell>
          <table:table-cell table:style-name="ce75" office:value-type="string" calcext:value-type="string">
            <text:p>NICOLETTA (COMMERCIALE)<text:span text:style-name="T1"> non lavora più qui</text:span></text:p>
          </table:table-cell>
          <table:table-cell table:style-name="ce75" office:value-type="string" calcext:value-type="string">
            <text:p>CELL</text:p>
          </table:table-cell>
          <table:table-cell table:style-name="ce84" office:value-type="string" calcext:value-type="string">
            <text:p>328-193541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OSATTO ANDREA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938507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OSATTO ANDRE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51150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OSATTO FRUIT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2-73988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P PALLET</text:p>
          </table:table-cell>
          <table:table-cell table:style-name="ce39" office:value-type="string" calcext:value-type="string">
            <text:p>PER BANCAL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833134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NSFER TRADE</text:p>
          </table:table-cell>
          <table:table-cell table:style-name="ce39" office:value-type="string" calcext:value-type="string">
            <text:p>ANTONELLA FACCHINELL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146885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NSFER TRADE</text:p>
          </table:table-cell>
          <table:table-cell table:style-name="ce39" office:value-type="string" calcext:value-type="string">
            <text:p>ANTONELLA FACCHINELLI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76"/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RANSFER TRADE – ONE CODE</text:p>
          </table:table-cell>
          <table:table-cell table:style-name="ce39" office:value-type="string" calcext:value-type="string">
            <text:p>PER SPEDIZIONI MICHEL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1-9156187</text:p>
          </table:table-cell>
          <table:table-cell table:style-name="ce76"/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RANSFER TRADE – ONE CODE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71-9189811</text:p>
          </table:table-cell>
          <table:table-cell table:style-name="ce76"/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RANSLUSIA</text:p>
          </table:table-cell>
          <table:table-cell table:style-name="ce39" office:value-type="string" calcext:value-type="string">
            <text:p>“SPILUNGONE”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604554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NSLUSIA</text:p>
          </table:table-cell>
          <table:table-cell table:style-name="ce39" office:value-type="string" calcext:value-type="string">
            <text:p>ANGEL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910422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NSLUSIA</text:p>
          </table:table-cell>
          <table:table-cell table:style-name="ce39" office:value-type="string" calcext:value-type="string">
            <text:p>AUTISTA MAURIZ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674199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NSLUSIA</text:p>
          </table:table-cell>
          <table:table-cell table:style-name="ce39" office:value-type="string" calcext:value-type="string">
            <text:p>AUTISTA MAURIZIO “PERSONALE”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50743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NSLUSIA</text:p>
          </table:table-cell>
          <table:table-cell table:style-name="ce39" office:value-type="string" calcext:value-type="string">
            <text:p>AUTISTA SANDRO “RAGIONIERE”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58213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NSLUSIA</text:p>
          </table:table-cell>
          <table:table-cell table:style-name="ce39" office:value-type="string" calcext:value-type="string">
            <text:p>MASSIM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32594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NSLUSIA</text:p>
          </table:table-cell>
          <table:table-cell table:style-name="ce39" office:value-type="string" calcext:value-type="string">
            <text:p>PIETR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81427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NSLUSI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85" office:value-type="string" calcext:value-type="string">
            <text:p>0425-60774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NSLUSI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85" office:value-type="string" calcext:value-type="string">
            <text:p>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NSLUSIA</text:p>
          </table:table-cell>
          <table:table-cell table:style-name="ce39" office:value-type="string" calcext:value-type="string">
            <text:p>MERCATO CHIOGGIA: PARLARE CON GIUSI O MARCO</text:p>
          </table:table-cell>
          <table:table-cell table:style-name="ce39" office:value-type="string" calcext:value-type="string">
            <text:p>TEL</text:p>
          </table:table-cell>
          <table:table-cell table:style-name="ce85" office:value-type="string" calcext:value-type="string">
            <text:p>041-49825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NSLUSIA</text:p>
          </table:table-cell>
          <table:table-cell table:style-name="ce39" office:value-type="string" calcext:value-type="string">
            <text:p>MERCAO CHIOGGIA. MARCO</text:p>
          </table:table-cell>
          <table:table-cell table:style-name="ce39" office:value-type="string" calcext:value-type="string">
            <text:p>CELL</text:p>
          </table:table-cell>
          <table:table-cell table:style-name="ce85" office:value-type="string" calcext:value-type="string">
            <text:p>347-591904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NSLUSI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60785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SPORTI DELLI QUANTI TRASPORTI</text:p>
          </table:table-cell>
          <table:table-cell table:style-name="ce39" office:value-type="string" calcext:value-type="string">
            <text:p>MAGNOLIA MATTE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301545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SPORTI DELLI QUANTI TRASPORTI</text:p>
          </table:table-cell>
          <table:table-cell table:style-name="ce39" office:value-type="string" calcext:value-type="string">
            <text:p>SAN NICANDRO GARG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175052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SPORTI DEVI (AQUILA)</text:p>
          </table:table-cell>
          <table:table-cell table:style-name="ce39" office:value-type="string" calcext:value-type="string">
            <text:p>DANIE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651071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SPORTI DEVI (AQUIL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71185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SPORTI KIARA (AVEZZANO)</text:p>
          </table:table-cell>
          <table:table-cell table:style-name="ce39" office:value-type="string" calcext:value-type="string">
            <text:p>VETTORE USATO DA PANDOLI E ANCHE CHIARAVAL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686304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SPORTI KIARA (AVEZZAN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436651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SPORTI KIARA (AVEZZAN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575633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SPORTI KIARA (AVEZZANO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863-2239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SPORTI STRANOTIR – SICILIA</text:p>
          </table:table-cell>
          <table:table-cell table:style-name="ce39" office:value-type="string" calcext:value-type="string">
            <text:p>MARI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79677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SPORTI STRANOTIR – SICILIA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95-533422</text:p>
          </table:table-cell>
          <table:table-cell table:style-name="ce39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TRATTAMENTO ACQUE ZANATTA CARL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46183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TTAMENTO ACQUE ZANATTA CARLO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889902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ATTAMENTO ACQUE ZANATTA CARLO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info@zanattacarlo.it" xlink:type="simple">info@zanattacarlo.it</text:a></text:p>
          </table:table-cell>
          <table:table-cell table:style-name="ce76"/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RATTAMENTO ACQUE ZANATTA CARL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941247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TRI FRUTTA NICOLA CULTRON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0049-17684493852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TRI FRUTTA NICOLA CULTRONA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049-8031807264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I FRUTTA NICOLA CULTRONA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info@trifrutta.de" xlink:type="simple">info@trifrutta.de</text:a></text:p>
          </table:table-cell>
          <table:table-cell table:style-name="ce76"/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RI FRUTTA NICOLA CULTRON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049-1769993543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IF IOANA MARI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107937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OMBIN STEFANO</text:p>
          </table:table-cell>
          <table:table-cell table:style-name="ce39" office:value-type="string" calcext:value-type="string">
            <text:p>CASTAGNARO (VR)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42-9606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OMBIN STEFANO</text:p>
          </table:table-cell>
          <table:table-cell table:style-name="ce39" office:value-type="string" calcext:value-type="string">
            <text:p>CASTAGNARO (VR)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stefano@trombin.net" xlink:type="simple">stefano@trombin.ne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OMBIN STEFANO</text:p>
          </table:table-cell>
          <table:table-cell table:style-name="ce39" office:value-type="string" calcext:value-type="string">
            <text:p>CASTAGNARO (VR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67551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OMBIN STEFA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363918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ONCHETTO</text:p>
          </table:table-cell>
          <table:table-cell table:style-name="ce39" office:value-type="string" calcext:value-type="string">
            <text:p>PAOL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95666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ONCHETTO</text:p>
          </table:table-cell>
          <table:table-cell table:style-name="ce39" office:value-type="string" calcext:value-type="string">
            <text:p>PAOL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528993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OPICAL FRUIT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2-551077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OPICAL FRUIT</text:p>
          </table:table-cell>
          <table:table-cell table:style-name="ce39" office:value-type="string" calcext:value-type="string">
            <text:p>GIAN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802283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OPICAL FRUIT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546110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URAZZA BRUNO</text:p>
          </table:table-cell>
          <table:table-cell table:style-name="ce39" office:value-type="string" calcext:value-type="string">
            <text:p>SEMINA RADICCHIO € 15/ CAMPO VR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?? 347-604263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URAZZA BRUNO</text:p>
          </table:table-cell>
          <table:table-cell table:style-name="ce39" office:value-type="string" calcext:value-type="string">
            <text:p>SEMINA RADICCHIO € 15/ CAMPO VR</text:p>
          </table:table-cell>
          <table:table-cell table:style-name="ce39" office:value-type="string" calcext:value-type="string">
            <text:p>TEL</text:p>
          </table:table-cell>
          <table:table-cell table:style-name="ce39" office:value-type="string" calcext:value-type="string">
            <text:p>0442-81516</text:p>
          </table:table-cell>
          <table:table-cell table:style-name="ce39" office:value-type="string" calcext:value-type="string">
            <text:p>SEMINA RADICCHIO € 15/ CAMPO VR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URCO</text:p>
          </table:table-cell>
          <table:table-cell table:style-name="ce39" office:value-type="string" calcext:value-type="string">
            <text:p>MARTIN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370193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URCO</text:p>
          </table:table-cell>
          <table:table-cell table:style-name="ce39" office:value-type="string" calcext:value-type="string">
            <text:p>MOGLIE: ALESSANDRA PACHER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166206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URC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1480608</text:p>
          </table:table-cell>
          <table:table-cell table:style-name="ce39" table:number-columns-repeated="7"/>
          <table:table-cell table:style-name="ce90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TURCO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8037787</text:p>
          </table:table-cell>
          <table:table-cell table:style-name="ce39" office:value-type="string" calcext:value-type="string">
            <text:p>COMMERCIALIST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URC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93678</text:p>
          </table:table-cell>
          <table:table-cell table:style-name="ce39" office:value-type="string" calcext:value-type="string">
            <text:p>COMMERCIALIST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URC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001596</text:p>
          </table:table-cell>
          <table:table-cell table:style-name="ce39" office:value-type="string" calcext:value-type="string">
            <text:p>COMMERCIALIST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URCO</text:p>
          </table:table-cell>
          <table:table-cell table:style-name="ce39" office:value-type="string" calcext:value-type="string">
            <text:p>ELISABETTA BIANCHI (PER SABATINI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93-115554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URCO ALESSANDRO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801071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URCO ALESSANDR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00192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URELLA IMBALLAGGI</text:p>
          </table:table-cell>
          <table:table-cell table:style-name="ce39" office:value-type="string" calcext:value-type="string">
            <text:p>AUGUS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449530</text:p>
          </table:table-cell>
          <table:table-cell table:style-name="ce39" office:value-type="string" calcext:value-type="string">
            <text:p>IMBALLAGGI CASSETTE PLASTIC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URELLA IMBALLAGGI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444-785310</text:p>
          </table:table-cell>
          <table:table-cell table:style-name="ce39" office:value-type="string" calcext:value-type="string">
            <text:p>IMBALLAGGI CASSETTE PLASTIC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URELLA IMBALLAGGI</text:p>
          </table:table-cell>
          <table:table-cell table:style-name="ce39" office:value-type="string" calcext:value-type="string">
            <text:p>MATTE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2053197</text:p>
          </table:table-cell>
          <table:table-cell table:style-name="ce39" office:value-type="string" calcext:value-type="string">
            <text:p>IMBALLAGGI CASSETTE PLASTIC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URELLA IMBALLAGGI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4-785309</text:p>
          </table:table-cell>
          <table:table-cell table:style-name="ce39" office:value-type="string" calcext:value-type="string">
            <text:p>IMBALLAGGI CASSETTE PLASTIC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URRIN IMPIANTI SRL (IMPIANTO ALLARME)</text:p>
          </table:table-cell>
          <table:table-cell table:style-name="ce39" office:value-type="string" calcext:value-type="string">
            <text:p>REPERIBI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6-6185164</text:p>
          </table:table-cell>
          <table:table-cell table:style-name="ce39" office:value-type="string" calcext:value-type="string">
            <text:p>MANUTENZIONI RIPARAZIONI IMPIANTO ALLARME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URRIN IMPIANTI SRL (IMPIANTO ALLARME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8780411</text:p>
          </table:table-cell>
          <table:table-cell table:style-name="ce39" office:value-type="string" calcext:value-type="string">
            <text:p>MANUTENZIONI RIPARAZIONI IMPIANTO ALLARME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URRIN IMPIANTI SRL (IMPIANTO ALLARM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799282</text:p>
          </table:table-cell>
          <table:table-cell table:style-name="ce39" office:value-type="string" calcext:value-type="string">
            <text:p>MANUTENZIONI RIPARAZIONI IMPIANTO ALLARME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URRIN IMPIANTI SRL (IMPIANTO ALLARME)</text:p>
          </table:table-cell>
          <table:table-cell table:style-name="ce39"/>
          <table:table-cell table:style-name="ce39" office:value-type="string" calcext:value-type="string">
            <text:p>WEB</text:p>
          </table:table-cell>
          <table:table-cell table:style-name="ce76" office:value-type="string" calcext:value-type="string">
            <text:p><text:a xlink:href="http://www.turrinimpianti.it/" xlink:type="simple">www.turrinimpianti.it</text:a></text:p>
          </table:table-cell>
          <table:table-cell table:style-name="ce39" office:value-type="string" calcext:value-type="string">
            <text:p>MANUTENZIONI RIPARAZIONI IMPIANTO ALLARME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TUZZA MARIA ROSA (AZ.AGR.)</text:p>
          </table:table-cell>
          <table:table-cell table:style-name="ce39" office:value-type="string" calcext:value-type="string">
            <text:p>(VEDI MORATELLO ENRICO)</text:p>
          </table:table-cell>
          <table:table-cell table:style-name="ce39" office:value-type="string" calcext:value-type="string">
            <text:p>REMINDER</text:p>
          </table:table-cell>
          <table:table-cell table:style-name="ce76"/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GOLINI MARIN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271850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GOLINI MARINO</text:p>
          </table:table-cell>
          <table:table-cell table:style-name="ce39" office:value-type="string" calcext:value-type="string">
            <text:p>FIGLIO ALBER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812283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GOLINI MARIN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0-912992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LISSE SRL (MERCATO PADOVA)</text:p>
          </table:table-cell>
          <table:table-cell table:style-name="ce39" office:value-type="string" calcext:value-type="string">
            <text:p>MARCHIORO DAVID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21163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LISSE SRL (MERCATO PADOVA)</text:p>
          </table:table-cell>
          <table:table-cell table:style-name="ce39" office:value-type="string" calcext:value-type="string">
            <text:p>MARCHIORO ULIS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00792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LISSE SRL (MERCATO PADOVA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70307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LISSE SRL (MERCATO PADOVA)</text:p>
          </table:table-cell>
          <table:table-cell table:style-name="ce39" office:value-type="string" calcext:value-type="string">
            <text:p>VENDITORE DE STEFANI ANTONELL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708000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LISSE SRL (MERCATO PADOVA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9-870298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LSS - COMPRI MARCO PER TIROCINIO</text:p>
          </table:table-cell>
          <table:table-cell table:style-name="ce39" office:value-type="string" calcext:value-type="string">
            <text:p>CELLULARE PERSONA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495903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LSS - COMPRI MARCO PER TIROCINIO</text:p>
          </table:table-cell>
          <table:table-cell table:style-name="ce39" office:value-type="string" calcext:value-type="string">
            <text:p>SEGRETERI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71235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 CONSULTING SRL (BOLZANO)</text:p>
          </table:table-cell>
          <table:table-cell table:number-columns-repeated="2" table:style-name="ce39" office:value-type="string" calcext:value-type="string">
            <text:p>FAX</text:p>
          </table:table-cell>
          <table:table-cell table:style-name="ce76" office:value-type="string" calcext:value-type="string">
            <text:p>0473-497510</text:p>
          </table:table-cell>
          <table:table-cell table:style-name="ce39" office:value-type="string" calcext:value-type="string">
            <text:p>AGENZIA COMMERCIO RUSS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UNI CONSULTING SRL (BOLZANO)</text:p>
          </table:table-cell>
          <table:table-cell table:style-name="ce39" office:value-type="string" calcext:value-type="string">
            <text:p>SVETLANA KONOBEEV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1573231</text:p>
          </table:table-cell>
          <table:table-cell table:style-name="ce39" office:value-type="string" calcext:value-type="string">
            <text:p>AGENZIA COMMERCIO RUSS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UNI CONSULTING SRL (BOLZANO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73-497500</text:p>
          </table:table-cell>
          <table:table-cell table:style-name="ce39" office:value-type="string" calcext:value-type="string">
            <text:p>AGENZIA COMMERCIO RUSS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UNI CONSULTING SRL (BOLZANO)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39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39" office:value-type="string" calcext:value-type="string">
            <text:p>AGENZIA COMMERCIO RUSS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UNI CONSULTING SRL (BOLZANO)</text:p>
          </table:table-cell>
          <table:table-cell table:style-name="ce39"/>
          <table:table-cell table:style-name="ce39" office:value-type="string" calcext:value-type="string">
            <text:p>WEB</text:p>
          </table:table-cell>
          <table:table-cell table:style-name="ce39" office:value-type="string" calcext:value-type="string">
            <text:p><text:a xlink:href="http://www.uni-consulting.eu/" xlink:type="simple">www.uni-consulting.eu</text:a></text:p>
          </table:table-cell>
          <table:table-cell table:style-name="ce39" office:value-type="string" calcext:value-type="string">
            <text:p>AGENZIA COMMERCIO RUSS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UNICOMM SRL</text:p>
          </table:table-cell>
          <table:table-cell table:style-name="ce39" office:value-type="string" calcext:value-type="string">
            <text:p>OPERATORE ORTOFRUTTA FABIO FRANZO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7268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COMM SRL</text:p>
          </table:table-cell>
          <table:table-cell table:style-name="ce39" office:value-type="string" calcext:value-type="string">
            <text:p>PADOV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70300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COMM SRL</text:p>
          </table:table-cell>
          <table:table-cell table:style-name="ce39" office:value-type="string" calcext:value-type="string">
            <text:p>RESP.ACQUISTI ORTOF. SIG.GHELLER VITTOR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70300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CREDIT FILIALE ISOLA</text:p>
          </table:table-cell>
          <table:table-cell table:style-name="ce39" office:value-type="string" calcext:value-type="string">
            <text:p>DIRETTORE GIANLUCA GOLTAR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487146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CREDIT FILIALE ISOLA</text:p>
          </table:table-cell>
          <table:table-cell table:style-name="ce39" office:value-type="string" calcext:value-type="string">
            <text:p>DIRETTORE GIANLUCA GOLTARA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493909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CREDIT FILIALE ISOLA</text:p>
          </table:table-cell>
          <table:table-cell table:style-name="ce39" office:value-type="string" calcext:value-type="string">
            <text:p>DIRETTORE GIANLUCA GOLTARA</text:p>
          </table:table-cell>
          <table:table-cell table:style-name="ce39" office:value-type="string" calcext:value-type="string">
            <text:p>CELL</text:p>
          </table:table-cell>
          <table:table-cell table:style-name="ce79" office:value-type="string" calcext:value-type="string">
            <text:p>334-695796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CREDIT FILIALE ISOLA</text:p>
          </table:table-cell>
          <table:table-cell table:style-name="ce39" office:value-type="string" calcext:value-type="string">
            <text:p>DIRETTORE GIANLUCA GOLTARA</text:p>
          </table:table-cell>
          <table:table-cell table:style-name="ce39" office:value-type="string" calcext:value-type="string">
            <text:p>MAIL</text:p>
          </table:table-cell>
          <table:table-cell table:style-name="ce79" office:value-type="string" calcext:value-type="string">
            <text:p><text:a xlink:href="mailto:gianluca.goltara@unicredit.eu" xlink:type="simple">gianluca.goltara@unicredit.eu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CREDIT FILIALE ISOLA</text:p>
          </table:table-cell>
          <table:table-cell table:style-name="ce39" office:value-type="string" calcext:value-type="string">
            <text:p>ELENA (SEGUE LE IMPRESE)</text:p>
          </table:table-cell>
          <table:table-cell table:style-name="ce39" office:value-type="string" calcext:value-type="string">
            <text:p>TEL</text:p>
          </table:table-cell>
          <table:table-cell table:style-name="ce86" office:value-type="string" calcext:value-type="string">
            <text:p>045-487154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CREDIT FILIALE ISOLA</text:p>
          </table:table-cell>
          <table:table-cell table:style-name="ce39" office:value-type="string" calcext:value-type="string">
            <text:p>ALICE</text:p>
          </table:table-cell>
          <table:table-cell table:style-name="ce39" office:value-type="string" calcext:value-type="string">
            <text:p>TEL</text:p>
          </table:table-cell>
          <table:table-cell table:style-name="ce86" office:value-type="string" calcext:value-type="string">
            <text:p>045-487154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CREDIT</text:p>
          </table:table-cell>
          <table:table-cell table:style-name="ce39" office:value-type="string" calcext:value-type="string">
            <text:p>CAPO AREA GESTORE IMPRESE– ALESSANDRO BRENTATO</text:p>
          </table:table-cell>
          <table:table-cell table:style-name="ce39" office:value-type="string" calcext:value-type="string">
            <text:p>CELL</text:p>
          </table:table-cell>
          <table:table-cell table:style-name="ce86" office:value-type="string" calcext:value-type="string">
            <text:p>334-695796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44" office:value-type="string" calcext:value-type="string">
            <text:p>UNICREDIT</text:p>
          </table:table-cell>
          <table:table-cell table:style-name="ce44" office:value-type="string" calcext:value-type="string">
            <text:p>GESTORE IMPRESE – ROBERTO SCEVAROLI</text:p>
          </table:table-cell>
          <table:table-cell table:style-name="ce44" office:value-type="string" calcext:value-type="string">
            <text:p>CELL</text:p>
          </table:table-cell>
          <table:table-cell table:style-name="ce87" office:value-type="string" calcext:value-type="string">
            <text:p>334-695798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CREDIT</text:p>
          </table:table-cell>
          <table:table-cell table:style-name="ce39" office:value-type="string" calcext:value-type="string">
            <text:p>GESTORE IMPRESE – ROBERTO SCEVAROLI</text:p>
          </table:table-cell>
          <table:table-cell table:style-name="ce39" office:value-type="string" calcext:value-type="string">
            <text:p>MAIL</text:p>
          </table:table-cell>
          <table:table-cell table:style-name="ce86" office:value-type="string" calcext:value-type="string">
            <text:p><text:a xlink:href="mailto:Roberto.Scevaroli@unicredit.eu" xlink:type="simple">Roberto.Scevaroli@unicredit.eu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CREDIT</text:p>
          </table:table-cell>
          <table:table-cell table:style-name="ce39" office:value-type="string" calcext:value-type="string">
            <text:p>GESTORE IMPRESE – ROBERTO SCEVAROLI</text:p>
          </table:table-cell>
          <table:table-cell table:style-name="ce39" office:value-type="string" calcext:value-type="string">
            <text:p>TEL</text:p>
          </table:table-cell>
          <table:table-cell table:style-name="ce86" office:value-type="string" calcext:value-type="string">
            <text:p>045-487158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CREDIT</text:p>
          </table:table-cell>
          <table:table-cell table:style-name="ce39" office:value-type="string" calcext:value-type="string">
            <text:p>GESTORE IMPRESE – ROBERTO SCEVAROLI</text:p>
          </table:table-cell>
          <table:table-cell table:style-name="ce39" office:value-type="string" calcext:value-type="string">
            <text:p>FAX</text:p>
          </table:table-cell>
          <table:table-cell table:style-name="ce86" office:value-type="string" calcext:value-type="string">
            <text:p>045-493922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ONE AGRICOLTORI ISOLA DELLA SCALA</text:p>
          </table:table-cell>
          <table:table-cell table:style-name="ce39" office:value-type="string" calcext:value-type="string">
            <text:p>DIRETTO LUC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2886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ONE AGRICOLTORI ISOLA DELLA SCALA</text:p>
          </table:table-cell>
          <table:table-cell table:style-name="ce39" office:value-type="string" calcext:value-type="string">
            <text:p>LUC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034964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ONE AGRICOLTORI ISOLA DELLA SCALA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730004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ONE AGRICOLTORI ISOLA DELLA SCAL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0004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ONE AGRICOLTORI VERONA</text:p>
          </table:table-cell>
          <table:table-cell table:style-name="ce39" office:value-type="string" calcext:value-type="string">
            <text:p>FRANCESCA QUINTANINI X CONTRIBUT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2881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ONE AGRICOLTORI VERONA</text:p>
          </table:table-cell>
          <table:table-cell table:style-name="ce39" office:value-type="string" calcext:value-type="string">
            <text:p>UFFICIO PAGHE/ASSUNZIONI: LAR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2880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ONE AGRICOLTORI VERONA</text:p>
          </table:table-cell>
          <table:table-cell table:style-name="ce39" office:value-type="string" calcext:value-type="string">
            <text:p>UFFICIO PAGHE/ASSUNZIONI: LARA (2018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62881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.S.D. SRL (IMPIANTO ALLARME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630546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.S.D. SRL (IMPIANTO ALLARME)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info@vsd-sistemi.com" xlink:type="simple">info@vsd-sistemi.com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.S.D. SRL (IMPIANTO ALLARM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30545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AGNARELLI ENRIC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35-701427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VAGNARELLI ENRIC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35-704356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VALENTI (CORRIDONIA DI MACERATA)</text:p>
          </table:table-cell>
          <table:table-cell table:style-name="ce39" office:value-type="string" calcext:value-type="string">
            <text:p>PER VERZ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2474094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VALLE PIETRO FRANCESCO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2-55180342</text:p>
          </table:table-cell>
          <table:table-cell table:style-name="ce39" office:value-type="string" calcext:value-type="string">
            <text:p>POSTEGGIO MIL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VALLE PIETRO FRANCESC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1-317391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ALLE PIETRO FRANCESC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41-59254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ALPE IMBALLAGGI (IMBALL. LEGNO)</text:p>
          </table:table-cell>
          <table:table-cell table:style-name="ce39" office:value-type="string" calcext:value-type="string">
            <text:p>VITTOR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969152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ALPE IMBALLAGGI (IMBALL. LEGNO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879615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ALPE IMBALLAGGI (IMBALL. LEGNO)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valpe.imballaggi@tin.it" xlink:type="simple">valpe.imballaggi@tin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ALPE IMBALLAGGI (IMBALL. LEGN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99217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ARA SNC</text:p>
          </table:table-cell>
          <table:table-cell table:style-name="ce39" office:value-type="string" calcext:value-type="string">
            <text:p>BATTERIE TREVENZUOL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5031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ARA SNC</text:p>
          </table:table-cell>
          <table:table-cell table:style-name="ce39" office:value-type="string" calcext:value-type="string">
            <text:p>BATTERIE TREVENZUOL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<text:a xlink:href="mailto:Newgenerationpallet@libero.it" xlink:type="simple">Newgenerationpallet@libero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ARA SNC</text:p>
          </table:table-cell>
          <table:table-cell table:style-name="ce39" office:value-type="string" calcext:value-type="string">
            <text:p>TECNICO CHE VIENE QUI (PICCOLOMAGRO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347-547120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ARA SNC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info@varasnc.com" xlink:type="simple">info@varasnc.com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CHINI CARLETT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5600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NDITTI ANGEL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319178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VENDITTI ANGEL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528543</text:p>
          </table:table-cell>
          <table:table-cell table:style-name="ce39" office:value-type="string" calcext:value-type="string">
            <text:p>PRODOTTI AVEZZANO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VENERI LIVIO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86-80253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NETO BANCA (FABRIZIO MORA)</text:p>
          </table:table-cell>
          <table:table-cell table:style-name="ce39" office:value-type="string" calcext:value-type="string">
            <text:p>UFFICIO DIRETT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22752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NETO BANCA (FABRIZIO MORA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4-697211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NETO BANCA (FABRIZIO MORA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822258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NETO BANCA (FABRIZIO MORA)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39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NETO BANCA (FABRIZIO MOR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22254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NETO BANCA (FILIALE BOVOLONE)</text:p>
          </table:table-cell>
          <table:table-cell table:style-name="ce39" office:value-type="string" calcext:value-type="string">
            <text:p>BEATRIC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90130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NETO BANCA (FILIALE BOVOLONE)</text:p>
          </table:table-cell>
          <table:table-cell table:style-name="ce39" office:value-type="string" calcext:value-type="string">
            <text:p>CAPO AREA: GENNAR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188335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NETO BANCA (FILIALE BOVOLONE)</text:p>
          </table:table-cell>
          <table:table-cell table:style-name="ce39" office:value-type="string" calcext:value-type="string">
            <text:p>LUIGINO ISEL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1-683341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NETO BANCA (FILIALE BOVOLONE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690148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NTURI CARL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6-48058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NTURI CARL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0187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NTURI MIR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48272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NTURI MIR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96084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RDE EUROPA (UDINE)</text:p>
          </table:table-cell>
          <table:table-cell table:style-name="ce39" office:value-type="string" calcext:value-type="string">
            <text:p>MATTIA (FIGLIO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460076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RDE EUROPA (UDINE)</text:p>
          </table:table-cell>
          <table:table-cell table:style-name="ce39" office:value-type="string" calcext:value-type="string">
            <text:p>SIG.RA TERESA (TITOLARE PER PAG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040523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RDE EUROPA (UDINE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32-52022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RDE EUROPA (UDIN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32-52022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RDE EUROPA ZEVIO</text:p>
          </table:table-cell>
          <table:table-cell table:style-name="ce39" office:value-type="string" calcext:value-type="string">
            <text:p>BELLI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49790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RDE EUROPA ZEVIO</text:p>
          </table:table-cell>
          <table:table-cell table:style-name="ce39" office:value-type="string" calcext:value-type="string">
            <text:p>BELLIN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06831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RONA SUD SISTEMI</text:p>
          </table:table-cell>
          <table:table-cell table:style-name="ce39" office:value-type="string" calcext:value-type="string">
            <text:p>PER PROGRAMMI CONTABILITA'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29551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RTRAS</text:p>
          </table:table-cell>
          <table:table-cell table:style-name="ce39" office:value-type="string" calcext:value-type="string">
            <text:p>ABITAZIONE FRANCESCO FURFAR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66097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ERTRAS</text:p>
          </table:table-cell>
          <table:table-cell table:style-name="ce39" office:value-type="string" calcext:value-type="string">
            <text:p>ALAM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769030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IAREGGIO FRUTTA DI VANNUCCI</text:p>
          </table:table-cell>
          <table:table-cell table:style-name="ce39" office:value-type="string" calcext:value-type="string">
            <text:p>MERCATO VIAREGG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84-39216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ICENTINI ALESSANDR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56825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ICENTINI SANTO</text:p>
          </table:table-cell>
          <table:table-cell table:style-name="ce39" office:value-type="string" calcext:value-type="string">
            <text:p>ROBER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124273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ICENTINI SANTO</text:p>
          </table:table-cell>
          <table:table-cell table:style-name="ce39" office:value-type="string" calcext:value-type="string">
            <text:p>SAN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083204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ICENTINI SANT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131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ILLA2</text:p>
          </table:table-cell>
          <table:table-cell table:style-name="ce39" office:value-type="string" calcext:value-type="string">
            <text:p>CANTELE BATIST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93-312362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ILLA2</text:p>
          </table:table-cell>
          <table:table-cell table:style-name="ce39" office:value-type="string" calcext:value-type="string">
            <text:p>SIG.CARUS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5-003775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ILLA2</text:p>
          </table:table-cell>
          <table:table-cell table:style-name="ce39" office:value-type="string" calcext:value-type="string">
            <text:p>STUDIO CARUS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605130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ILLA2</text:p>
          </table:table-cell>
          <table:table-cell table:style-name="ce39" office:value-type="string" calcext:value-type="string">
            <text:p>STUDIO CARUS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05130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ILLA2</text:p>
          </table:table-cell>
          <table:table-cell table:style-name="ce39" office:value-type="string" calcext:value-type="string">
            <text:p>STUDIO ROCCO VERSACI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877676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ILLA2</text:p>
          </table:table-cell>
          <table:table-cell table:style-name="ce39" office:value-type="string" calcext:value-type="string">
            <text:p>STUDIO ROCCO VERSAC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75172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ILLA2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8245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ILLA2</text:p>
          </table:table-cell>
          <table:table-cell table:style-name="ce39" office:value-type="string" calcext:value-type="string">
            <text:p>ZANDONA' CARL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844425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ILLAFRUTTA</text:p>
          </table:table-cell>
          <table:table-cell table:style-name="ce39" office:value-type="string" calcext:value-type="string">
            <text:p>COMPRATORE MICHEL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99811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ILLAFRUTT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99811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ILLAFRUTTA (GIANCARL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99817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ILLAFRUTTA (GIANCARL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99817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ILLAFRUTTA (MATTE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99812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ILLAFRUTTA (MATTE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99812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40" office:value-type="string" calcext:value-type="string">
            <text:p>0382-34282</text:p>
          </table:table-cell>
          <table:table-cell table:number-columns-repeated="2"/>
          <table:table-cell table:style-name="ce39" table:number-columns-repeated="58"/>
          <table:table-cell table:number-columns-repeated="960"/>
        </table:table-row>
        <table:table-row table:style-name="ro1">
          <table:table-cell table:style-name="ce39" office:value-type="string" calcext:value-type="string">
            <text:p>VINCI GIOVANNI (PUGLIE)</text:p>
          </table:table-cell>
          <table:table-cell table:style-name="ce39" office:value-type="string" calcext:value-type="string">
            <text:p>AZIENDA BRINDISI E META' PON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830641</text:p>
          </table:table-cell>
          <table:table-cell table:style-name="ce39" office:value-type="string" calcext:value-type="string">
            <text:p>PRODOTTI PUGLI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VIPAK (CASS. POLIST.) =&gt; ORA ECOFORM</text:p>
          </table:table-cell>
          <table:table-cell table:style-name="ce39" office:value-type="string" calcext:value-type="string">
            <text:p>ELIA VICENTIN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0-93316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IPAK (CASS. POLIST.) =&gt; ORA ECOFORM</text:p>
          </table:table-cell>
          <table:table-cell table:style-name="ce39" office:value-type="string" calcext:value-type="string">
            <text:p>VIVIANI VALTER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552993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ITTORIA ASSICURAZIONI</text:p>
          </table:table-cell>
          <table:table-cell table:style-name="ce39" office:value-type="string" calcext:value-type="string">
            <text:p>ISOLA DELLA SCAL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232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ITTORIA ASSICURAZIONI</text:p>
          </table:table-cell>
          <table:table-cell table:style-name="ce39" office:value-type="string" calcext:value-type="string">
            <text:p>ISOLA DELLA SCAL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233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OL ORTOFRUTTA DI CONSALTER WALTER</text:p>
          </table:table-cell>
          <table:table-cell table:style-name="ce39" office:value-type="string" calcext:value-type="string">
            <text:p>CONSALTER VALTER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380190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OL ORTOFRUTTA DI CONSALTER WALTER</text:p>
          </table:table-cell>
          <table:table-cell table:style-name="ce39" office:value-type="string" calcext:value-type="string">
            <text:p>OSCAR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78621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VOL ORTOFRUTTA DI CONSALTER WALTER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22-150000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AFFANI MASSIM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85669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AMBLERLA MAURIZ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4-5474921</text:p>
          </table:table-cell>
          <table:table-cell table:style-name="ce39" office:value-type="string" calcext:value-type="string">
            <text:p>MAGAZZINO A CASAZZA (LUI è DI OSTIGLIA) COMPRA LATTUG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ZAMBONI</text:p>
          </table:table-cell>
          <table:table-cell table:style-name="ce39" office:value-type="string" calcext:value-type="string">
            <text:p>AMMINISTRAZIONE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736439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AMBONI</text:p>
          </table:table-cell>
          <table:table-cell table:style-name="ce39" office:value-type="string" calcext:value-type="string">
            <text:p>AUREL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50757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AMBONI</text:p>
          </table:table-cell>
          <table:table-cell table:style-name="ce39" office:value-type="string" calcext:value-type="string">
            <text:p>LUC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22930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AMBONI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736350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AMBONI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6372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AMBOTTO GIUSEPPE</text:p>
          </table:table-cell>
          <table:table-cell table:style-name="ce39" office:value-type="string" calcext:value-type="string">
            <text:p>CAS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048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AMBOTTO GIUSEPPE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563083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ANARINI LUCIANO (MODENA)</text:p>
          </table:table-cell>
          <table:table-cell table:style-name="ce39" office:value-type="string" calcext:value-type="string">
            <text:p>GIOVANNI (PER PAGAMENTI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51554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ANARINI LUCIANO (MODENA)</text:p>
          </table:table-cell>
          <table:table-cell table:style-name="ce39" office:value-type="string" calcext:value-type="string">
            <text:p>MAURO (PER PAGAMENTI TI DICE DI PARLARE CON GIOVANNI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51554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ANARINI LUCIANO (MODENA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9-79894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ANARINI LUCIANO (MODENA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59-977280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ANARINI LUCIANO (MODEN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9-977219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ANOLINI S.R.L.</text:p>
          </table:table-cell>
          <table:table-cell table:style-name="ce39" office:value-type="string" calcext:value-type="string">
            <text:p>CLAUDIO TONOLI AMMINISTRATO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48588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ANOLINI S.R.L.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7-33563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ANOLINI S.R.L.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10012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APPOLA CLEMENTE E MARCO AZ.AGR.</text:p>
          </table:table-cell>
          <table:table-cell table:style-name="ce39" office:value-type="string" calcext:value-type="string">
            <text:p>MOGLIE CLEMENT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125884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APPOLA CLEMENTE E MARCO AZ.AGR.</text:p>
          </table:table-cell>
          <table:table-cell table:style-name="ce39" office:value-type="string" calcext:value-type="string">
            <text:p>CLEMENT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713341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APPOLA CLEMENTE E MARCO AZ.AGR.</text:p>
          </table:table-cell>
          <table:table-cell table:style-name="ce39" office:value-type="string" calcext:value-type="string">
            <text:p>MAR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463654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APPOLA CLEMENTE E MARCO AZ.AGR.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42-64126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APPOLA CLEMENTE E MARCO AZ.AGR.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64126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ERBINATI</text:p>
          </table:table-cell>
          <table:table-cell table:style-name="ce39" office:value-type="string" calcext:value-type="string">
            <text:p>ABITAZIONE GIORG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42-42948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ERBINATI</text:p>
          </table:table-cell>
          <table:table-cell table:style-name="ce39" office:value-type="string" calcext:value-type="string">
            <text:p>ENRI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41315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ERBINATI</text:p>
          </table:table-cell>
          <table:table-cell table:style-name="ce39" office:value-type="string" calcext:value-type="string">
            <text:p>GIORG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41315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ERBINATI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42-42920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OBOLETTI AFRO (MARCHE)</text:p>
          </table:table-cell>
          <table:table-cell table:style-name="ce39" office:value-type="string" calcext:value-type="string">
            <text:p>UFFICIO: PIER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735-659524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ZOBOLETTI AFRO (MARCHE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294150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ZUARI GINO</text:p>
          </table:table-cell>
          <table:table-cell table:style-name="ce39" office:value-type="string" calcext:value-type="string">
            <text:p>DIEG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0054958</text:p>
          </table:table-cell>
          <table:table-cell table:style-name="ce39" office:value-type="string" calcext:value-type="string">
            <text:p>PRODOTTI MARCHE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ZUARI GINO</text:p>
          </table:table-cell>
          <table:table-cell table:style-name="ce39" office:value-type="string" calcext:value-type="string">
            <text:p>GI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450520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BENATI LUCA (IDRAULICO GIMMI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696776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BENATI LUCA (IDRAULICO GIMMI)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its.lucabenati@libero.it" xlink:type="simple">its.lucabenati@libero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EXPOL – REXCOM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48682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EXPOL – REXCOM</text:p>
          </table:table-cell>
          <table:table-cell table:style-name="ce39" office:value-type="string" calcext:value-type="string">
            <text:p>PER BANCALI RESI MARTIN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1-48682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EXPOL – REXCOM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1-48690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EXPOL – REXCOM</text:p>
          </table:table-cell>
          <table:table-cell table:style-name="ce39" office:value-type="string" calcext:value-type="string">
            <text:p>AGENTE: GIOVANNI ROSI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4-611760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EXPOL – REXCOM</text:p>
          </table:table-cell>
          <table:table-cell table:style-name="ce39" office:value-type="string" calcext:value-type="string">
            <text:p>AGENTE: GIOVANNI ROSINI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giovanni.rosini@rexpolgroup.it" xlink:type="simple">giovanni.rosini@rexpolgroup.it</text:a></text:p>
          </table:table-cell>
          <table:table-cell table:style-name="ce39" table:number-columns-repeated="60"/>
          <table:table-cell table:number-columns-repeated="960"/>
        </table:table-row>
        <table:table-row table:style-name="ro3">
          <table:table-cell table:style-name="ce39" office:value-type="string" calcext:value-type="string">
            <text:p>HABASIT ITALIANA SPA (COMPRATO RAMO BARBIERI)</text:p>
          </table:table-cell>
          <table:table-cell table:style-name="ce39" office:value-type="string" calcext:value-type="string">
            <text:p>CHIEDERE DI ALESSIO O CAMILLA</text:p>
            <text:p>NASTRI TRASPORTATORI (NON NERO INSALATA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98951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RODI ANTONIO (ORTOFRUTTA PARODI ANTONIO E GIUSEPPE</text:p>
          </table:table-cell>
          <table:table-cell table:style-name="ce39" office:value-type="string" calcext:value-type="string">
            <text:p>ANTON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51970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ARODI ANTONIO (ORTOFRUTTA PARODI ANTONIO E GIUSEPPE</text:p>
          </table:table-cell>
          <table:table-cell table:style-name="ce39" office:value-type="string" calcext:value-type="string">
            <text:p>UFFICIO (PER PAGAMENTI FABIO) chiamare dall e9.30 alle 10.30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10-50180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LA RADICE</text:p>
          </table:table-cell>
          <table:table-cell table:style-name="ce39" office:value-type="string" calcext:value-type="string">
            <text:p>(NON TRATTANO) BANCALI USATI COME I NOSTRI</text:p>
          </table:table-cell>
          <table:table-cell table:style-name="ce39"/>
          <table:table-cell table:style-name="ce76"/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IGENERA PALLET (NUMERO DATOCI DALLA RADICE) (STRADA LA RIZZA)</text:p>
          </table:table-cell>
          <table:table-cell table:style-name="ce39" office:value-type="string" calcext:value-type="string">
            <text:p>HA BANCALI USATI COME I NOSTRI MA LI HA GIA VENDUTI PER ALTRI CLIENT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52408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EW GENERATION SNC (BANCALI/PALLET USATI) – FONTE (TV)</text:p>
          </table:table-cell>
          <table:table-cell table:style-name="ce39" office:value-type="string" calcext:value-type="string">
            <text:p>TITOLARE STEFA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625663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EW GENERATION SNC (BANCALI/PALLET USATI) – FONTE (TV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3-94988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EW GENERATION SNC (BANCALI/PALLET USATI) – FONTE (TV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23-94620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EW GENERATION SNC (BANCALI/PALLET USATI) – FONTE (TV)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newgenerationpallet@libero.it" xlink:type="simple">newgenerationpallet@libero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DEL FOSCO DOMENICO (AZ.AGRICOLA AVEZZAN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185771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DEL FOSCO DOMENICO (AZ.AGRICOLA AVEZZANO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863-185763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DEL FOSCO DOMENICO (AZ.AGRICOLA AVEZZANO)</text:p>
          </table:table-cell>
          <table:table-cell table:style-name="ce39" office:value-type="string" calcext:value-type="string">
            <text:p>IMPIEGATA??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6-9464536</text:p>
          </table:table-cell>
          <table:table-cell table:style-name="ce39" table:number-columns-repeated="60"/>
          <table:table-cell table:number-columns-repeated="960"/>
        </table:table-row>
        <table:table-row table:style-name="ro3">
          <table:table-cell table:style-name="ce39" office:value-type="string" calcext:value-type="string">
            <text:p>PERINI EZIO (AZIENDA AGRICOLA CASELLE DI ISOLA DELLA SCALA)</text:p>
          </table:table-cell>
          <table:table-cell table:style-name="ce39" office:value-type="string" calcext:value-type="string">
            <text:p>CAPPUCCI VERZE ZUCCHINI – LAVORA PER F.LLI BRUNO</text:p>
            <text:p>25000 PIANTE CAPPUCC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88-185908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NTOIN PALLET (MAROCCHINO)</text:p>
          </table:table-cell>
          <table:table-cell table:style-name="ce39" office:value-type="string" calcext:value-type="string">
            <text:p>PALLE COME NS 100X120 COSTO € 1,50 – RITIRA PALLET FUORI MISURA € 1,00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680249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CIPIONI GIANLUCA (AVEZZANO PER RADICCHI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809411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CUGOL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86-80281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IGIENICASA A&amp;B SAS</text:p>
          </table:table-cell>
          <table:table-cell table:style-name="ce39" office:value-type="string" calcext:value-type="string">
            <text:p>NUOVO RAPPRESENTATE 2016: MASSIMO RISTAGN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0-616629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IGIENICASA A&amp;B SAS</text:p>
          </table:table-cell>
          <table:table-cell table:style-name="ce39" office:value-type="string" calcext:value-type="string">
            <text:p>NUOVO RAPPRESENTATE 2016: MASSIMO RISTAGNO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m.ristagno@icloud.com" xlink:type="simple">m.ristagno@icloud.com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EMEA (CENTRO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51025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ROFIMA (FINANZA AGEVOLATA CONTRIBUTI)</text:p>
          </table:table-cell>
          <table:table-cell table:style-name="ce39" office:value-type="string" calcext:value-type="string">
            <text:p>MARA BELLINI (AGENTE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349-233139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ROFIMA (FINANZA AGEVOLATA CONTRIBUTI)</text:p>
          </table:table-cell>
          <table:table-cell table:style-name="ce39" office:value-type="string" calcext:value-type="string">
            <text:p>MARA BELLINI (AGENTE)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m.bellini@profima.it" xlink:type="simple">m.bellini@profima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BIELLA LEASING</text:p>
          </table:table-cell>
          <table:table-cell table:style-name="ce39" office:value-type="string" calcext:value-type="string">
            <text:p>AGENTE: MANCUSO ANGEL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262103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INGH TARNJEET</text:p>
          </table:table-cell>
          <table:table-cell table:style-name="ce39" office:value-type="string" calcext:value-type="string">
            <text:p>PORTATO UN PO’ DI CAPPUCCI 2017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606175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VELWEST (COMPRATO RADICCHIO TRAMITE TERAZZAN ESTATE 2017)</text:p>
          </table:table-cell>
          <table:table-cell table:style-name="ce39" office:value-type="string" calcext:value-type="string">
            <text:p>MARCO MEZZANI DIRETT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0332 40 20 29 1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VELWEST (COMPRATO RADICCHIO TRAMITE TERAZZAN ESTATE 2017)</text:p>
          </table:table-cell>
          <table:table-cell table:style-name="ce39" office:value-type="string" calcext:value-type="string">
            <text:p>MARCO MEZZANI DIRETT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00332 40 20 27 5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VELWEST (COMPRATO RADICCHIO TRAMITE TERAZZAN ESTATE 2017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0336 71 65 18 7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VELWEST (COMPRATO RADICCHIO TRAMITE TERAZZAN ESTATE 2017)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0332 40 20 49 8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VELWEST (COMPRATO RADICCHIO TRAMITE TERAZZAN ESTATE 2017)</text:p>
          </table:table-cell>
          <table:table-cell table:style-name="ce39" office:value-type="string" calcext:value-type="string">
            <text:p>MARCO MEZZANI DIRETTO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marco@avelwest.fr" xlink:type="simple">marco@avelwest.fr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VELWEST (COMPRATO RADICCHIO TRAMITE TERAZZAN ESTATE 2017)</text:p>
          </table:table-cell>
          <table:table-cell table:style-name="ce39"/>
          <table:table-cell table:style-name="ce39" office:value-type="string" calcext:value-type="string">
            <text:p>WEB</text:p>
          </table:table-cell>
          <table:table-cell table:style-name="ce76" office:value-type="string" calcext:value-type="string">
            <text:p>Www.avelwest.fr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UOVA ITALIAN AMERICAN MUSHROOMS</text:p>
          </table:table-cell>
          <table:table-cell table:style-name="ce39" office:value-type="string" calcext:value-type="string">
            <text:p>VENDITORE FEDERI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ri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UOVA ITALIAN AMERICAN MUSHROOMS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545633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UOVA ITALIAN AMERICAN MUSHROOMS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2-5410786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UOVA ITALIAN AMERICAN MUSHROOMS</text:p>
          </table:table-cell>
          <table:table-cell table:style-name="ce39"/>
          <table:table-cell table:style-name="ce39" office:value-type="string" calcext:value-type="string">
            <text:p>PEC</text:p>
          </table:table-cell>
          <table:table-cell table:style-name="ce76" office:value-type="string" calcext:value-type="string">
            <text:p><text:a xlink:href="mailto:nuovaiamsrl@legalmail.it" xlink:type="simple">nuovaiamsrl@legalmail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UOVA ITALIAN AMERICAN MUSHROOMS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milano@iamfunghi.com" xlink:type="simple">milano@iamfunghi.com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NUOVA ITALIAN AMERICAN MUSHROOMS</text:p>
          </table:table-cell>
          <table:table-cell table:style-name="ce39" office:value-type="string" calcext:value-type="string">
            <text:p>CONTABILITA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commerciale@iamfunghi.com" xlink:type="simple">commerciale@iamfunghi.com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FASTWEB</text:p>
          </table:table-cell>
          <table:table-cell table:style-name="ce39" office:value-type="string" calcext:value-type="string">
            <text:p>SERVIZIO CLIENT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19219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INTESA SAN PAOLO (EX VICENZA) CENTRO IMPRESE</text:p>
          </table:table-cell>
          <table:table-cell table:style-name="ce39" office:value-type="string" calcext:value-type="string">
            <text:p>CENTRAL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27171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INTESA SAN PAOLO (EX VICENZA) CENTRO IMPRESE</text:p>
          </table:table-cell>
          <table:table-cell table:style-name="ce39" office:value-type="string" calcext:value-type="string">
            <text:p>BERTOLANI ELISA (COLLEGA POMA GIGLIOLA)</text:p>
          </table:table-cell>
          <table:table-cell table:style-name="ce39" office:value-type="string" calcext:value-type="string">
            <text:p>MAIL</text:p>
          </table:table-cell>
          <table:table-cell table:style-name="ce88" office:value-type="string" calcext:value-type="string">
            <text:p><text:a xlink:href="https://mail.libero.it/appsuite/#" xlink:type="simple">elisa.bertolani@intesasanpaolo.com</text:a> 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INTESA SAN PAOLO (EX VICENZA) CENTRO IMPRESE</text:p>
          </table:table-cell>
          <table:table-cell table:style-name="ce39" office:value-type="string" calcext:value-type="string">
            <text:p>GESTORE 2018 – FABIANI ELENA</text:p>
          </table:table-cell>
          <table:table-cell table:style-name="ce39" office:value-type="string" calcext:value-type="string">
            <text:p>TEL</text:p>
          </table:table-cell>
          <table:table-cell table:style-name="ce86" office:value-type="string" calcext:value-type="string">
            <text:p>045-827173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INTESA SAN PAOLO (EX VICENZA) CENTRO IMPRESE</text:p>
          </table:table-cell>
          <table:table-cell table:style-name="ce39" office:value-type="string" calcext:value-type="string">
            <text:p>GESTORE 2018 – FABIANI ELENA</text:p>
          </table:table-cell>
          <table:table-cell table:style-name="ce39" office:value-type="string" calcext:value-type="string">
            <text:p>CELL</text:p>
          </table:table-cell>
          <table:table-cell table:style-name="ce86" office:value-type="string" calcext:value-type="string">
            <text:p>334-600616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INTESA SAN PAOLO (EX VICENZA) CENTRO IMPRESE</text:p>
          </table:table-cell>
          <table:table-cell table:style-name="ce39" office:value-type="string" calcext:value-type="string">
            <text:p>GESTORE 2018 – FABIANI ELENA</text:p>
          </table:table-cell>
          <table:table-cell table:style-name="ce39" office:value-type="string" calcext:value-type="string">
            <text:p>FAX</text:p>
          </table:table-cell>
          <table:table-cell table:style-name="ce86" office:value-type="string" calcext:value-type="string">
            <text:p>011-093480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INTESA SAN PAOLO (EX VICENZA) CENTRO IMPRESE</text:p>
          </table:table-cell>
          <table:table-cell table:style-name="ce39" office:value-type="string" calcext:value-type="string">
            <text:p>GESTORE 2018 – FABIANI ELENA</text:p>
          </table:table-cell>
          <table:table-cell table:style-name="ce39" office:value-type="string" calcext:value-type="string">
            <text:p>MAIL</text:p>
          </table:table-cell>
          <table:table-cell table:style-name="ce88" office:value-type="string" calcext:value-type="string">
            <text:p><text:a xlink:href="mailto:elena.fabiani1@intesasanpaolo.com" xlink:type="simple">elena.fabiani1@intesasanpaolo.com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GOSTINO PALLET USATI VERONA</text:p>
          </table:table-cell>
          <table:table-cell table:style-name="ce39" office:value-type="string" calcext:value-type="string">
            <text:p>PREZZO 1,80 / 2,00 CHIAMATO LUI FEBBARIO 2018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52408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IVIANI SOC.AGR.S.S.</text:p>
          </table:table-cell>
          <table:table-cell table:style-name="ce39" office:value-type="string" calcext:value-type="string">
            <text:p>ISOLA RIZZA (PER PORRO E SEDANO RAPA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135661</text:p>
          </table:table-cell>
          <table:table-cell table:style-name="ce39" office:value-type="string" calcext:value-type="string">
            <text:p>porro da fine luglio inizio agosto fino a fine aprile circ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ZIVIANI SOC.AGR.S.S.</text:p>
          </table:table-cell>
          <table:table-cell table:style-name="ce39" office:value-type="string" calcext:value-type="string">
            <text:p>ISOLA RIZZA (PER PORRO E SEDANO RAPA)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713566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IVIANI SOC.AGR.S.S.</text:p>
          </table:table-cell>
          <table:table-cell table:style-name="ce39" office:value-type="string" calcext:value-type="string">
            <text:p>FRANC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659241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IVIANI SOC.AGR.S.S.</text:p>
          </table:table-cell>
          <table:table-cell table:style-name="ce39" office:value-type="string" calcext:value-type="string">
            <text:p>ISOLA RIZZA (PER PORRO E SEDANO RAPA)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f.ziviani@libero.it" xlink:type="simple">f.ziviani@libero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IVIANI SOC.AGR.S.S.</text:p>
          </table:table-cell>
          <table:table-cell table:style-name="ce39" office:value-type="string" calcext:value-type="string">
            <text:p>ISOLA RIZZA (PER PORRO E SEDANO RAPA)</text:p>
          </table:table-cell>
          <table:table-cell table:style-name="ce39" office:value-type="string" calcext:value-type="string">
            <text:p>PEC</text:p>
          </table:table-cell>
          <table:table-cell table:style-name="ce76" office:value-type="string" calcext:value-type="string">
            <text:p><text:a xlink:href="mailto:societaagricolaziviani@pec.coldiretti.it" xlink:type="simple">societaagricolaziviani@pec.coldiretti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FIORIO SPA (PER COMPRESSORI)</text:p>
          </table:table-cell>
          <table:table-cell table:style-name="ce39" office:value-type="string" calcext:value-type="string">
            <text:p>MANUTENZIONI COMPRESSORI</text:p>
          </table:table-cell>
          <table:table-cell table:style-name="ce39"/>
          <table:table-cell table:style-name="ce76" office:value-type="string" calcext:value-type="string">
            <text:p>045-67033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LMA</text:p>
          </table:table-cell>
          <table:table-cell table:style-name="ce39" office:value-type="string" calcext:value-type="string">
            <text:p>JESSICA PER INSTALLAZ (INTERNO 2 INTERNO 2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23-78844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LMA</text:p>
          </table:table-cell>
          <table:table-cell table:style-name="ce39" office:value-type="string" calcext:value-type="string">
            <text:p>PRENOTARE SIA PESO/PREZZATRICE+MACCHINA</text:p>
          </table:table-cell>
          <table:table-cell table:style-name="ce39"/>
          <table:table-cell table:style-name="ce76"/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LMA</text:p>
          </table:table-cell>
          <table:table-cell table:style-name="ce39" office:value-type="string" calcext:value-type="string">
            <text:p>MERCOLEDI GIOVEDI’ chiamare dopo le 9</text:p>
          </table:table-cell>
          <table:table-cell table:style-name="ce39"/>
          <table:table-cell table:style-name="ce76"/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CENTRO SALUS NOGARA</text:p>
          </table:table-cell>
          <table:table-cell table:style-name="ce39" office:value-type="string" calcext:value-type="string">
            <text:p>PER CHECK UP GIORG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2-8900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UPERMERCATI ROSSETTO</text:p>
          </table:table-cell>
          <table:table-cell table:style-name="ce39" office:value-type="string" calcext:value-type="string">
            <text:p>ZEVIO (VR)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antonio.troiani@rossettogroup.it" xlink:type="simple">antonio.troiani@rossettogroup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UPERMERCATI ROSSETTO</text:p>
          </table:table-cell>
          <table:table-cell table:style-name="ce39" office:value-type="string" calcext:value-type="string">
            <text:p>CENTRAL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609451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FIUMICINO – EUGENIO (O FORSE DIEGO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42465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DA RE FORTUNATO DI DA RE MARIO E LUCA &amp; C.</text:p>
          </table:table-cell>
          <table:table-cell table:style-name="ce39" office:value-type="string" calcext:value-type="string">
            <text:p>PER PAG.ROBERTA (SORELLA DEL TITOLAR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701822</text:p>
          </table:table-cell>
          <table:table-cell table:style-name="ce39" office:value-type="string" calcext:value-type="string">
            <text:p>POSTEGGIO PADOV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DA RE FORTUNATO DI DA RE MARIO E LUCA &amp; C.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9-8702953</text:p>
          </table:table-cell>
          <table:table-cell table:style-name="ce39" office:value-type="string" calcext:value-type="string">
            <text:p>POSTEGGIO PADOVA</text:p>
          </table:table-cell>
          <table:table-cell table:style-name="ce39" table:number-columns-repeated="59"/>
          <table:table-cell table:number-columns-repeated="960"/>
        </table:table-row>
        <table:table-row table:style-name="ro1">
          <table:table-cell table:style-name="ce39" office:value-type="string" calcext:value-type="string">
            <text:p>DA RE FORTUNATO DI DA RE MARIO E LUCA &amp; C.</text:p>
          </table:table-cell>
          <table:table-cell table:style-name="ce43" office:value-type="string" calcext:value-type="string">
            <text:p>VENDITORE MASSIMO (ora passato da REMAGI)</text:p>
          </table:table-cell>
          <table:table-cell table:style-name="ce43" office:value-type="string" calcext:value-type="string">
            <text:p>CELL</text:p>
          </table:table-cell>
          <table:table-cell table:style-name="ce83" office:value-type="string" calcext:value-type="string">
            <text:p>349-0894348</text:p>
          </table:table-cell>
          <table:table-cell table:style-name="ce39" office:value-type="string" calcext:value-type="string">
            <text:p>POSTEGGIO PADOVA</text:p>
          </table:table-cell>
          <table:table-cell table:style-name="ce39" table:number-columns-repeated="59"/>
          <table:table-cell table:number-columns-repeated="960"/>
        </table:table-row>
        <table:table-row table:style-name="ro1" table:number-rows-repeated="2">
          <table:table-cell table:style-name="ce39"/>
          <table:table-cell table:style-name="ce43" table:number-columns-repeated="2"/>
          <table:table-cell table:style-name="ce83"/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GOBBI BATTISTA (PROPRIETARIO) MARITO GOBBI LUCIA</text:p>
          </table:table-cell>
          <table:table-cell table:style-name="ce39" office:value-type="string" calcext:value-type="string">
            <text:p>CONFINANTE TERRA NOGARA STATAL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822693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RTOAMICO (POSTEGGIO TORINO)</text:p>
          </table:table-cell>
          <table:table-cell table:style-name="ce39" office:value-type="string" calcext:value-type="string">
            <text:p>VENDITORE ALF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70536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OSETTO RENATO</text:p>
          </table:table-cell>
          <table:table-cell table:style-name="ce39" office:value-type="string" calcext:value-type="string">
            <text:p>PER FERRO VECCHIO (SEMBRA UN DROGATO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702180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BLUE CITY (TRASPORTI PER ORTOMERCATO)</text:p>
          </table:table-cell>
          <table:table-cell table:style-name="ce39" office:value-type="string" calcext:value-type="string">
            <text:p>AUTISTA PICCOLETTO CON CAPELLI LUNGH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89-114015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BERTI ALESSANDRO – CORPORATE SPECIALIST</text:p>
          </table:table-cell>
          <table:table-cell table:style-name="ce39" office:value-type="string" calcext:value-type="string">
            <text:p>(NOME PASSATOCI DA TURCO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6-700927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BERTI ALESSANDRO – CORPORATE SPECIALIST</text:p>
          </table:table-cell>
          <table:table-cell table:style-name="ce39" office:value-type="string" calcext:value-type="string">
            <text:p>(NOME PASSATOCI DA TURCO)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alessandro.berti@corporatespecialist.it" xlink:type="simple">alessandro.berti@corporatespecialist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OMANI RUGGERO</text:p>
          </table:table-cell>
          <table:table-cell table:style-name="ce39" office:value-type="string" calcext:value-type="string">
            <text:p>LUSIA <text:s/>(BADIA POLESINE) FA INSALATA PRECOCE ESTIVA (VIENE PER FINE AGOSTO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5-54606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OMANI RUGGERO</text:p>
          </table:table-cell>
          <table:table-cell table:style-name="ce39" office:value-type="string" calcext:value-type="string">
            <text:p>LUSIA <text:s/>(BADIA POLESINE) FA INSALATA PRECOCE ESTIVA (VIENE PER FINE AGOSTO)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25-54606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ROMANI RUGGERO</text:p>
          </table:table-cell>
          <table:table-cell table:style-name="ce39" office:value-type="string" calcext:value-type="string">
            <text:p>LUSIA <text:s/>(BADIA POLESINE) FA INSALATA PRECOCE ESTIVA (VIENE PER FINE AGOSTO)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9-317764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BDF MARCO BORRONI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976168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GENZIA SYMPLY (PER CAMBIO COMPAGNIA TELEFONICA)</text:p>
          </table:table-cell>
          <table:table-cell table:style-name="ce39" office:value-type="string" calcext:value-type="string">
            <text:p>CLAUDIO GRAZIA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529301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GENZIA SYMPLY (PER CAMBIO COMPAGNIA TELEFONICA)</text:p>
          </table:table-cell>
          <table:table-cell table:style-name="ce45" office:value-type="string" calcext:value-type="string">
            <text:p>WIND/FASTWEB (MULTIMARCA) cellulari e fiss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34-56115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GENZIA SYMPLY (PER CAMBIO COMPAGNIA TELEFONICA)</text:p>
          </table:table-cell>
          <table:table-cell table:style-name="ce39" office:value-type="string" calcext:value-type="string">
            <text:p>WIND/FASTWEB (MULTIMARCA) cellulari e fisso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info@agenziasymply.com" xlink:type="simple">info@agenziasymply.com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OP IL MELOGRANO</text:p>
          </table:table-cell>
          <table:table-cell table:style-name="ce39" office:value-type="string" calcext:value-type="string">
            <text:p>DANIELE PER PAGAMENTI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41-68553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EFFEGI FORNITURE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/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EFFEGI FORNITURE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477004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EFFEGI FORNITURE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/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C.AGR.GATTI S.S <text:s/>DI GATTI M.D.L. (MANTOV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76-86825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C.AGR.GATTI S.S <text:s/>DI GATTI M.D.L. (MANTOVA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376-86825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C.AGR.GATTI S.S <text:s/>DI GATTI M.D.L. (MANTOVA)</text:p>
          </table:table-cell>
          <table:table-cell table:style-name="ce39" office:value-type="string" calcext:value-type="string">
            <text:p>RESP.COMMERCIALE: GATTI LORIS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9-491886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C.AGR.GATTI S.S <text:s/>DI GATTI M.D.L. (MANTOVA)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gatti.indivie@alice.it" xlink:type="simple">gatti.indivie@alice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SOC.AGR.GATTI S.S <text:s/>DI GATTI M.D.L. (MANTOVA)</text:p>
          </table:table-cell>
          <table:table-cell table:style-name="ce39"/>
          <table:table-cell table:style-name="ce39" office:value-type="string" calcext:value-type="string">
            <text:p>PEC</text:p>
          </table:table-cell>
          <table:table-cell table:style-name="ce76" office:value-type="string" calcext:value-type="string">
            <text:p><text:a xlink:href="mailto:gattindivie@pec.coldiretti.it" xlink:type="simple">gattindivie@pec.coldiretti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CAF <text:s/>/ PATRONATO ISOLA DELLA SCALA</text:p>
          </table:table-cell>
          <table:table-cell table:style-name="ce39" office:value-type="string" calcext:value-type="string">
            <text:p>GIOVANNA (PER QUOTA 100 GIORGIO)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30254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ARTINELLI SUPERMERCATI</text:p>
          </table:table-cell>
          <table:table-cell table:style-name="ce39" office:value-type="string" calcext:value-type="string">
            <text:p>FATTURAZZIONE: CASSANDR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790219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BANCA VERONESE</text:p>
          </table:table-cell>
          <table:table-cell table:style-name="ce39" office:value-type="string" calcext:value-type="string">
            <text:p>GESTORE IMPRESE: MARCO BIASI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75308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BANCA VERONESE</text:p>
          </table:table-cell>
          <table:table-cell table:style-name="ce39" office:value-type="string" calcext:value-type="string">
            <text:p>GESTORE IMPRESE: MARCO BIASI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432826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BANCA VERONESE</text:p>
          </table:table-cell>
          <table:table-cell table:style-name="ce39" office:value-type="string" calcext:value-type="string">
            <text:p>GESTORE IMPRESE: MARCO BIASIA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mbiasia@bancaveronese.it" xlink:type="simple">mbiasia@bancaveronese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IR SERVICE (FOTO AEREE E PANORAMICHE)</text:p>
          </table:table-cell>
          <table:table-cell table:style-name="ce39" office:value-type="string" calcext:value-type="string">
            <text:p>AGENTE: SILVESTRIN DAR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93-825694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IR SERVICE (FOTO AEREE E PANORAMICHE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22-9756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IR SERVICE (FOTO AEREE E PANORAMICHE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22-9756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IR SERVICE (FOTO AEREE E PANORAMICHE)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info@air-service.net" xlink:type="simple">info@air-service.ne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BBASCIA’</text:p>
          </table:table-cell>
          <table:table-cell table:style-name="ce39" office:value-type="string" calcext:value-type="string">
            <text:p>PER PAGAMENTI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francesco@abbascia.it" xlink:type="simple">francesco@abbascia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CENTRO AFFILATURA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44-89660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UTOTRASPORTI PER PORRINI (AUTOTRASPORTI BEB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30-937365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UTOTRASPORTI PER PORRINI (AUTOTRASPORTI BEB)</text:p>
          </table:table-cell>
          <table:table-cell table:style-name="ce39" office:value-type="string" calcext:value-type="string">
            <text:p>ANDRE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990733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ELETTRAUTO ISOLA (DATO NUMERO GIAMPAOLO)</text:p>
          </table:table-cell>
          <table:table-cell table:style-name="ce39" office:value-type="string" calcext:value-type="string">
            <text:p>FIACCADOR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596115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Z.AGR.ROSARIO “GABRIELE”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532125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LA LUMINOSA (PER INSEGNA)</text:p>
          </table:table-cell>
          <table:table-cell table:style-name="ce39" office:value-type="string" calcext:value-type="string">
            <text:p>LUC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8-3813535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LA LUMINOSA (PER INSEGN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50915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LA LUMINOSA (PER INSEGNA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50915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LA LUMINOSA (PER INSEGNA)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luminosapubblicita@libero.it" xlink:type="simple">luminosapubblicita@libero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FOGGINI RUDY</text:p>
          </table:table-cell>
          <table:table-cell table:style-name="ce39" office:value-type="string" calcext:value-type="string">
            <text:p>OMBRETT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544094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FOGGINI RUDY</text:p>
          </table:table-cell>
          <table:table-cell table:style-name="ce39" office:value-type="string" calcext:value-type="string">
            <text:p>“LA GROLA”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Ù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GIANELLO MATTI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239275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ACULAN FRANC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137725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IVELLATO AUTO SRL (OFFICINA TOYOTA MACCHINA GIORGIO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319525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IVELLATO AUTO SRL (OFFICINA TOYOTA MACCHINA GIORGIO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319529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TRIVELLATO AUTO SRL (OFFICINA TOYOTA MACCHINA GIORGIO)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officina.veron@trivellato.it" xlink:type="simple">officina.veron@trivellato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PER PEDANE ROTTE GIANLUCA NOGARA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7-244222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MIOZZI GIOVANNI (EX SINDACO ISOLA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5-772080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UCCHINE – RAJA (STATALE PELLEGRINA DA LA ROBA AD AMBROSI)</text:p>
          </table:table-cell>
          <table:table-cell table:style-name="ce73" office:value-type="string" calcext:value-type="string">
            <text:p>- AGOSTO 2019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552844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UCCHINE – HARWINDER (CAMPI PELLEGRINA VICINO GABBIA) FA ANCHE MELANZANE</text:p>
          </table:table-cell>
          <table:table-cell table:style-name="ce39" office:value-type="string" calcext:value-type="string">
            <text:p>- AGOSTO 2019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8-568623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UCCHINE – MANJIT</text:p>
          </table:table-cell>
          <table:table-cell table:style-name="ce39" office:value-type="string" calcext:value-type="string">
            <text:p>- AGOSTO 2019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4-7822103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ZUCCHINE – ROSIGNOLI GIOVANNI (CASTELBELFORTE SENZA FURGONE)</text:p>
          </table:table-cell>
          <table:table-cell table:style-name="ce39" office:value-type="string" calcext:value-type="string">
            <text:p>- AGOSTO 2019 // SIA CHIARE (RIGAS) CHE SCURE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8-8246638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DEGASPERIS EMILIO (RADICCHIO FUCINO)</text:p>
          </table:table-cell>
          <table:table-cell table:style-name="ce39" office:value-type="string" calcext:value-type="string">
            <text:p>EMIL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961775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DEGASPERIS EMILIO (RADICCHIO FUCINO)</text:p>
          </table:table-cell>
          <table:table-cell table:style-name="ce39" office:value-type="string" calcext:value-type="string">
            <text:p>MAGAZZIN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863-1858204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DEGASPERIS EMILIO (RADICCHIO FUCINO)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e.degasperis@libero.it" xlink:type="simple">e.degasperis@libero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BRENNTAG – ILARIA DARDI</text:p>
          </table:table-cell>
          <table:table-cell table:style-name="ce39" office:value-type="string" calcext:value-type="string">
            <text:p>ACQUA DISTILLATA ADBLUE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2-48333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SOLAR</text:p>
          </table:table-cell>
          <table:table-cell table:style-name="ce39" office:value-type="string" calcext:value-type="string">
            <text:p>UFFICIO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61-402209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SOLAR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info@unisolargroup.com" xlink:type="simple">info@unisolargroup.com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UNISOLAR</text:p>
          </table:table-cell>
          <table:table-cell table:style-name="ce39"/>
          <table:table-cell table:style-name="ce39" office:value-type="string" calcext:value-type="string">
            <text:p>WEB</text:p>
          </table:table-cell>
          <table:table-cell table:style-name="ce76" office:value-type="string" calcext:value-type="string">
            <text:p><text:a xlink:href="http://www.unisolargroup.com/" xlink:type="simple">www.unisolargroup.com</text:a></text:p>
          </table:table-cell>
          <table:table-cell table:style-name="ce39" table:number-columns-repeated="60"/>
          <table:table-cell table:number-columns-repeated="960"/>
        </table:table-row>
        <table:table-row table:style-name="ro3">
          <table:table-cell table:style-name="ce39" office:value-type="string" calcext:value-type="string">
            <text:p>BISSOLI ANTONELLA</text:p>
          </table:table-cell>
          <table:table-cell table:style-name="ce39" office:value-type="string" calcext:value-type="string">
            <text:p>10 CAMPI DIETRO LAVAGGIO (DI CUI 3 INDUSTIALI)</text:p>
            <text:p>5 DI FRONTE A SIERR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4193550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DE GASPERIAS EMILIO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33-961775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DE GASPERIAS EMILIO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e.degasperis@libero.it <text:s text:c="2"/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DE GASPERIAS EMILIO</text:p>
          </table:table-cell>
          <table:table-cell table:style-name="ce39" office:value-type="string" calcext:value-type="string">
            <text:p>FIGLIA PER FATTURE – MARIA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66-4699767</text:p>
          </table:table-cell>
          <table:table-cell table:style-name="ce39" table:number-columns-repeated="60"/>
          <table:table-cell table:number-columns-repeated="960"/>
        </table:table-row>
        <table:table-row table:style-name="ro4">
          <table:table-cell table:style-name="ce39" office:value-type="string" calcext:value-type="string">
            <text:p>EUROFRUT SPA (BOLOGNA)</text:p>
          </table:table-cell>
          <table:table-cell table:style-name="ce39" office:value-type="string" calcext:value-type="string">
            <text:p>PIATTAFORMA CHE SERVE SUPERMERCATI</text:p>
            <text:p>AVUTO NUMERO DA BENAZZI PER ZUCCHE</text:p>
            <text:p>DAVIDE BONORA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51-2861326</text:p>
          </table:table-cell>
          <table:table-cell table:style-name="ce39" table:number-columns-repeated="60"/>
          <table:table-cell table:number-columns-repeated="960"/>
        </table:table-row>
        <table:table-row table:style-name="ro4">
          <table:table-cell table:style-name="ce39" office:value-type="string" calcext:value-type="string">
            <text:p>PADOVANI ROBERTO</text:p>
          </table:table-cell>
          <table:table-cell table:style-name="ce39" office:value-type="string" calcext:value-type="string">
            <text:p>BADIA POLESINE</text:p>
            <text:p>(CI HA DATO IL NUMERO BASSANI PERCHE’ </text:p>
            <text:p>PUO ESSERE INTERESSATO AL VR GIUGNO 2020)</text:p>
          </table:table-cell>
          <table:table-cell table:style-name="ce39" office:value-type="string" calcext:value-type="string">
            <text:p>CELL</text:p>
          </table:table-cell>
          <table:table-cell table:style-name="ce89" office:value-type="string" calcext:value-type="string">
            <text:p>335-693151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CONDOMINIO MANZONI – DTT.PAGLIARO</text:p>
          </table:table-cell>
          <table:table-cell table:style-name="ce39" office:value-type="string" calcext:value-type="string">
            <text:p>AMMINISTRATORE CONDOMINIO GIORGIO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9-6541367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table:number-columns-repeated="3"/>
          <table:table-cell table:style-name="ce76"/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BRT – CORRIERE BRTOLINI</text:p>
          </table:table-cell>
          <table:table-cell table:style-name="ce39" office:value-type="string" calcext:value-type="string">
            <text:p>NS.COD.CLIENTE: 0438888</text:p>
          </table:table-cell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info043@brt.it" xlink:type="simple">info043@brt.it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BRT – CORRIERE BRTOLINI</text:p>
          </table:table-cell>
          <table:table-cell table:style-name="ce39" office:value-type="string" calcext:value-type="string">
            <text:p>NS.COD.CLIENTE: 0438888</text:p>
          </table:table-cell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5-895011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BRT – CORRIERE BRTOLINI</text:p>
          </table:table-cell>
          <table:table-cell table:style-name="ce39" office:value-type="string" calcext:value-type="string">
            <text:p>NS.COD.CLIENTE: 0438888</text:p>
          </table:table-cell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5-54811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GOFRUTTA SAS (POSTEGGIO PADOVA)</text:p>
          </table:table-cell>
          <table:table-cell table:style-name="ce39"/>
          <table:table-cell table:style-name="ce39" office:value-type="string" calcext:value-type="string">
            <text:p>TEL</text:p>
          </table:table-cell>
          <table:table-cell table:style-name="ce76" office:value-type="string" calcext:value-type="string">
            <text:p>049-870303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GOFRUTTA SAS (POSTEGGIO PADOVA)</text:p>
          </table:table-cell>
          <table:table-cell table:style-name="ce39"/>
          <table:table-cell table:style-name="ce39" office:value-type="string" calcext:value-type="string">
            <text:p>FAX</text:p>
          </table:table-cell>
          <table:table-cell table:style-name="ce76" office:value-type="string" calcext:value-type="string">
            <text:p>049-8703031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GOFRUTTA SAS (POSTEGGIO PADOVA)</text:p>
          </table:table-cell>
          <table:table-cell table:style-name="ce39"/>
          <table:table-cell table:style-name="ce39" office:value-type="string" calcext:value-type="string">
            <text:p>MAIL</text:p>
          </table:table-cell>
          <table:table-cell table:style-name="ce76" office:value-type="string" calcext:value-type="string">
            <text:p><text:a xlink:href="mailto:agofrutta@gmail.com" xlink:type="simple">agofrutta@gmail.com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GOFRUTTA SAS (POSTEGGIO PADOVA)</text:p>
          </table:table-cell>
          <table:table-cell table:style-name="ce39"/>
          <table:table-cell table:style-name="ce39" office:value-type="string" calcext:value-type="string">
            <text:p>PEC</text:p>
          </table:table-cell>
          <table:table-cell table:style-name="ce76" office:value-type="string" calcext:value-type="string">
            <text:p><text:a xlink:href="mailto:agofruttasas@legalmail.com" xlink:type="simple">agofruttasas@legalmail.com</text:a>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GOFRUTTA SAS (POSTEGGIO PADOVA)</text:p>
          </table:table-cell>
          <table:table-cell table:style-name="ce39" table:number-columns-repeated="2"/>
          <table:table-cell table:style-name="ce76"/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DRIANO (PER BANCALI)</text:p>
          </table:table-cell>
          <table:table-cell table:style-name="ce39" office:value-type="string" calcext:value-type="string">
            <text:p>RITIRA QUELLI ROTTI E SE SERVE HA QUELLI NUOV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89-9732406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BONFANTI GIANFRANCO (TIZIO DI PARMA: ATTENZIONE NON PAGATORE)</text:p>
          </table:table-cell>
          <table:table-cell table:style-name="ce39"/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27-2882302</text:p>
          </table:table-cell>
          <table:table-cell table:style-name="ce39" table:number-columns-repeated="60"/>
          <table:table-cell table:number-columns-repeated="960"/>
        </table:table-row>
        <table:table-row table:style-name="ro1">
          <table:table-cell table:style-name="ce39" office:value-type="string" calcext:value-type="string">
            <text:p>ARIO (ETICHETTE E RIBBON)</text:p>
          </table:table-cell>
          <table:table-cell table:style-name="ce39" office:value-type="string" calcext:value-type="string">
            <text:p>LUCA SCANAVI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340-5052524</text:p>
          </table:table-cell>
          <table:table-cell table:style-name="ce39" table:number-columns-repeated="60"/>
          <table:table-cell table:number-columns-repeated="960"/>
        </table:table-row>
        <table:table-row table:style-name="ro5">
          <table:table-cell table:style-name="ce39" office:value-type="string" calcext:value-type="string">
            <text:p>ARIO (ETICHETTE E RIBBON)</text:p>
          </table:table-cell>
          <table:table-cell table:style-name="ce39" office:value-type="string" calcext:value-type="string">
            <text:p>LUCA SCANAVINI</text:p>
          </table:table-cell>
          <table:table-cell table:style-name="ce39" office:value-type="string" calcext:value-type="string">
            <text:p>CELL</text:p>
          </table:table-cell>
          <table:table-cell table:style-name="ce76" office:value-type="string" calcext:value-type="string">
            <text:p><text:a xlink:href="mailto:luca.r.scanavini@gmail.com" xlink:type="simple">luca.r.scanavini@gmail.com</text:a></text:p>
          </table:table-cell>
          <table:table-cell table:style-name="ce39" table:number-columns-repeated="60"/>
          <table:table-cell table:number-columns-repeated="960"/>
        </table:table-row>
        <table:table-row table:style-name="ro1" table:number-rows-repeated="29929">
          <table:table-cell table:style-name="ce39" table:number-columns-repeated="3"/>
          <table:table-cell table:style-name="ce76"/>
          <table:table-cell table:style-name="ce39" table:number-columns-repeated="60"/>
          <table:table-cell table:number-columns-repeated="960"/>
        </table:table-row>
        <table:table-row table:style-name="ro1" table:number-rows-repeated="1016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table table:name="BBASCI" table:style-name="ta4">
        <table:table-column table:style-name="co7" table:default-cell-style-name="Default"/>
        <table:table-row table:style-name="ro6">
          <table:table-cell/>
        </table:table-row>
      </table:table>
      <table:named-expressions>
        <table:named-range table:name="Excel_BuiltIn_Print_Area_1" table:base-cell-address="$Foglio1.$A$1" table:cell-range-address="$Foglio1.$A$3:.$D$1189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1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  </number:text>
    </number:number-style>
    <number:number-style style:name="N10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7P0"/>
    </number:number-style>
    <number:number-style style:name="N109P0" style:volatile="true">
      <number:number number:decimal-places="2" loext:min-decimal-places="2" number:min-integer-digits="1" number:grouping="true"/>
      <number:text>   </number:text>
    </number:number-style>
    <number:number-style style:name="N10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3P0" style:volatile="true">
      <number:text>€ </number:text>
      <number:number number:decimal-places="0" loext:min-decimal-places="0" number:min-integer-digits="1" number:grouping="true"/>
    </number:number-style>
    <number:number-style style:name="N113">
      <number:text>-€ 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loext:min-decimal-places="2" number:min-integer-digits="1" number:grouping="true"/>
    </number:number-style>
    <number:number-style style:name="N115">
      <number:text>-€ 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number:text> €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number:text> € 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text>L. </number:text>
      <number:number number:decimal-places="0" loext:min-decimal-places="0" number:min-integer-digits="1" number:grouping="true"/>
    </number:number-style>
    <number:number-style style:name="N133">
      <number:text>-L. 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5P0" style:volatile="true">
      <number:text>L. </number:text>
      <number:number number:decimal-places="2" loext:min-decimal-places="2" number:min-integer-digits="1" number:grouping="true"/>
    </number:number-style>
    <number:number-style style:name="N135">
      <number:text>-L. 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number:text> L. </number:text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-L. 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number:text> L.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L. 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L. 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L. 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Sì</number:text>
    </number:number-style>
    <number:number-style style:name="N145P1" style:volatile="true">
      <number:text>Sì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Vero</number:text>
    </number:number-style>
    <number:number-style style:name="N147P1" style:volatile="true">
      <number:text>Vero</number:text>
    </number:number-style>
    <number:number-style style:name="N147">
      <number:text>Fals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Attivo</number:text>
    </number:number-style>
    <number:number-style style:name="N149P1" style:volatile="true">
      <number:text>Attivo</number:text>
    </number:number-style>
    <number:number-style style:name="N149">
      <number:text>Disattivo</number:text>
      <style:map style:condition="value()&gt;0" style:apply-style-name="N149P0"/>
      <style:map style:condition="value()&lt;0" style:apply-style-name="N149P1"/>
    </number:number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fo:background-color="transparent" style:print-page-order="ttb" style:first-page-number="continue" loext:scale-to-X="1" loext:scale-to-Y="3" style:writing-mode="lr-tb" style:print="charts drawings grid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08:59:11.94649069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<text:s/>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<text:s/>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6-08-22T11:19:42</meta:creation-date>
    <dc:date>2021-03-05T15:52:49.943729977</dc:date>
    <meta:editing-cycles>560</meta:editing-cycles>
    <meta:editing-duration>P14DT15H24M25S</meta:editing-duration>
    <meta:document-statistic meta:table-count="4" meta:cell-count="7972" meta:object-count="0"/>
    <meta:user-defined meta:name="Info 1"/>
    <meta:user-defined meta:name="Info 2"/>
    <meta:user-defined meta:name="Info 3"/>
    <meta:user-defined meta:name="Info 4"/>
  </office:meta>
</office:document-meta>
</file>